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3.159cm"/>
    </style:style>
    <style:style style:name="co1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ff38"/>
      <style:text-properties fo:color="#bf0041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dee6ef"/>
      <style:text-properties style:use-window-font-color="true"/>
    </style:style>
    <style:style style:name="ce45" style:family="table-cell" style:parent-style-name="Default" style:data-style-name="N11"/>
    <style:style style:name="ce4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unión 36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INTENSIDAD</text:p>
          </table:table-cell>
          <table:covered-table-cell table:style-name="ce9"/>
          <table:covered-table-cell table:number-columns-repeated="5" table:style-name="Default"/>
          <table:table-cell/>
          <table:table-cell table:style-name="ce21" office:value-type="string" calcext:value-type="string" table:number-columns-spanned="4" table:number-rows-spanned="1">
            <text:p>INTENSIDAD</text:p>
          </table:table-cell>
          <table:covered-table-cell table:style-name="ce21"/>
          <table:covered-table-cell table:number-columns-repeated="2" table:style-name="ce1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M_TI</text:p>
          </table:table-cell>
          <table:table-cell table:style-name="ce6" office:value-type="string" calcext:value-type="string">
            <text:p>PM_LI</text:p>
          </table:table-cell>
          <table:table-cell table:style-name="ce6" office:value-type="string" calcext:value-type="string">
            <text:p>PM_TE</text:p>
          </table:table-cell>
          <table:table-cell table:style-name="ce6" office:value-type="string" calcext:value-type="string">
            <text:p>PM_LE</text:p>
          </table:table-cell>
          <table:table-cell table:style-name="ce6" office:value-type="string" calcext:value-type="string">
            <text:p>PM_NN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8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4187" calcext:value-type="float">
            <text:p>-4187</text:p>
          </table:table-cell>
          <table:table-cell office:value-type="float" office:value="-7290" calcext:value-type="float">
            <text:p>-7290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8452" calcext:value-type="float">
            <text:p>8452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8452" calcext:value-type="float">
            <text:p>8452</text:p>
          </table:table-cell>
          <table:table-cell office:value-type="float" office:value="6686" calcext:value-type="float">
            <text:p>668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table:style-name="ce2" office:value-type="string" calcext:value-type="string">
            <text:p>2146.2</text:p>
          </table:table-cell>
          <table:table-cell table:style-name="ce2" office:value-type="string" calcext:value-type="string">
            <text:p>1547.53</text:p>
          </table:table-cell>
          <table:table-cell table:style-name="ce2" office:value-type="string" calcext:value-type="string">
            <text:p>1909.47</text:p>
          </table:table-cell>
          <table:table-cell table:style-name="ce2" office:value-type="string" calcext:value-type="string">
            <text:p>1346.65</text:p>
          </table:table-cell>
          <table:table-cell table:style-name="ce2" office:value-type="string" calcext:value-type="string">
            <text:p>910.84</text:p>
          </table:table-cell>
          <table:table-cell table:style-name="ce2" office:value-type="string" calcext:value-type="string">
            <text:p>1294.3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1294.3</text:p>
          </table:table-cell>
          <table:table-cell table:number-columns-repeated="2" office:value-type="string" calcext:value-type="string">
            <text:p>-0.0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table:style-name="ce2" office:value-type="string" calcext:value-type="string">
            <text:p>3029414.27</text:p>
          </table:table-cell>
          <table:table-cell table:style-name="ce2" office:value-type="string" calcext:value-type="string">
            <text:p>2216154.83</text:p>
          </table:table-cell>
          <table:table-cell table:style-name="ce2" office:value-type="string" calcext:value-type="string">
            <text:p>2091666.91</text:p>
          </table:table-cell>
          <table:table-cell table:style-name="ce2" office:value-type="string" calcext:value-type="string">
            <text:p>1304222.81</text:p>
          </table:table-cell>
          <table:table-cell table:style-name="ce2" office:value-type="string" calcext:value-type="string">
            <text:p>825502.78</text:p>
          </table:table-cell>
          <table:table-cell table:style-name="ce2" office:value-type="string" calcext:value-type="string">
            <text:p>1665979.6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1665979.62</text:p>
          </table:table-cell>
          <table:table-cell office:value-type="string" calcext:value-type="string">
            <text:p>897070.71</text:p>
          </table:table-cell>
          <table:table-cell office:value-type="string" calcext:value-type="string">
            <text:p>151967.8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table:style-name="ce2" office:value-type="string" calcext:value-type="string">
            <text:p>1740.52</text:p>
          </table:table-cell>
          <table:table-cell table:style-name="ce2" office:value-type="string" calcext:value-type="string">
            <text:p>1488.68</text:p>
          </table:table-cell>
          <table:table-cell table:style-name="ce2" office:value-type="string" calcext:value-type="string">
            <text:p>1446.26</text:p>
          </table:table-cell>
          <table:table-cell table:style-name="ce2" office:value-type="string" calcext:value-type="string">
            <text:p>1142.03</text:p>
          </table:table-cell>
          <table:table-cell table:style-name="ce2" office:value-type="string" calcext:value-type="string">
            <text:p>908.57</text:p>
          </table:table-cell>
          <table:table-cell table:style-name="ce2" office:value-type="string" calcext:value-type="string">
            <text:p>1290.7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290.73</text:p>
          </table:table-cell>
          <table:table-cell office:value-type="string" calcext:value-type="string">
            <text:p>947.14</text:p>
          </table:table-cell>
          <table:table-cell office:value-type="string" calcext:value-type="string">
            <text:p>389.8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OCUPACION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OCUPACION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64.8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0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18.11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CARGA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CARGA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6.22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935.39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763.88</text:p>
          </table:table-cell>
          <table:table-cell office:value-type="string" calcext:value-type="string">
            <text:p>796.38</text:p>
          </table:table-cell>
          <table:table-cell office:value-type="string" calcext:value-type="string">
            <text:p>604.76</text:p>
          </table:table-cell>
          <table:table-cell office:value-type="string" calcext:value-type="string">
            <text:p>720.0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717.54</text:p>
          </table:table-cell>
          <table:table-cell office:value-type="string" calcext:value-type="string">
            <text:p>300.83</text:p>
          </table:table-cell>
          <table:table-cell office:value-type="string" calcext:value-type="string">
            <text:p>80.74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VELOCIDAD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VELOCIDAD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-2" calcext:value-type="float">
            <text:p>-2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0.11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24</text:p>
          </table:table-cell>
          <table:table-cell office:value-type="string" calcext:value-type="string">
            <text:p>69.59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262.17</text:p>
          </table:table-cell>
          <table:table-cell office:value-type="string" calcext:value-type="string">
            <text:p>259.05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290.41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80.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384.63</text:p>
          </table:table-cell>
          <table:table-cell office:value-type="string" calcext:value-type="string">
            <text:p>311.41</text:p>
          </table:table-cell>
          <table:table-cell office:value-type="string" calcext:value-type="string">
            <text:p>85.53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6.19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9.2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Velocidad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1</text:p>
          </table:table-cell>
          <table:table-cell table:style-name="Default" office:value-type="float" office:value="12784" calcext:value-type="float">
            <text:p>12784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5812" calcext:value-type="float">
            <text:p>5812</text:p>
          </table:table-cell>
          <table:table-cell table:style-name="Default" office:value-type="float" office:value="5728" calcext:value-type="float">
            <text:p>572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2</text:p>
          </table:table-cell>
          <table:table-cell table:style-name="Default" office:value-type="float" office:value="12792" calcext:value-type="float">
            <text:p>12792</text:p>
          </table:table-cell>
          <table:table-cell table:style-name="Default" office:value-type="float" office:value="3876" calcext:value-type="float">
            <text:p>3876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5848" calcext:value-type="float">
            <text:p>584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3</text:p>
          </table:table-cell>
          <table:table-cell table:style-name="Default" office:value-type="float" office:value="15152" calcext:value-type="float">
            <text:p>15152</text:p>
          </table:table-cell>
          <table:table-cell table:style-name="Default" office:value-type="float" office:value="4648" calcext:value-type="float">
            <text:p>4648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764" calcext:value-type="float">
            <text:p>776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4</text:p>
          </table:table-cell>
          <table:table-cell table:style-name="Default" office:value-type="float" office:value="15724" calcext:value-type="float">
            <text:p>15724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7528" calcext:value-type="float">
            <text:p>7528</text:p>
          </table:table-cell>
          <table:table-cell table:style-name="Default" office:value-type="float" office:value="7896" calcext:value-type="float">
            <text:p>7896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group</text:p>
          </table:table-cell>
          <table:table-cell table:style-name="Default" office:value-type="float" office:value="6720" calcext:value-type="float">
            <text:p>6720</text:p>
          </table:table-cell>
          <table:table-cell table:style-name="Default" office:value-type="float" office:value="2887" calcext:value-type="float">
            <text:p>2887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4023" calcext:value-type="float">
            <text:p>4023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sensor</text:p>
          </table:table-cell>
          <table:table-cell table:style-name="Default" office:value-type="float" office:value="12587" calcext:value-type="float">
            <text:p>12587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7069" calcext:value-type="float">
            <text:p>7069</text:p>
          </table:table-cell>
          <table:table-cell table:style-name="Default" office:value-type="float" office:value="9614" calcext:value-type="float">
            <text:p>961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eunión 37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INTENSIDAD *****************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4" table:number-rows-spanned="1">
            <text:p>********** Referencia + Factor **********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string" calcext:value-type="string">
            <text:p>Promedio Ref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Me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15415" calcext:value-type="float">
            <text:p>15415</text:p>
          </table:table-cell>
          <table:table-cell office:value-type="string" calcext:value-type="string">
            <text:p>Intensidad</text:p>
          </table:table-cell>
          <table:table-cell office:value-type="float" office:value="15738" calcext:value-type="float">
            <text:p>15738</text:p>
          </table:table-cell>
          <table:table-cell office:value-type="float" office:value="15705" calcext:value-type="float">
            <text:p>1570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4612" calcext:value-type="float">
            <text:p>4612</text:p>
          </table:table-cell>
          <table:table-cell office:value-type="string" calcext:value-type="string">
            <text:p>Ocupacion</text:p>
          </table:table-cell>
          <table:table-cell office:value-type="float" office:value="4980" calcext:value-type="float">
            <text:p>498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7507" calcext:value-type="float">
            <text:p>7507</text:p>
          </table:table-cell>
          <table:table-cell office:value-type="string" calcext:value-type="string">
            <text:p>Carga</text:p>
          </table:table-cell>
          <table:table-cell office:value-type="float" office:value="8160" calcext:value-type="float">
            <text:p>816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OCUPACIÓN *****************</text:p>
          </table:table-cell>
          <table:covered-table-cell table:number-columns-repeated="4"/>
          <table:table-cell/>
          <table:table-cell table:style-name="ce11" office:value-type="float" office:value="7336" calcext:value-type="float">
            <text:p>7336</text:p>
          </table:table-cell>
          <table:table-cell office:value-type="string" calcext:value-type="string">
            <text:p>Velocidad</text:p>
          </table:table-cell>
          <table:table-cell office:value-type="float" office:value="9157" calcext:value-type="float">
            <text:p>9157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2" calcext:value-type="float">
            <text:p>2</text:p>
          </table:table-cell>
          <table:table-cell office:value-type="float" office:value="4610" calcext:value-type="float">
            <text:p>4610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98" calcext:value-type="float">
            <text:p>98</text:p>
          </table:table-cell>
          <table:table-cell office:value-type="float" office:value="3690" calcext:value-type="float">
            <text:p>3690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[KB]</text:p>
          </table:table-cell>
          <table:table-cell table:number-columns-repeated="3"/>
          <table:table-cell office:value-type="string" calcext:value-type="string">
            <text:p>Raiz +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00" calcext:value-type="float">
            <text:p>100</text:p>
          </table:table-cell>
          <table:table-cell office:value-type="float" office:value="3817" calcext:value-type="float">
            <text:p>38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Intensidad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CARGA *****************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Ocupacion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67" calcext:value-type="float">
            <text:p>167</text:p>
          </table:table-cell>
          <table:table-cell office:value-type="float" office:value="5592" calcext:value-type="float">
            <text:p>5592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Velocidad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3" calcext:value-type="float">
            <text:p>3</text:p>
          </table:table-cell>
          <table:table-cell office:value-type="float" office:value="7495" calcext:value-type="float">
            <text:p>7495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66" calcext:value-type="float">
            <text:p>166</text:p>
          </table:table-cell>
          <table:table-cell office:value-type="float" office:value="5806" calcext:value-type="float">
            <text:p>5806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VELOCIDAD *****************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98" calcext:value-type="float">
            <text:p>198</text:p>
          </table:table-cell>
          <table:table-cell office:value-type="float" office:value="5058" calcext:value-type="float">
            <text:p>5058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97" calcext:value-type="float">
            <text:p>197</text:p>
          </table:table-cell>
          <table:table-cell office:value-type="float" office:value="5336" calcext:value-type="float">
            <text:p>533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paración por grupo según distancia euclíd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Intensidad</text:p>
          </table:table-cell>
          <table:table-cell office:value-type="float" office:value="15703" calcext:value-type="float">
            <text:p>15703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ructura: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.Cod.Sec.: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.Cod.Sec.TI: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Vector:</text:p>
          </table:table-cell>
          <table:table-cell office:value-type="float" office:value="12273" calcext:value-type="float">
            <text:p>12273</text:p>
          </table:table-cell>
          <table:table-cell office:value-type="string" calcext:value-type="string">
            <text:p>[Kbytes].</text:p>
          </table:table-cell>
          <table:table-cell/>
        </table:table-row>
      </table:table>
      <table:table table:name="R.37 - EXTRAS intensidad" table:style-name="ta1">
        <table:table-column table:style-name="co1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Á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string" calcext:value-type="string">
            <text:p>[0,1199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0,271]</text:p>
          </table:table-cell>
          <table:table-cell office:value-type="string" calcext:value-type="string">
            <text:p>[0,1192]</text:p>
          </table:table-cell>
          <table:table-cell office:value-type="string" calcext:value-type="string">
            <text:p>[-136,92]</text:p>
          </table:table-cell>
          <table:table-cell office:value-type="string" calcext:value-type="string">
            <text:p>[-136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[0,1951]</text:p>
          </table:table-cell>
          <table:table-cell office:value-type="string" calcext:value-type="string">
            <text:p>[0,1944]</text:p>
          </table:table-cell>
          <table:table-cell office:value-type="string" calcext:value-type="string">
            <text:p>[0,1259]</text:p>
          </table:table-cell>
          <table:table-cell office:value-type="string" calcext:value-type="string">
            <text:p>[-976,972]</text:p>
          </table:table-cell>
          <table:table-cell office:value-type="string" calcext:value-type="string">
            <text:p>[-969,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642]</text:p>
          </table:table-cell>
          <table:table-cell office:value-type="string" calcext:value-type="string">
            <text:p>[0,2456]</text:p>
          </table:table-cell>
          <table:table-cell office:value-type="string" calcext:value-type="string">
            <text:p>[0,1464]</text:p>
          </table:table-cell>
          <table:table-cell office:value-type="string" calcext:value-type="string">
            <text:p>[-980,1321]</text:p>
          </table:table-cell>
          <table:table-cell office:value-type="string" calcext:value-type="string">
            <text:p>[-1068,1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9]</text:p>
          </table:table-cell>
          <table:table-cell office:value-type="string" calcext:value-type="string">
            <text:p>[0,2721]</text:p>
          </table:table-cell>
          <table:table-cell office:value-type="string" calcext:value-type="string">
            <text:p>[0,1064]</text:p>
          </table:table-cell>
          <table:table-cell office:value-type="string" calcext:value-type="string">
            <text:p>[-1025,884]</text:p>
          </table:table-cell>
          <table:table-cell office:value-type="string" calcext:value-type="string">
            <text:p>[-1361,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97]</text:p>
          </table:table-cell>
          <table:table-cell office:value-type="string" calcext:value-type="string">
            <text:p>[0,2450]</text:p>
          </table:table-cell>
          <table:table-cell office:value-type="string" calcext:value-type="string">
            <text:p>[0,1256]</text:p>
          </table:table-cell>
          <table:table-cell office:value-type="string" calcext:value-type="string">
            <text:p>[-1049,904]</text:p>
          </table:table-cell>
          <table:table-cell office:value-type="string" calcext:value-type="string">
            <text:p>[-960,1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862]</text:p>
          </table:table-cell>
          <table:table-cell office:value-type="string" calcext:value-type="string">
            <text:p>[0,2504]</text:p>
          </table:table-cell>
          <table:table-cell office:value-type="string" calcext:value-type="string">
            <text:p>[0,1653]</text:p>
          </table:table-cell>
          <table:table-cell office:value-type="string" calcext:value-type="string">
            <text:p>[-879,1431]</text:p>
          </table:table-cell>
          <table:table-cell office:value-type="string" calcext:value-type="string">
            <text:p>[-1080,1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1976]</text:p>
          </table:table-cell>
          <table:table-cell office:value-type="string" calcext:value-type="string">
            <text:p>[0,2773]</text:p>
          </table:table-cell>
          <table:table-cell office:value-type="string" calcext:value-type="string">
            <text:p>[0,1376]</text:p>
          </table:table-cell>
          <table:table-cell office:value-type="string" calcext:value-type="string">
            <text:p>[-930,988]</text:p>
          </table:table-cell>
          <table:table-cell office:value-type="string" calcext:value-type="string">
            <text:p>[-1387,1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152]</text:p>
          </table:table-cell>
          <table:table-cell office:value-type="string" calcext:value-type="string">
            <text:p>[0,2159]</text:p>
          </table:table-cell>
          <table:table-cell office:value-type="string" calcext:value-type="string">
            <text:p>[0,1684]</text:p>
          </table:table-cell>
          <table:table-cell office:value-type="string" calcext:value-type="string">
            <text:p>[-885,1076]</text:p>
          </table:table-cell>
          <table:table-cell office:value-type="string" calcext:value-type="string">
            <text:p>[-1080,1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0]</text:p>
          </table:table-cell>
          <table:table-cell office:value-type="string" calcext:value-type="string">
            <text:p>[0,2855]</text:p>
          </table:table-cell>
          <table:table-cell office:value-type="string" calcext:value-type="string">
            <text:p>[0,1416]</text:p>
          </table:table-cell>
          <table:table-cell office:value-type="string" calcext:value-type="string">
            <text:p>[-884,1020]</text:p>
          </table:table-cell>
          <table:table-cell office:value-type="string" calcext:value-type="string">
            <text:p>[-1428,1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ENO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string" calcext:value-type="string">
            <text:p>[0,8105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0,16448]</text:p>
          </table:table-cell>
          <table:table-cell office:value-type="string" calcext:value-type="string">
            <text:p>[0,8452]</text:p>
          </table:table-cell>
          <table:table-cell office:value-type="string" calcext:value-type="string">
            <text:p>[-7333,8224]</text:p>
          </table:table-cell>
          <table:table-cell office:value-type="string" calcext:value-type="string">
            <text:p>[-7333,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665]</text:p>
          </table:table-cell>
          <table:table-cell office:value-type="string" calcext:value-type="string">
            <text:p>[0,13016]</text:p>
          </table:table-cell>
          <table:table-cell office:value-type="string" calcext:value-type="string">
            <text:p>[0,6888]</text:p>
          </table:table-cell>
          <table:table-cell office:value-type="string" calcext:value-type="string">
            <text:p>[-7333,6846]</text:p>
          </table:table-cell>
          <table:table-cell office:value-type="string" calcext:value-type="string">
            <text:p>[-4946,6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6103]</text:p>
          </table:table-cell>
          <table:table-cell office:value-type="string" calcext:value-type="string">
            <text:p>[0,13647]</text:p>
          </table:table-cell>
          <table:table-cell office:value-type="string" calcext:value-type="string">
            <text:p>[0,7263]</text:p>
          </table:table-cell>
          <table:table-cell office:value-type="string" calcext:value-type="string">
            <text:p>[-8052,7180]</text:p>
          </table:table-cell>
          <table:table-cell office:value-type="string" calcext:value-type="string">
            <text:p>[-6824,6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623]</text:p>
          </table:table-cell>
          <table:table-cell office:value-type="string" calcext:value-type="string">
            <text:p>[0,14192]</text:p>
          </table:table-cell>
          <table:table-cell office:value-type="string" calcext:value-type="string">
            <text:p>[0,7135]</text:p>
          </table:table-cell>
          <table:table-cell office:value-type="string" calcext:value-type="string">
            <text:p>[-7812,7009]</text:p>
          </table:table-cell>
          <table:table-cell office:value-type="string" calcext:value-type="string">
            <text:p>[-6960,7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3856]</text:p>
          </table:table-cell>
          <table:table-cell office:value-type="string" calcext:value-type="string">
            <text:p>[0,12127]</text:p>
          </table:table-cell>
          <table:table-cell office:value-type="string" calcext:value-type="string">
            <text:p>[0,7016]</text:p>
          </table:table-cell>
          <table:table-cell office:value-type="string" calcext:value-type="string">
            <text:p>[-6407,6928]</text:p>
          </table:table-cell>
          <table:table-cell office:value-type="string" calcext:value-type="string">
            <text:p>[-6064,60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983]</text:p>
          </table:table-cell>
          <table:table-cell office:value-type="string" calcext:value-type="string">
            <text:p>[0,12365]</text:p>
          </table:table-cell>
          <table:table-cell office:value-type="string" calcext:value-type="string">
            <text:p>[0,6168]</text:p>
          </table:table-cell>
          <table:table-cell office:value-type="string" calcext:value-type="string">
            <text:p>[-7992,6148]</text:p>
          </table:table-cell>
          <table:table-cell office:value-type="string" calcext:value-type="string">
            <text:p>[-6183,5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827]</text:p>
          </table:table-cell>
          <table:table-cell office:value-type="string" calcext:value-type="string">
            <text:p>[0,12448]</text:p>
          </table:table-cell>
          <table:table-cell office:value-type="string" calcext:value-type="string">
            <text:p>[0,6600]</text:p>
          </table:table-cell>
          <table:table-cell office:value-type="string" calcext:value-type="string">
            <text:p>[-7914,6452]</text:p>
          </table:table-cell>
          <table:table-cell office:value-type="string" calcext:value-type="string">
            <text:p>[-6168,6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045]</text:p>
          </table:table-cell>
          <table:table-cell office:value-type="string" calcext:value-type="string">
            <text:p>[0,11824]</text:p>
          </table:table-cell>
          <table:table-cell office:value-type="string" calcext:value-type="string">
            <text:p>[0,6116]</text:p>
          </table:table-cell>
          <table:table-cell office:value-type="string" calcext:value-type="string">
            <text:p>[-7023,6071]</text:p>
          </table:table-cell>
          <table:table-cell office:value-type="string" calcext:value-type="string">
            <text:p>[-5836,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455]</text:p>
          </table:table-cell>
          <table:table-cell office:value-type="string" calcext:value-type="string">
            <text:p>[0,11752]</text:p>
          </table:table-cell>
          <table:table-cell office:value-type="string" calcext:value-type="string">
            <text:p>[0,6184]</text:p>
          </table:table-cell>
          <table:table-cell office:value-type="string" calcext:value-type="string">
            <text:p>[-7728,6108]</text:p>
          </table:table-cell>
          <table:table-cell office:value-type="string" calcext:value-type="string">
            <text:p>[-5696,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65697" calcext:value-type="float">
            <text:p>65697</text:p>
          </table:table-cell>
          <table:table-cell table:number-columns-repeated="3" office:value-type="float" office:value="76241" calcext:value-type="float">
            <text:p>76241</text:p>
          </table:table-cell>
          <table:table-cell table:number-columns-repeated="3" office:value-type="float" office:value="60313" calcext:value-type="float">
            <text:p>6031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[0,1199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30057" calcext:value-type="float">
            <text:p>30057</text:p>
          </table:table-cell>
          <table:table-cell office:value-type="float" office:value="65705" calcext:value-type="float">
            <text:p>65705</text:p>
          </table:table-cell>
          <table:table-cell table:number-columns-repeated="2" office:value-type="float" office:value="29025" calcext:value-type="float">
            <text:p>29025</text:p>
          </table:table-cell>
          <table:table-cell office:value-type="float" office:value="76249" calcext:value-type="float">
            <text:p>76249</text:p>
          </table:table-cell>
          <table:table-cell table:number-columns-repeated="2" office:value-type="float" office:value="25993" calcext:value-type="float">
            <text:p>25993</text:p>
          </table:table-cell>
          <table:table-cell office:value-type="float" office:value="60313" calcext:value-type="float">
            <text:p>6031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[0,271]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136,92]</text:p>
          </table:table-cell>
          <table:table-cell table:style-name="ce12" office:value-type="string" calcext:value-type="string">
            <text:p>[-136,92</text:p>
          </table:table-cell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office:value-type="float" office:value="53929" calcext:value-type="float">
            <text:p>53929</text:p>
          </table:table-cell>
          <table:table-cell office:value-type="float" office:value="53921" calcext:value-type="float">
            <text:p>53921</text:p>
          </table:table-cell>
          <table:table-cell office:value-type="float" office:value="65305" calcext:value-type="float">
            <text:p>65305</text:p>
          </table:table-cell>
          <table:table-cell office:value-type="float" office:value="59641" calcext:value-type="float">
            <text:p>59641</text:p>
          </table:table-cell>
          <table:table-cell office:value-type="float" office:value="59633" calcext:value-type="float">
            <text:p>59633</text:p>
          </table:table-cell>
          <table:table-cell office:value-type="float" office:value="75633" calcext:value-type="float">
            <text:p>75633</text:p>
          </table:table-cell>
          <table:table-cell office:value-type="float" office:value="48161" calcext:value-type="float">
            <text:p>48161</text:p>
          </table:table-cell>
          <table:table-cell office:value-type="float" office:value="48169" calcext:value-type="float">
            <text:p>48169</text:p>
          </table:table-cell>
          <table:table-cell office:value-type="float" office:value="59953" calcext:value-type="float">
            <text:p>5995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51]</text:p>
          </table:table-cell>
          <table:table-cell table:style-name="ce12" office:value-type="string" calcext:value-type="string">
            <text:p>[0,1944]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976,972]</text:p>
          </table:table-cell>
          <table:table-cell table:style-name="ce12" office:value-type="string" calcext:value-type="string">
            <text:p>[-969,972</text:p>
          </table:table-cell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4553" calcext:value-type="float">
            <text:p>54553</text:p>
          </table:table-cell>
          <table:table-cell office:value-type="float" office:value="55713" calcext:value-type="float">
            <text:p>55713</text:p>
          </table:table-cell>
          <table:table-cell office:value-type="float" office:value="65849" calcext:value-type="float">
            <text:p>65849</text:p>
          </table:table-cell>
          <table:table-cell office:value-type="float" office:value="60521" calcext:value-type="float">
            <text:p>60521</text:p>
          </table:table-cell>
          <table:table-cell office:value-type="float" office:value="62129" calcext:value-type="float">
            <text:p>62129</text:p>
          </table:table-cell>
          <table:table-cell office:value-type="float" office:value="76513" calcext:value-type="float">
            <text:p>76513</text:p>
          </table:table-cell>
          <table:table-cell office:value-type="float" office:value="48833" calcext:value-type="float">
            <text:p>48833</text:p>
          </table:table-cell>
          <table:table-cell office:value-type="float" office:value="49969" calcext:value-type="float">
            <text:p>49969</text:p>
          </table:table-cell>
          <table:table-cell office:value-type="float" office:value="60505" calcext:value-type="float">
            <text:p>6050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642]</text:p>
          </table:table-cell>
          <table:table-cell table:style-name="ce12" office:value-type="string" calcext:value-type="string">
            <text:p>[0,2456]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980,1321]</text:p>
          </table:table-cell>
          <table:table-cell table:style-name="ce12" office:value-type="string" calcext:value-type="string">
            <text:p>[-1068,1228</text:p>
          </table:table-cell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47849" calcext:value-type="float">
            <text:p>47849</text:p>
          </table:table-cell>
          <table:table-cell office:value-type="float" office:value="56305" calcext:value-type="float">
            <text:p>56305</text:p>
          </table:table-cell>
          <table:table-cell office:value-type="float" office:value="61745" calcext:value-type="float">
            <text:p>61745</text:p>
          </table:table-cell>
          <table:table-cell office:value-type="float" office:value="52561" calcext:value-type="float">
            <text:p>52561</text:p>
          </table:table-cell>
          <table:table-cell office:value-type="float" office:value="63025" calcext:value-type="float">
            <text:p>63025</text:p>
          </table:table-cell>
          <table:table-cell office:value-type="float" office:value="71297" calcext:value-type="float">
            <text:p>71297</text:p>
          </table:table-cell>
          <table:table-cell office:value-type="float" office:value="42969" calcext:value-type="float">
            <text:p>42969</text:p>
          </table:table-cell>
          <table:table-cell office:value-type="float" office:value="50601" calcext:value-type="float">
            <text:p>50601</text:p>
          </table:table-cell>
          <table:table-cell office:value-type="float" office:value="56673" calcext:value-type="float">
            <text:p>5667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9]</text:p>
          </table:table-cell>
          <table:table-cell table:style-name="ce12" office:value-type="string" calcext:value-type="string">
            <text:p>[0,2721]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1025,884]</text:p>
          </table:table-cell>
          <table:table-cell table:style-name="ce12" office:value-type="string" calcext:value-type="string">
            <text:p>[-1361,896</text:p>
          </table:table-cell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13" calcext:value-type="float">
            <text:p>56113</text:p>
          </table:table-cell>
          <table:table-cell office:value-type="float" office:value="58273" calcext:value-type="float">
            <text:p>58273</text:p>
          </table:table-cell>
          <table:table-cell office:value-type="float" office:value="65417" calcext:value-type="float">
            <text:p>65417</text:p>
          </table:table-cell>
          <table:table-cell office:value-type="float" office:value="62497" calcext:value-type="float">
            <text:p>62497</text:p>
          </table:table-cell>
          <table:table-cell office:value-type="float" office:value="65561" calcext:value-type="float">
            <text:p>65561</text:p>
          </table:table-cell>
          <table:table-cell office:value-type="float" office:value="75905" calcext:value-type="float">
            <text:p>75905</text:p>
          </table:table-cell>
          <table:table-cell office:value-type="float" office:value="50265" calcext:value-type="float">
            <text:p>50265</text:p>
          </table:table-cell>
          <table:table-cell office:value-type="float" office:value="52489" calcext:value-type="float">
            <text:p>52489</text:p>
          </table:table-cell>
          <table:table-cell office:value-type="float" office:value="60177" calcext:value-type="float">
            <text:p>60177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97]</text:p>
          </table:table-cell>
          <table:table-cell table:style-name="ce12" office:value-type="string" calcext:value-type="string">
            <text:p>[0,2450]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1049,904]</text:p>
          </table:table-cell>
          <table:table-cell table:style-name="ce12" office:value-type="string" calcext:value-type="string">
            <text:p>[-960,1225</text:p>
          </table:table-cell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657" calcext:value-type="float">
            <text:p>56657</text:p>
          </table:table-cell>
          <table:table-cell office:value-type="float" office:value="59721" calcext:value-type="float">
            <text:p>59721</text:p>
          </table:table-cell>
          <table:table-cell office:value-type="float" office:value="64457" calcext:value-type="float">
            <text:p>64457</text:p>
          </table:table-cell>
          <table:table-cell office:value-type="float" office:value="63153" calcext:value-type="float">
            <text:p>63153</text:p>
          </table:table-cell>
          <table:table-cell office:value-type="float" office:value="67449" calcext:value-type="float">
            <text:p>67449</text:p>
          </table:table-cell>
          <table:table-cell office:value-type="float" office:value="74457" calcext:value-type="float">
            <text:p>74457</text:p>
          </table:table-cell>
          <table:table-cell office:value-type="float" office:value="50705" calcext:value-type="float">
            <text:p>50705</text:p>
          </table:table-cell>
          <table:table-cell office:value-type="float" office:value="53769" calcext:value-type="float">
            <text:p>53769</text:p>
          </table:table-cell>
          <table:table-cell office:value-type="float" office:value="58801" calcext:value-type="float">
            <text:p>5880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862]</text:p>
          </table:table-cell>
          <table:table-cell table:style-name="ce12" office:value-type="string" calcext:value-type="string">
            <text:p>[0,2504]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879,1431]</text:p>
          </table:table-cell>
          <table:table-cell table:style-name="ce12" office:value-type="string" calcext:value-type="string">
            <text:p>[-1080,1252</text:p>
          </table:table-cell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809" calcext:value-type="float">
            <text:p>56809</text:p>
          </table:table-cell>
          <table:table-cell office:value-type="float" office:value="57961" calcext:value-type="float">
            <text:p>57961</text:p>
          </table:table-cell>
          <table:table-cell office:value-type="float" office:value="64673" calcext:value-type="float">
            <text:p>64673</text:p>
          </table:table-cell>
          <table:table-cell office:value-type="float" office:value="63473" calcext:value-type="float">
            <text:p>63473</text:p>
          </table:table-cell>
          <table:table-cell office:value-type="float" office:value="65241" calcext:value-type="float">
            <text:p>65241</text:p>
          </table:table-cell>
          <table:table-cell office:value-type="float" office:value="75081" calcext:value-type="float">
            <text:p>75081</text:p>
          </table:table-cell>
          <table:table-cell office:value-type="float" office:value="50945" calcext:value-type="float">
            <text:p>50945</text:p>
          </table:table-cell>
          <table:table-cell office:value-type="float" office:value="52249" calcext:value-type="float">
            <text:p>52249</text:p>
          </table:table-cell>
          <table:table-cell office:value-type="float" office:value="59577" calcext:value-type="float">
            <text:p>5957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76]</text:p>
          </table:table-cell>
          <table:table-cell table:style-name="ce12" office:value-type="string" calcext:value-type="string">
            <text:p>[0,2773]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930,988]</text:p>
          </table:table-cell>
          <table:table-cell table:style-name="ce12" office:value-type="string" calcext:value-type="string">
            <text:p>[-1387,1212</text:p>
          </table:table-cell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93" calcext:value-type="float">
            <text:p>56193</text:p>
          </table:table-cell>
          <table:table-cell office:value-type="float" office:value="56657" calcext:value-type="float">
            <text:p>56657</text:p>
          </table:table-cell>
          <table:table-cell office:value-type="float" office:value="65241" calcext:value-type="float">
            <text:p>65241</text:p>
          </table:table-cell>
          <table:table-cell office:value-type="float" office:value="62673" calcext:value-type="float">
            <text:p>62673</text:p>
          </table:table-cell>
          <table:table-cell office:value-type="float" office:value="63449" calcext:value-type="float">
            <text:p>63449</text:p>
          </table:table-cell>
          <table:table-cell office:value-type="float" office:value="75865" calcext:value-type="float">
            <text:p>75865</text:p>
          </table:table-cell>
          <table:table-cell office:value-type="float" office:value="50385" calcext:value-type="float">
            <text:p>50385</text:p>
          </table:table-cell>
          <table:table-cell office:value-type="float" office:value="50961" calcext:value-type="float">
            <text:p>50961</text:p>
          </table:table-cell>
          <table:table-cell office:value-type="float" office:value="59953" calcext:value-type="float">
            <text:p>5995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152]</text:p>
          </table:table-cell>
          <table:table-cell table:style-name="ce12" office:value-type="string" calcext:value-type="string">
            <text:p>[0,2159]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885,1076]</text:p>
          </table:table-cell>
          <table:table-cell table:style-name="ce12" office:value-type="string" calcext:value-type="string">
            <text:p>[-1080,1025</text:p>
          </table:table-cell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7745" calcext:value-type="float">
            <text:p>57745</text:p>
          </table:table-cell>
          <table:table-cell office:value-type="float" office:value="55993" calcext:value-type="float">
            <text:p>55993</text:p>
          </table:table-cell>
          <table:table-cell office:value-type="float" office:value="65281" calcext:value-type="float">
            <text:p>65281</text:p>
          </table:table-cell>
          <table:table-cell office:value-type="float" office:value="64625" calcext:value-type="float">
            <text:p>64625</text:p>
          </table:table-cell>
          <table:table-cell office:value-type="float" office:value="62177" calcext:value-type="float">
            <text:p>62177</text:p>
          </table:table-cell>
          <table:table-cell office:value-type="float" office:value="75377" calcext:value-type="float">
            <text:p>75377</text:p>
          </table:table-cell>
          <table:table-cell office:value-type="float" office:value="51793" calcext:value-type="float">
            <text:p>51793</text:p>
          </table:table-cell>
          <table:table-cell office:value-type="float" office:value="50033" calcext:value-type="float">
            <text:p>50033</text:p>
          </table:table-cell>
          <table:table-cell office:value-type="float" office:value="59609" calcext:value-type="float">
            <text:p>596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0]</text:p>
          </table:table-cell>
          <table:table-cell table:style-name="ce12" office:value-type="string" calcext:value-type="string">
            <text:p>[0,2855]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884,1020]</text:p>
          </table:table-cell>
          <table:table-cell table:style-name="ce12" office:value-type="string" calcext:value-type="string">
            <text:p>[-1428,111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float" office:value="535602" calcext:value-type="float">
            <text:p>535602</text:p>
          </table:table-cell>
          <table:table-cell office:value-type="float" office:value="550298" calcext:value-type="float">
            <text:p>550298</text:p>
          </table:table-cell>
          <table:table-cell office:value-type="float" office:value="649370" calcext:value-type="float">
            <text:p>649370</text:p>
          </table:table-cell>
          <table:table-cell office:value-type="float" office:value="594410" calcext:value-type="float">
            <text:p>594410</text:p>
          </table:table-cell>
          <table:table-cell office:value-type="float" office:value="613930" calcext:value-type="float">
            <text:p>613930</text:p>
          </table:table-cell>
          <table:table-cell office:value-type="float" office:value="752618" calcext:value-type="float">
            <text:p>752618</text:p>
          </table:table-cell>
          <table:table-cell office:value-type="float" office:value="480362" calcext:value-type="float">
            <text:p>480362</text:p>
          </table:table-cell>
          <table:table-cell office:value-type="float" office:value="494546" calcext:value-type="float">
            <text:p>494546</text:p>
          </table:table-cell>
          <table:table-cell office:value-type="float" office:value="595874" calcext:value-type="float">
            <text:p>59587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  <table:table-cell office:value-type="float" office:value="734" calcext:value-type="float">
            <text:p>734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581" calcext:value-type="float">
            <text:p>581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78145" calcext:value-type="float">
            <text:p>78145</text:p>
          </table:table-cell>
          <table:table-cell table:number-columns-repeated="3" office:value-type="float" office:value="99737" calcext:value-type="float">
            <text:p>99737</text:p>
          </table:table-cell>
          <table:table-cell table:number-columns-repeated="3" office:value-type="float" office:value="77601" calcext:value-type="float">
            <text:p>77601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[0,8105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71569" calcext:value-type="float">
            <text:p>71569</text:p>
          </table:table-cell>
          <table:table-cell office:value-type="float" office:value="79153" calcext:value-type="float">
            <text:p>79153</text:p>
          </table:table-cell>
          <table:table-cell table:number-columns-repeated="2" office:value-type="float" office:value="86617" calcext:value-type="float">
            <text:p>86617</text:p>
          </table:table-cell>
          <table:table-cell office:value-type="float" office:value="100529" calcext:value-type="float">
            <text:p>100529</text:p>
          </table:table-cell>
          <table:table-cell table:number-columns-repeated="2" office:value-type="float" office:value="67681" calcext:value-type="float">
            <text:p>67681</text:p>
          </table:table-cell>
          <table:table-cell office:value-type="float" office:value="77945" calcext:value-type="float">
            <text:p>7794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string" calcext:value-type="string">
            <text:p>[0,16448]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333,8224]</text:p>
          </table:table-cell>
          <table:table-cell table:style-name="ce12" office:value-type="string" calcext:value-type="string">
            <text:p>[-7333,8224</text:p>
          </table:table-cell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881" calcext:value-type="float">
            <text:p>72881</text:p>
          </table:table-cell>
          <table:table-cell office:value-type="float" office:value="62289" calcext:value-type="float">
            <text:p>62289</text:p>
          </table:table-cell>
          <table:table-cell office:value-type="float" office:value="78017" calcext:value-type="float">
            <text:p>78017</text:p>
          </table:table-cell>
          <table:table-cell office:value-type="float" office:value="88761" calcext:value-type="float">
            <text:p>88761</text:p>
          </table:table-cell>
          <table:table-cell office:value-type="float" office:value="71393" calcext:value-type="float">
            <text:p>71393</text:p>
          </table:table-cell>
          <table:table-cell office:value-type="float" office:value="98985" calcext:value-type="float">
            <text:p>98985</text:p>
          </table:table-cell>
          <table:table-cell office:value-type="float" office:value="69281" calcext:value-type="float">
            <text:p>69281</text:p>
          </table:table-cell>
          <table:table-cell office:value-type="float" office:value="56649" calcext:value-type="float">
            <text:p>56649</text:p>
          </table:table-cell>
          <table:table-cell office:value-type="float" office:value="76361" calcext:value-type="float">
            <text:p>763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665]</text:p>
          </table:table-cell>
          <table:table-cell table:style-name="ce12" office:value-type="string" calcext:value-type="string">
            <text:p>[0,13016]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7333,6846]</text:p>
          </table:table-cell>
          <table:table-cell table:style-name="ce12" office:value-type="string" calcext:value-type="string">
            <text:p>[-4946,6508</text:p>
          </table:table-cell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1705" calcext:value-type="float">
            <text:p>71705</text:p>
          </table:table-cell>
          <table:table-cell office:value-type="float" office:value="73449" calcext:value-type="float">
            <text:p>73449</text:p>
          </table:table-cell>
          <table:table-cell office:value-type="float" office:value="67249" calcext:value-type="float">
            <text:p>67249</text:p>
          </table:table-cell>
          <table:table-cell office:value-type="float" office:value="87417" calcext:value-type="float">
            <text:p>87417</text:p>
          </table:table-cell>
          <table:table-cell office:value-type="float" office:value="89689" calcext:value-type="float">
            <text:p>89689</text:p>
          </table:table-cell>
          <table:table-cell office:value-type="float" office:value="85585" calcext:value-type="float">
            <text:p>85585</text:p>
          </table:table-cell>
          <table:table-cell office:value-type="float" office:value="68321" calcext:value-type="float">
            <text:p>68321</text:p>
          </table:table-cell>
          <table:table-cell office:value-type="float" office:value="69929" calcext:value-type="float">
            <text:p>69929</text:p>
          </table:table-cell>
          <table:table-cell office:value-type="float" office:value="66945" calcext:value-type="float">
            <text:p>6694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6103]</text:p>
          </table:table-cell>
          <table:table-cell table:style-name="ce12" office:value-type="string" calcext:value-type="string">
            <text:p>[0,13647]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8052,7180]</text:p>
          </table:table-cell>
          <table:table-cell table:style-name="ce12" office:value-type="string" calcext:value-type="string">
            <text:p>[-6824,6400</text:p>
          </table:table-cell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401" calcext:value-type="float">
            <text:p>75401</text:p>
          </table:table-cell>
          <table:table-cell office:value-type="float" office:value="75441" calcext:value-type="float">
            <text:p>75441</text:p>
          </table:table-cell>
          <table:table-cell office:value-type="float" office:value="78025" calcext:value-type="float">
            <text:p>78025</text:p>
          </table:table-cell>
          <table:table-cell office:value-type="float" office:value="93689" calcext:value-type="float">
            <text:p>93689</text:p>
          </table:table-cell>
          <table:table-cell office:value-type="float" office:value="93649" calcext:value-type="float">
            <text:p>93649</text:p>
          </table:table-cell>
          <table:table-cell office:value-type="float" office:value="98529" calcext:value-type="float">
            <text:p>98529</text:p>
          </table:table-cell>
          <table:table-cell office:value-type="float" office:value="72801" calcext:value-type="float">
            <text:p>72801</text:p>
          </table:table-cell>
          <table:table-cell office:value-type="float" office:value="72737" calcext:value-type="float">
            <text:p>72737</text:p>
          </table:table-cell>
          <table:table-cell office:value-type="float" office:value="76161" calcext:value-type="float">
            <text:p>761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623]</text:p>
          </table:table-cell>
          <table:table-cell table:style-name="ce12" office:value-type="string" calcext:value-type="string">
            <text:p>[0,14192]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7812,7009]</text:p>
          </table:table-cell>
          <table:table-cell table:style-name="ce12" office:value-type="string" calcext:value-type="string">
            <text:p>[-6960,7096</text:p>
          </table:table-cell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289" calcext:value-type="float">
            <text:p>75289</text:p>
          </table:table-cell>
          <table:table-cell office:value-type="float" office:value="68993" calcext:value-type="float">
            <text:p>68993</text:p>
          </table:table-cell>
          <table:table-cell office:value-type="float" office:value="77881" calcext:value-type="float">
            <text:p>77881</text:p>
          </table:table-cell>
          <table:table-cell office:value-type="float" office:value="93121" calcext:value-type="float">
            <text:p>93121</text:p>
          </table:table-cell>
          <table:table-cell office:value-type="float" office:value="82753" calcext:value-type="float">
            <text:p>82753</text:p>
          </table:table-cell>
          <table:table-cell office:value-type="float" office:value="98081" calcext:value-type="float">
            <text:p>98081</text:p>
          </table:table-cell>
          <table:table-cell office:value-type="float" office:value="72425" calcext:value-type="float">
            <text:p>72425</text:p>
          </table:table-cell>
          <table:table-cell office:value-type="float" office:value="64897" calcext:value-type="float">
            <text:p>64897</text:p>
          </table:table-cell>
          <table:table-cell office:value-type="float" office:value="75761" calcext:value-type="float">
            <text:p>757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3856]</text:p>
          </table:table-cell>
          <table:table-cell table:style-name="ce12" office:value-type="string" calcext:value-type="string">
            <text:p>[0,12127]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6407,6928]</text:p>
          </table:table-cell>
          <table:table-cell table:style-name="ce12" office:value-type="string" calcext:value-type="string">
            <text:p>[-6064,6052</text:p>
          </table:table-cell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161" calcext:value-type="float">
            <text:p>72161</text:p>
          </table:table-cell>
          <table:table-cell office:value-type="float" office:value="70993" calcext:value-type="float">
            <text:p>70993</text:p>
          </table:table-cell>
          <table:table-cell office:value-type="float" office:value="79089" calcext:value-type="float">
            <text:p>79089</text:p>
          </table:table-cell>
          <table:table-cell office:value-type="float" office:value="88497" calcext:value-type="float">
            <text:p>88497</text:p>
          </table:table-cell>
          <table:table-cell office:value-type="float" office:value="85289" calcext:value-type="float">
            <text:p>85289</text:p>
          </table:table-cell>
          <table:table-cell office:value-type="float" office:value="100521" calcext:value-type="float">
            <text:p>100521</text:p>
          </table:table-cell>
          <table:table-cell office:value-type="float" office:value="69065" calcext:value-type="float">
            <text:p>69065</text:p>
          </table:table-cell>
          <table:table-cell office:value-type="float" office:value="66777" calcext:value-type="float">
            <text:p>66777</text:p>
          </table:table-cell>
          <table:table-cell office:value-type="float" office:value="77529" calcext:value-type="float">
            <text:p>775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983]</text:p>
          </table:table-cell>
          <table:table-cell table:style-name="ce12" office:value-type="string" calcext:value-type="string">
            <text:p>[0,12365]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7992,6148]</text:p>
          </table:table-cell>
          <table:table-cell table:style-name="ce12" office:value-type="string" calcext:value-type="string">
            <text:p>[-6183,5065</text:p>
          </table:table-cell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4513" calcext:value-type="float">
            <text:p>74513</text:p>
          </table:table-cell>
          <table:table-cell office:value-type="float" office:value="66185" calcext:value-type="float">
            <text:p>66185</text:p>
          </table:table-cell>
          <table:table-cell office:value-type="float" office:value="78577" calcext:value-type="float">
            <text:p>78577</text:p>
          </table:table-cell>
          <table:table-cell office:value-type="float" office:value="92273" calcext:value-type="float">
            <text:p>92273</text:p>
          </table:table-cell>
          <table:table-cell office:value-type="float" office:value="77257" calcext:value-type="float">
            <text:p>77257</text:p>
          </table:table-cell>
          <table:table-cell office:value-type="float" office:value="99505" calcext:value-type="float">
            <text:p>99505</text:p>
          </table:table-cell>
          <table:table-cell office:value-type="float" office:value="71729" calcext:value-type="float">
            <text:p>71729</text:p>
          </table:table-cell>
          <table:table-cell office:value-type="float" office:value="60889" calcext:value-type="float">
            <text:p>60889</text:p>
          </table:table-cell>
          <table:table-cell office:value-type="float" office:value="76801" calcext:value-type="float">
            <text:p>7680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827]</text:p>
          </table:table-cell>
          <table:table-cell table:style-name="ce12" office:value-type="string" calcext:value-type="string">
            <text:p>[0,12448]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7914,6452]</text:p>
          </table:table-cell>
          <table:table-cell table:style-name="ce12" office:value-type="string" calcext:value-type="string">
            <text:p>[-6168,6224</text:p>
          </table:table-cell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6289" calcext:value-type="float">
            <text:p>76289</text:p>
          </table:table-cell>
          <table:table-cell office:value-type="float" office:value="68785" calcext:value-type="float">
            <text:p>68785</text:p>
          </table:table-cell>
          <table:table-cell office:value-type="float" office:value="78201" calcext:value-type="float">
            <text:p>78201</text:p>
          </table:table-cell>
          <table:table-cell office:value-type="float" office:value="95329" calcext:value-type="float">
            <text:p>95329</text:p>
          </table:table-cell>
          <table:table-cell office:value-type="float" office:value="81673" calcext:value-type="float">
            <text:p>81673</text:p>
          </table:table-cell>
          <table:table-cell office:value-type="float" office:value="98665" calcext:value-type="float">
            <text:p>98665</text:p>
          </table:table-cell>
          <table:table-cell office:value-type="float" office:value="73985" calcext:value-type="float">
            <text:p>73985</text:p>
          </table:table-cell>
          <table:table-cell office:value-type="float" office:value="64089" calcext:value-type="float">
            <text:p>64089</text:p>
          </table:table-cell>
          <table:table-cell office:value-type="float" office:value="76169" calcext:value-type="float">
            <text:p>7616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045]</text:p>
          </table:table-cell>
          <table:table-cell table:style-name="ce12" office:value-type="string" calcext:value-type="string">
            <text:p>[0,11824]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7023,6071]</text:p>
          </table:table-cell>
          <table:table-cell table:style-name="ce12" office:value-type="string" calcext:value-type="string">
            <text:p>[-5836,5912</text:p>
          </table:table-cell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7577" calcext:value-type="float">
            <text:p>77577</text:p>
          </table:table-cell>
          <table:table-cell office:value-type="float" office:value="67745" calcext:value-type="float">
            <text:p>67745</text:p>
          </table:table-cell>
          <table:table-cell office:value-type="float" office:value="77097" calcext:value-type="float">
            <text:p>77097</text:p>
          </table:table-cell>
          <table:table-cell office:value-type="float" office:value="97473" calcext:value-type="float">
            <text:p>97473</text:p>
          </table:table-cell>
          <table:table-cell office:value-type="float" office:value="80369" calcext:value-type="float">
            <text:p>80369</text:p>
          </table:table-cell>
          <table:table-cell office:value-type="float" office:value="96673" calcext:value-type="float">
            <text:p>96673</text:p>
          </table:table-cell>
          <table:table-cell office:value-type="float" office:value="75553" calcext:value-type="float">
            <text:p>75553</text:p>
          </table:table-cell>
          <table:table-cell office:value-type="float" office:value="63153" calcext:value-type="float">
            <text:p>63153</text:p>
          </table:table-cell>
          <table:table-cell office:value-type="float" office:value="74841" calcext:value-type="float">
            <text:p>7484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455]</text:p>
          </table:table-cell>
          <table:table-cell table:style-name="ce12" office:value-type="string" calcext:value-type="string">
            <text:p>[0,11752]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7728,6108]</text:p>
          </table:table-cell>
          <table:table-cell table:style-name="ce12" office:value-type="string" calcext:value-type="string">
            <text:p>[-5696,587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float" office:value="745530" calcext:value-type="float">
            <text:p>745530</text:p>
          </table:table-cell>
          <table:table-cell office:value-type="float" office:value="703594" calcext:value-type="float">
            <text:p>703594</text:p>
          </table:table-cell>
          <table:table-cell office:value-type="float" office:value="771434" calcext:value-type="float">
            <text:p>771434</text:p>
          </table:table-cell>
          <table:table-cell office:value-type="float" office:value="922914" calcext:value-type="float">
            <text:p>922914</text:p>
          </table:table-cell>
          <table:table-cell office:value-type="float" office:value="848426" calcext:value-type="float">
            <text:p>848426</text:p>
          </table:table-cell>
          <table:table-cell office:value-type="float" office:value="976810" calcext:value-type="float">
            <text:p>976810</text:p>
          </table:table-cell>
          <table:table-cell office:value-type="float" office:value="718442" calcext:value-type="float">
            <text:p>718442</text:p>
          </table:table-cell>
          <table:table-cell office:value-type="float" office:value="664402" calcext:value-type="float">
            <text:p>664402</text:p>
          </table:table-cell>
          <table:table-cell office:value-type="float" office:value="756114" calcext:value-type="float">
            <text:p>75611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901" calcext:value-type="float">
            <text:p>901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office:value-type="float" office:value="48321" calcext:value-type="float">
            <text:p>48321</text:p>
          </table:table-cell>
          <table:table-cell office:value-type="float" office:value="51345" calcext:value-type="float">
            <text:p>51345</text:p>
          </table:table-cell>
          <table:table-cell office:value-type="float" office:value="56401" calcext:value-type="float">
            <text:p>56401</text:p>
          </table:table-cell>
          <table:table-cell office:value-type="float" office:value="45809" calcext:value-type="float">
            <text:p>458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1199]</text:p>
          </table:table-cell>
          <table:table-cell table:style-name="ce12" office:value-type="string" calcext:value-type="string">
            <text:p>[-568,621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office:value-type="float" office:value="48321" calcext:value-type="float">
            <text:p>48321</text:p>
          </table:table-cell>
          <table:table-cell office:value-type="float" office:value="51265" calcext:value-type="float">
            <text:p>51265</text:p>
          </table:table-cell>
          <table:table-cell office:value-type="float" office:value="56281" calcext:value-type="float">
            <text:p>56281</text:p>
          </table:table-cell>
          <table:table-cell office:value-type="float" office:value="45753" calcext:value-type="float">
            <text:p>45753</text:p>
          </table:table-cell>
          <table:table-cell office:value-type="float" office:value="39537" calcext:value-type="float">
            <text:p>39537</text:p>
          </table:table-cell>
          <table:table-cell office:value-type="float" office:value="34473" calcext:value-type="float">
            <text:p>34473</text:p>
          </table:table-cell>
          <table:table-cell office:value-type="float" office:value="34505" calcext:value-type="float">
            <text:p>34505</text:p>
          </table:table-cell>
          <table:table-cell office:value-type="float" office:value="30009" calcext:value-type="float">
            <text:p>300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576,616]</text:p>
          </table:table-cell>
          <table:table-cell table:style-name="ce12" office:value-type="string" calcext:value-type="string">
            <text:p>[-163,15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office:value-type="float" office:value="48321" calcext:value-type="float">
            <text:p>48321</text:p>
          </table:table-cell>
          <table:table-cell office:value-type="float" office:value="51737" calcext:value-type="float">
            <text:p>51737</text:p>
          </table:table-cell>
          <table:table-cell office:value-type="float" office:value="56905" calcext:value-type="float">
            <text:p>56905</text:p>
          </table:table-cell>
          <table:table-cell office:value-type="float" office:value="46201" calcext:value-type="float">
            <text:p>46201</text:p>
          </table:table-cell>
          <table:table-cell office:value-type="float" office:value="48321" calcext:value-type="float">
            <text:p>48321</text:p>
          </table:table-cell>
          <table:table-cell office:value-type="float" office:value="53665" calcext:value-type="float">
            <text:p>53665</text:p>
          </table:table-cell>
          <table:table-cell office:value-type="float" office:value="59313" calcext:value-type="float">
            <text:p>59313</text:p>
          </table:table-cell>
          <table:table-cell office:value-type="float" office:value="48025" calcext:value-type="float">
            <text:p>4802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785,865]</text:p>
          </table:table-cell>
          <table:table-cell table:style-name="ce12" office:value-type="string" calcext:value-type="string">
            <text:p>[-942,902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office:value-type="float" office:value="48321" calcext:value-type="float">
            <text:p>48321</text:p>
          </table:table-cell>
          <table:table-cell office:value-type="float" office:value="50745" calcext:value-type="float">
            <text:p>50745</text:p>
          </table:table-cell>
          <table:table-cell office:value-type="float" office:value="55737" calcext:value-type="float">
            <text:p>55737</text:p>
          </table:table-cell>
          <table:table-cell office:value-type="float" office:value="45369" calcext:value-type="float">
            <text:p>45369</text:p>
          </table:table-cell>
          <table:table-cell office:value-type="float" office:value="48321" calcext:value-type="float">
            <text:p>48321</text:p>
          </table:table-cell>
          <table:table-cell office:value-type="float" office:value="53945" calcext:value-type="float">
            <text:p>53945</text:p>
          </table:table-cell>
          <table:table-cell office:value-type="float" office:value="59625" calcext:value-type="float">
            <text:p>59625</text:p>
          </table:table-cell>
          <table:table-cell office:value-type="float" office:value="48241" calcext:value-type="float">
            <text:p>48241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840,964]</text:p>
          </table:table-cell>
          <table:table-cell table:style-name="ce12" office:value-type="string" calcext:value-type="string">
            <text:p>[-875,9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office:value-type="float" office:value="48321" calcext:value-type="float">
            <text:p>48321</text:p>
          </table:table-cell>
          <table:table-cell office:value-type="float" office:value="48337" calcext:value-type="float">
            <text:p>48337</text:p>
          </table:table-cell>
          <table:table-cell office:value-type="float" office:value="52897" calcext:value-type="float">
            <text:p>52897</text:p>
          </table:table-cell>
          <table:table-cell office:value-type="float" office:value="43329" calcext:value-type="float">
            <text:p>43329</text:p>
          </table:table-cell>
          <table:table-cell office:value-type="float" office:value="48321" calcext:value-type="float">
            <text:p>48321</text:p>
          </table:table-cell>
          <table:table-cell office:value-type="float" office:value="43169" calcext:value-type="float">
            <text:p>43169</text:p>
          </table:table-cell>
          <table:table-cell office:value-type="float" office:value="46273" calcext:value-type="float">
            <text:p>46273</text:p>
          </table:table-cell>
          <table:table-cell office:value-type="float" office:value="38577" calcext:value-type="float">
            <text:p>3857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768,724]</text:p>
          </table:table-cell>
          <table:table-cell table:style-name="ce12" office:value-type="string" calcext:value-type="string">
            <text:p>[-692,66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office:value-type="float" office:value="52713" calcext:value-type="float">
            <text:p>52713</text:p>
          </table:table-cell>
          <table:table-cell office:value-type="float" office:value="51633" calcext:value-type="float">
            <text:p>51633</text:p>
          </table:table-cell>
          <table:table-cell office:value-type="float" office:value="56841" calcext:value-type="float">
            <text:p>56841</text:p>
          </table:table-cell>
          <table:table-cell office:value-type="float" office:value="46177" calcext:value-type="float">
            <text:p>46177</text:p>
          </table:table-cell>
          <table:table-cell office:value-type="float" office:value="52713" calcext:value-type="float">
            <text:p>52713</text:p>
          </table:table-cell>
          <table:table-cell office:value-type="float" office:value="54585" calcext:value-type="float">
            <text:p>54585</text:p>
          </table:table-cell>
          <table:table-cell office:value-type="float" office:value="60425" calcext:value-type="float">
            <text:p>60425</text:p>
          </table:table-cell>
          <table:table-cell office:value-type="float" office:value="48809" calcext:value-type="float">
            <text:p>4880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945,1107]</text:p>
          </table:table-cell>
          <table:table-cell table:style-name="ce12" office:value-type="string" calcext:value-type="string">
            <text:p>[-937,123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office:value-type="float" office:value="48321" calcext:value-type="float">
            <text:p>48321</text:p>
          </table:table-cell>
          <table:table-cell office:value-type="float" office:value="50617" calcext:value-type="float">
            <text:p>50617</text:p>
          </table:table-cell>
          <table:table-cell office:value-type="float" office:value="55593" calcext:value-type="float">
            <text:p>55593</text:p>
          </table:table-cell>
          <table:table-cell office:value-type="float" office:value="45249" calcext:value-type="float">
            <text:p>45249</text:p>
          </table:table-cell>
          <table:table-cell office:value-type="float" office:value="48321" calcext:value-type="float">
            <text:p>48321</text:p>
          </table:table-cell>
          <table:table-cell office:value-type="float" office:value="53817" calcext:value-type="float">
            <text:p>53817</text:p>
          </table:table-cell>
          <table:table-cell office:value-type="float" office:value="59513" calcext:value-type="float">
            <text:p>59513</text:p>
          </table:table-cell>
          <table:table-cell office:value-type="float" office:value="48153" calcext:value-type="float">
            <text:p>48153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924,815]</text:p>
          </table:table-cell>
          <table:table-cell table:style-name="ce12" office:value-type="string" calcext:value-type="string">
            <text:p>[-913,9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1241" calcext:value-type="float">
            <text:p>51241</text:p>
          </table:table-cell>
          <table:table-cell office:value-type="float" office:value="56241" calcext:value-type="float">
            <text:p>56241</text:p>
          </table:table-cell>
          <table:table-cell office:value-type="float" office:value="45737" calcext:value-type="float">
            <text:p>4573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77" calcext:value-type="float">
            <text:p>54177</text:p>
          </table:table-cell>
          <table:table-cell office:value-type="float" office:value="59953" calcext:value-type="float">
            <text:p>59953</text:p>
          </table:table-cell>
          <table:table-cell office:value-type="float" office:value="48489" calcext:value-type="float">
            <text:p>48489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752,624]</text:p>
          </table:table-cell>
          <table:table-cell table:style-name="ce12" office:value-type="string" calcext:value-type="string">
            <text:p>[-813,72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office:value-type="float" office:value="52713" calcext:value-type="float">
            <text:p>52713</text:p>
          </table:table-cell>
          <table:table-cell office:value-type="float" office:value="51137" calcext:value-type="float">
            <text:p>51137</text:p>
          </table:table-cell>
          <table:table-cell office:value-type="float" office:value="56153" calcext:value-type="float">
            <text:p>56153</text:p>
          </table:table-cell>
          <table:table-cell office:value-type="float" office:value="45633" calcext:value-type="float">
            <text:p>45633</text:p>
          </table:table-cell>
          <table:table-cell office:value-type="float" office:value="52713" calcext:value-type="float">
            <text:p>52713</text:p>
          </table:table-cell>
          <table:table-cell office:value-type="float" office:value="54257" calcext:value-type="float">
            <text:p>54257</text:p>
          </table:table-cell>
          <table:table-cell office:value-type="float" office:value="60065" calcext:value-type="float">
            <text:p>60065</text:p>
          </table:table-cell>
          <table:table-cell office:value-type="float" office:value="48545" calcext:value-type="float">
            <text:p>4854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904,1035]</text:p>
          </table:table-cell>
          <table:table-cell table:style-name="ce12" office:value-type="string" calcext:value-type="string">
            <text:p>[-972,10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0657" calcext:value-type="float">
            <text:p>50657</text:p>
          </table:table-cell>
          <table:table-cell office:value-type="float" office:value="55617" calcext:value-type="float">
            <text:p>55617</text:p>
          </table:table-cell>
          <table:table-cell office:value-type="float" office:value="45257" calcext:value-type="float">
            <text:p>4525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69" calcext:value-type="float">
            <text:p>54169</text:p>
          </table:table-cell>
          <table:table-cell office:value-type="float" office:value="59921" calcext:value-type="float">
            <text:p>59921</text:p>
          </table:table-cell>
          <table:table-cell office:value-type="float" office:value="48457" calcext:value-type="float">
            <text:p>4845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771,881]</text:p>
          </table:table-cell>
          <table:table-cell table:style-name="ce12" office:value-type="string" calcext:value-type="string">
            <text:p>[-789,100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91994" calcext:value-type="float">
            <text:p>491994</text:p>
          </table:table-cell>
          <table:table-cell office:value-type="float" office:value="508714" calcext:value-type="float">
            <text:p>508714</text:p>
          </table:table-cell>
          <table:table-cell office:value-type="float" office:value="558666" calcext:value-type="float">
            <text:p>558666</text:p>
          </table:table-cell>
          <table:table-cell office:value-type="float" office:value="454514" calcext:value-type="float">
            <text:p>454514</text:p>
          </table:table-cell>
          <table:table-cell office:value-type="float" office:value="439290" calcext:value-type="float">
            <text:p>439290</text:p>
          </table:table-cell>
          <table:table-cell office:value-type="float" office:value="461226" calcext:value-type="float">
            <text:p>461226</text:p>
          </table:table-cell>
          <table:table-cell office:value-type="float" office:value="504562" calcext:value-type="float">
            <text:p>504562</text:p>
          </table:table-cell>
          <table:table-cell office:value-type="float" office:value="416706" calcext:value-type="float">
            <text:p>4167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office:value-type="float" office:value="61497" calcext:value-type="float">
            <text:p>61497</text:p>
          </table:table-cell>
          <table:table-cell office:value-type="float" office:value="63353" calcext:value-type="float">
            <text:p>63353</text:p>
          </table:table-cell>
          <table:table-cell office:value-type="float" office:value="73465" calcext:value-type="float">
            <text:p>73465</text:p>
          </table:table-cell>
          <table:table-cell office:value-type="float" office:value="58177" calcext:value-type="float">
            <text:p>58177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8105]</text:p>
          </table:table-cell>
          <table:table-cell table:style-name="ce12" office:value-type="string" calcext:value-type="string">
            <text:p>[-6284,5900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office:value-type="float" office:value="61497" calcext:value-type="float">
            <text:p>61497</text:p>
          </table:table-cell>
          <table:table-cell office:value-type="float" office:value="63625" calcext:value-type="float">
            <text:p>63625</text:p>
          </table:table-cell>
          <table:table-cell office:value-type="float" office:value="73417" calcext:value-type="float">
            <text:p>73417</text:p>
          </table:table-cell>
          <table:table-cell office:value-type="float" office:value="58137" calcext:value-type="float">
            <text:p>58137</text:p>
          </table:table-cell>
          <table:table-cell office:value-type="float" office:value="65889" calcext:value-type="float">
            <text:p>65889</text:p>
          </table:table-cell>
          <table:table-cell office:value-type="float" office:value="63185" calcext:value-type="float">
            <text:p>63185</text:p>
          </table:table-cell>
          <table:table-cell office:value-type="float" office:value="72705" calcext:value-type="float">
            <text:p>72705</text:p>
          </table:table-cell>
          <table:table-cell office:value-type="float" office:value="57657" calcext:value-type="float">
            <text:p>576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856,4928]</text:p>
          </table:table-cell>
          <table:table-cell table:style-name="ce12" office:value-type="string" calcext:value-type="string">
            <text:p>[-8625,587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office:value-type="float" office:value="61497" calcext:value-type="float">
            <text:p>61497</text:p>
          </table:table-cell>
          <table:table-cell office:value-type="float" office:value="61817" calcext:value-type="float">
            <text:p>61817</text:p>
          </table:table-cell>
          <table:table-cell office:value-type="float" office:value="70985" calcext:value-type="float">
            <text:p>70985</text:p>
          </table:table-cell>
          <table:table-cell office:value-type="float" office:value="56369" calcext:value-type="float">
            <text:p>56369</text:p>
          </table:table-cell>
          <table:table-cell office:value-type="float" office:value="61497" calcext:value-type="float">
            <text:p>61497</text:p>
          </table:table-cell>
          <table:table-cell office:value-type="float" office:value="62657" calcext:value-type="float">
            <text:p>62657</text:p>
          </table:table-cell>
          <table:table-cell office:value-type="float" office:value="71889" calcext:value-type="float">
            <text:p>71889</text:p>
          </table:table-cell>
          <table:table-cell office:value-type="float" office:value="57065" calcext:value-type="float">
            <text:p>5706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5115,5188]</text:p>
          </table:table-cell>
          <table:table-cell table:style-name="ce12" office:value-type="string" calcext:value-type="string">
            <text:p>[-6516,602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office:value-type="float" office:value="61497" calcext:value-type="float">
            <text:p>61497</text:p>
          </table:table-cell>
          <table:table-cell office:value-type="float" office:value="54545" calcext:value-type="float">
            <text:p>54545</text:p>
          </table:table-cell>
          <table:table-cell office:value-type="float" office:value="63081" calcext:value-type="float">
            <text:p>63081</text:p>
          </table:table-cell>
          <table:table-cell office:value-type="float" office:value="50809" calcext:value-type="float">
            <text:p>50809</text:p>
          </table:table-cell>
          <table:table-cell office:value-type="float" office:value="61497" calcext:value-type="float">
            <text:p>61497</text:p>
          </table:table-cell>
          <table:table-cell office:value-type="float" office:value="64161" calcext:value-type="float">
            <text:p>64161</text:p>
          </table:table-cell>
          <table:table-cell office:value-type="float" office:value="74289" calcext:value-type="float">
            <text:p>74289</text:p>
          </table:table-cell>
          <table:table-cell office:value-type="float" office:value="58793" calcext:value-type="float">
            <text:p>5879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6541,6108]</text:p>
          </table:table-cell>
          <table:table-cell table:style-name="ce12" office:value-type="string" calcext:value-type="string">
            <text:p>[-6793,644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office:value-type="float" office:value="61497" calcext:value-type="float">
            <text:p>61497</text:p>
          </table:table-cell>
          <table:table-cell office:value-type="float" office:value="63073" calcext:value-type="float">
            <text:p>63073</text:p>
          </table:table-cell>
          <table:table-cell office:value-type="float" office:value="72673" calcext:value-type="float">
            <text:p>72673</text:p>
          </table:table-cell>
          <table:table-cell office:value-type="float" office:value="57585" calcext:value-type="float">
            <text:p>57585</text:p>
          </table:table-cell>
          <table:table-cell office:value-type="float" office:value="61497" calcext:value-type="float">
            <text:p>61497</text:p>
          </table:table-cell>
          <table:table-cell office:value-type="float" office:value="65265" calcext:value-type="float">
            <text:p>65265</text:p>
          </table:table-cell>
          <table:table-cell office:value-type="float" office:value="76081" calcext:value-type="float">
            <text:p>76081</text:p>
          </table:table-cell>
          <table:table-cell office:value-type="float" office:value="60105" calcext:value-type="float">
            <text:p>6010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6196,4420]</text:p>
          </table:table-cell>
          <table:table-cell table:style-name="ce12" office:value-type="string" calcext:value-type="string">
            <text:p>[-5748,591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office:value-type="float" office:value="57105" calcext:value-type="float">
            <text:p>57105</text:p>
          </table:table-cell>
          <table:table-cell office:value-type="float" office:value="63561" calcext:value-type="float">
            <text:p>63561</text:p>
          </table:table-cell>
          <table:table-cell office:value-type="float" office:value="73505" calcext:value-type="float">
            <text:p>73505</text:p>
          </table:table-cell>
          <table:table-cell office:value-type="float" office:value="58169" calcext:value-type="float">
            <text:p>58169</text:p>
          </table:table-cell>
          <table:table-cell office:value-type="float" office:value="61497" calcext:value-type="float">
            <text:p>61497</text:p>
          </table:table-cell>
          <table:table-cell office:value-type="float" office:value="63769" calcext:value-type="float">
            <text:p>63769</text:p>
          </table:table-cell>
          <table:table-cell office:value-type="float" office:value="73681" calcext:value-type="float">
            <text:p>73681</text:p>
          </table:table-cell>
          <table:table-cell office:value-type="float" office:value="58353" calcext:value-type="float">
            <text:p>583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3660,3530]</text:p>
          </table:table-cell>
          <table:table-cell table:style-name="ce12" office:value-type="string" calcext:value-type="string">
            <text:p>[-6143,542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office:value-type="float" office:value="61497" calcext:value-type="float">
            <text:p>61497</text:p>
          </table:table-cell>
          <table:table-cell office:value-type="float" office:value="62337" calcext:value-type="float">
            <text:p>62337</text:p>
          </table:table-cell>
          <table:table-cell office:value-type="float" office:value="71457" calcext:value-type="float">
            <text:p>71457</text:p>
          </table:table-cell>
          <table:table-cell office:value-type="float" office:value="56713" calcext:value-type="float">
            <text:p>56713</text:p>
          </table:table-cell>
          <table:table-cell office:value-type="float" office:value="61497" calcext:value-type="float">
            <text:p>61497</text:p>
          </table:table-cell>
          <table:table-cell office:value-type="float" office:value="63441" calcext:value-type="float">
            <text:p>63441</text:p>
          </table:table-cell>
          <table:table-cell office:value-type="float" office:value="73089" calcext:value-type="float">
            <text:p>73089</text:p>
          </table:table-cell>
          <table:table-cell office:value-type="float" office:value="57929" calcext:value-type="float">
            <text:p>579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6004,5149]</text:p>
          </table:table-cell>
          <table:table-cell table:style-name="ce12" office:value-type="string" calcext:value-type="string">
            <text:p>[-6652,619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office:value-type="float" office:value="61497" calcext:value-type="float">
            <text:p>61497</text:p>
          </table:table-cell>
          <table:table-cell office:value-type="float" office:value="62777" calcext:value-type="float">
            <text:p>62777</text:p>
          </table:table-cell>
          <table:table-cell office:value-type="float" office:value="72017" calcext:value-type="float">
            <text:p>72017</text:p>
          </table:table-cell>
          <table:table-cell office:value-type="float" office:value="57145" calcext:value-type="float">
            <text:p>57145</text:p>
          </table:table-cell>
          <table:table-cell office:value-type="float" office:value="61497" calcext:value-type="float">
            <text:p>61497</text:p>
          </table:table-cell>
          <table:table-cell office:value-type="float" office:value="64241" calcext:value-type="float">
            <text:p>64241</text:p>
          </table:table-cell>
          <table:table-cell office:value-type="float" office:value="74369" calcext:value-type="float">
            <text:p>74369</text:p>
          </table:table-cell>
          <table:table-cell office:value-type="float" office:value="58857" calcext:value-type="float">
            <text:p>5885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4836,4737]</text:p>
          </table:table-cell>
          <table:table-cell table:style-name="ce12" office:value-type="string" calcext:value-type="string">
            <text:p>[-6365,62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office:value-type="float" office:value="61497" calcext:value-type="float">
            <text:p>61497</text:p>
          </table:table-cell>
          <table:table-cell office:value-type="float" office:value="63281" calcext:value-type="float">
            <text:p>63281</text:p>
          </table:table-cell>
          <table:table-cell office:value-type="float" office:value="72937" calcext:value-type="float">
            <text:p>72937</text:p>
          </table:table-cell>
          <table:table-cell office:value-type="float" office:value="57785" calcext:value-type="float">
            <text:p>57785</text:p>
          </table:table-cell>
          <table:table-cell office:value-type="float" office:value="61497" calcext:value-type="float">
            <text:p>61497</text:p>
          </table:table-cell>
          <table:table-cell office:value-type="float" office:value="64977" calcext:value-type="float">
            <text:p>64977</text:p>
          </table:table-cell>
          <table:table-cell office:value-type="float" office:value="75593" calcext:value-type="float">
            <text:p>75593</text:p>
          </table:table-cell>
          <table:table-cell office:value-type="float" office:value="59737" calcext:value-type="float">
            <text:p>5973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4081,5088]</text:p>
          </table:table-cell>
          <table:table-cell table:style-name="ce12" office:value-type="string" calcext:value-type="string">
            <text:p>[-6681,699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office:value-type="float" office:value="61497" calcext:value-type="float">
            <text:p>61497</text:p>
          </table:table-cell>
          <table:table-cell office:value-type="float" office:value="62609" calcext:value-type="float">
            <text:p>62609</text:p>
          </table:table-cell>
          <table:table-cell office:value-type="float" office:value="72009" calcext:value-type="float">
            <text:p>72009</text:p>
          </table:table-cell>
          <table:table-cell office:value-type="float" office:value="57129" calcext:value-type="float">
            <text:p>57129</text:p>
          </table:table-cell>
          <table:table-cell office:value-type="float" office:value="61497" calcext:value-type="float">
            <text:p>61497</text:p>
          </table:table-cell>
          <table:table-cell office:value-type="float" office:value="63081" calcext:value-type="float">
            <text:p>63081</text:p>
          </table:table-cell>
          <table:table-cell office:value-type="float" office:value="72497" calcext:value-type="float">
            <text:p>72497</text:p>
          </table:table-cell>
          <table:table-cell office:value-type="float" office:value="57497" calcext:value-type="float">
            <text:p>5749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5312,4468]</text:p>
          </table:table-cell>
          <table:table-cell table:style-name="ce12" office:value-type="string" calcext:value-type="string">
            <text:p>[-6379,5369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610578" calcext:value-type="float">
            <text:p>610578</text:p>
          </table:table-cell>
          <table:table-cell office:value-type="float" office:value="620978" calcext:value-type="float">
            <text:p>620978</text:p>
          </table:table-cell>
          <table:table-cell office:value-type="float" office:value="715546" calcext:value-type="float">
            <text:p>715546</text:p>
          </table:table-cell>
          <table:table-cell office:value-type="float" office:value="568018" calcext:value-type="float">
            <text:p>568018</text:p>
          </table:table-cell>
          <table:table-cell office:value-type="float" office:value="562266" calcext:value-type="float">
            <text:p>562266</text:p>
          </table:table-cell>
          <table:table-cell office:value-type="float" office:value="579746" calcext:value-type="float">
            <text:p>579746</text:p>
          </table:table-cell>
          <table:table-cell office:value-type="float" office:value="669162" calcext:value-type="float">
            <text:p>669162</text:p>
          </table:table-cell>
          <table:table-cell office:value-type="float" office:value="535394" calcext:value-type="float">
            <text:p>535394</text:p>
          </table:table-cell>
          <table:table-cell table:style-name="ce8"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8"/>
          <table:table-cell table:style-name="ce8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float" office:value="698" calcext:value-type="float">
            <text:p>698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522" calcext:value-type="float">
            <text:p>522</text:p>
          </table:table-cell>
          <table:table-cell table:style-name="ce8"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otras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UPACIÓN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3" office:value-type="float" office:value="21969" calcext:value-type="float">
            <text:p>21969</text:p>
          </table:table-cell>
          <table:table-cell table:number-columns-repeated="3" office:value-type="float" office:value="15633" calcext:value-type="float">
            <text:p>15633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3" office:value-type="float" office:value="15161" calcext:value-type="float">
            <text:p>1516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[0,19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2" office:value-type="float" office:value="21969" calcext:value-type="float">
            <text:p>21969</text:p>
          </table:table-cell>
          <table:table-cell office:value-type="float" office:value="17577" calcext:value-type="float">
            <text:p>17577</text:p>
          </table:table-cell>
          <table:table-cell table:number-columns-repeated="2" office:value-type="float" office:value="11481" calcext:value-type="float">
            <text:p>11481</text:p>
          </table:table-cell>
          <table:table-cell office:value-type="float" office:value="16505" calcext:value-type="float">
            <text:p>16505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15033" calcext:value-type="float">
            <text:p>15033</text:p>
          </table:table-cell>
          <table:table-cell table:number-columns-repeated="2" office:value-type="float" office:value="13481" calcext:value-type="float">
            <text:p>13481</text:p>
          </table:table-cell>
          <table:table-cell office:value-type="float" office:value="15985" calcext:value-type="float">
            <text:p>159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0,25]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3,12]</text:p>
          </table:table-cell>
          <table:table-cell office:value-type="string" calcext:value-type="string">
            <text:p>[-13,12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1" calcext:value-type="float">
            <text:p>11641</text:p>
          </table:table-cell>
          <table:table-cell office:value-type="float" office:value="16489" calcext:value-type="float">
            <text:p>16489</text:p>
          </table:table-cell>
          <table:table-cell office:value-type="float" office:value="9985" calcext:value-type="float">
            <text:p>9985</text:p>
          </table:table-cell>
          <table:table-cell office:value-type="float" office:value="10009" calcext:value-type="float">
            <text:p>10009</text:p>
          </table:table-cell>
          <table:table-cell office:value-type="float" office:value="14625" calcext:value-type="float">
            <text:p>14625</text:p>
          </table:table-cell>
          <table:table-cell office:value-type="float" office:value="13321" calcext:value-type="float">
            <text:p>13321</text:p>
          </table:table-cell>
          <table:table-cell office:value-type="float" office:value="12793" calcext:value-type="float">
            <text:p>12793</text:p>
          </table:table-cell>
          <table:table-cell office:value-type="float" office:value="15833" calcext:value-type="float">
            <text:p>15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06]</text:p>
          </table:table-cell>
          <table:table-cell office:value-type="string" calcext:value-type="string">
            <text:p>[0,104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11,53]</text:p>
          </table:table-cell>
          <table:table-cell office:value-type="string" calcext:value-type="string">
            <text:p>[-12,52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497" calcext:value-type="float">
            <text:p>11497</text:p>
          </table:table-cell>
          <table:table-cell office:value-type="float" office:value="13545" calcext:value-type="float">
            <text:p>13545</text:p>
          </table:table-cell>
          <table:table-cell office:value-type="float" office:value="13657" calcext:value-type="float">
            <text:p>13657</text:p>
          </table:table-cell>
          <table:table-cell office:value-type="float" office:value="9945" calcext:value-type="float">
            <text:p>9945</text:p>
          </table:table-cell>
          <table:table-cell office:value-type="float" office:value="11881" calcext:value-type="float">
            <text:p>11881</text:p>
          </table:table-cell>
          <table:table-cell office:value-type="float" office:value="11497" calcext:value-type="float">
            <text:p>11497</text:p>
          </table:table-cell>
          <table:table-cell office:value-type="float" office:value="12209" calcext:value-type="float">
            <text:p>12209</text:p>
          </table:table-cell>
          <table:table-cell office:value-type="float" office:value="13305" calcext:value-type="float">
            <text:p>13305</text:p>
          </table:table-cell>
          <table:table-cell office:value-type="float" office:value="14001" calcext:value-type="float">
            <text:p>14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0,107]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14,41]</text:p>
          </table:table-cell>
          <table:table-cell office:value-type="string" calcext:value-type="string">
            <text:p>[-54,4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2033" calcext:value-type="float">
            <text:p>12033</text:p>
          </table:table-cell>
          <table:table-cell office:value-type="float" office:value="12265" calcext:value-type="float">
            <text:p>12265</text:p>
          </table:table-cell>
          <table:table-cell office:value-type="float" office:value="14969" calcext:value-type="float">
            <text:p>14969</text:p>
          </table:table-cell>
          <table:table-cell office:value-type="float" office:value="10449" calcext:value-type="float">
            <text:p>10449</text:p>
          </table:table-cell>
          <table:table-cell office:value-type="float" office:value="10801" calcext:value-type="float">
            <text:p>10801</text:p>
          </table:table-cell>
          <table:table-cell office:value-type="float" office:value="13457" calcext:value-type="float">
            <text:p>13457</text:p>
          </table:table-cell>
          <table:table-cell office:value-type="float" office:value="13313" calcext:value-type="float">
            <text:p>13313</text:p>
          </table:table-cell>
          <table:table-cell office:value-type="float" office:value="14089" calcext:value-type="float">
            <text:p>14089</text:p>
          </table:table-cell>
          <table:table-cell office:value-type="float" office:value="14969" calcext:value-type="float">
            <text:p>149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92]</text:p>
          </table:table-cell>
          <table:table-cell office:value-type="string" calcext:value-type="string">
            <text:p>[0,96]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13,46]</text:p>
          </table:table-cell>
          <table:table-cell office:value-type="string" calcext:value-type="string">
            <text:p>[-39,48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30753" calcext:value-type="float">
            <text:p>30753</text:p>
          </table:table-cell>
          <table:table-cell office:value-type="float" office:value="17577" calcext:value-type="float">
            <text:p>17577</text:p>
          </table:table-cell>
          <table:table-cell office:value-type="float" office:value="12561" calcext:value-type="float">
            <text:p>12561</text:p>
          </table:table-cell>
          <table:table-cell office:value-type="float" office:value="12521" calcext:value-type="float">
            <text:p>12521</text:p>
          </table:table-cell>
          <table:table-cell office:value-type="float" office:value="15457" calcext:value-type="float">
            <text:p>15457</text:p>
          </table:table-cell>
          <table:table-cell office:value-type="float" office:value="10825" calcext:value-type="float">
            <text:p>10825</text:p>
          </table:table-cell>
          <table:table-cell office:value-type="float" office:value="10833" calcext:value-type="float">
            <text:p>10833</text:p>
          </table:table-cell>
          <table:table-cell office:value-type="float" office:value="13305" calcext:value-type="float">
            <text:p>13305</text:p>
          </table:table-cell>
          <table:table-cell office:value-type="float" office:value="13649" calcext:value-type="float">
            <text:p>13649</text:p>
          </table:table-cell>
          <table:table-cell office:value-type="float" office:value="13537" calcext:value-type="float">
            <text:p>13537</text:p>
          </table:table-cell>
          <table:table-cell office:value-type="float" office:value="14897" calcext:value-type="float">
            <text:p>148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31]</text:p>
          </table:table-cell>
          <table:table-cell office:value-type="string" calcext:value-type="string">
            <text:p>[0,99]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6,11]</text:p>
          </table:table-cell>
          <table:table-cell office:value-type="string" calcext:value-type="string">
            <text:p>[-50,13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3" office:value-type="float" office:value="21969" calcext:value-type="float">
            <text:p>21969</text:p>
          </table:table-cell>
          <table:table-cell office:value-type="float" office:value="14377" calcext:value-type="float">
            <text:p>14377</text:p>
          </table:table-cell>
          <table:table-cell office:value-type="float" office:value="14521" calcext:value-type="float">
            <text:p>14521</text:p>
          </table:table-cell>
          <table:table-cell office:value-type="float" office:value="17593" calcext:value-type="float">
            <text:p>17593</text:p>
          </table:table-cell>
          <table:table-cell office:value-type="float" office:value="12617" calcext:value-type="float">
            <text:p>12617</text:p>
          </table:table-cell>
          <table:table-cell office:value-type="float" office:value="12785" calcext:value-type="float">
            <text:p>12785</text:p>
          </table:table-cell>
          <table:table-cell office:value-type="float" office:value="16153" calcext:value-type="float">
            <text:p>16153</text:p>
          </table:table-cell>
          <table:table-cell office:value-type="float" office:value="15569" calcext:value-type="float">
            <text:p>15569</text:p>
          </table:table-cell>
          <table:table-cell office:value-type="float" office:value="15601" calcext:value-type="float">
            <text:p>15601</text:p>
          </table:table-cell>
          <table:table-cell office:value-type="float" office:value="16873" calcext:value-type="float">
            <text:p>168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[0,29]</text:p>
          </table:table-cell>
          <table:table-cell office:value-type="string" calcext:value-type="string">
            <text:p>[0,28]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15,10]</text:p>
          </table:table-cell>
          <table:table-cell office:value-type="string" calcext:value-type="string">
            <text:p>[-10,14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2" office:value-type="float" office:value="26361" calcext:value-type="float">
            <text:p>26361</text:p>
          </table:table-cell>
          <table:table-cell office:value-type="float" office:value="21969" calcext:value-type="float">
            <text:p>21969</text:p>
          </table:table-cell>
          <table:table-cell office:value-type="float" office:value="12553" calcext:value-type="float">
            <text:p>12553</text:p>
          </table:table-cell>
          <table:table-cell office:value-type="float" office:value="15473" calcext:value-type="float">
            <text:p>15473</text:p>
          </table:table-cell>
          <table:table-cell office:value-type="float" office:value="14761" calcext:value-type="float">
            <text:p>14761</text:p>
          </table:table-cell>
          <table:table-cell office:value-type="float" office:value="10905" calcext:value-type="float">
            <text:p>10905</text:p>
          </table:table-cell>
          <table:table-cell office:value-type="float" office:value="13689" calcext:value-type="float">
            <text:p>13689</text:p>
          </table:table-cell>
          <table:table-cell office:value-type="float" office:value="12673" calcext:value-type="float">
            <text:p>12673</text:p>
          </table:table-cell>
          <table:table-cell office:value-type="float" office:value="13337" calcext:value-type="float">
            <text:p>13337</text:p>
          </table:table-cell>
          <table:table-cell office:value-type="float" office:value="14441" calcext:value-type="float">
            <text:p>14441</text:p>
          </table:table-cell>
          <table:table-cell office:value-type="float" office:value="14505" calcext:value-type="float">
            <text:p>145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48]</text:p>
          </table:table-cell>
          <table:table-cell office:value-type="string" calcext:value-type="string">
            <text:p>[0,46]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15,24]</text:p>
          </table:table-cell>
          <table:table-cell office:value-type="string" calcext:value-type="string">
            <text:p>[-12,23</text:p>
          </table:table-cell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081" calcext:value-type="float">
            <text:p>12081</text:p>
          </table:table-cell>
          <table:table-cell office:value-type="float" office:value="12105" calcext:value-type="float">
            <text:p>12105</text:p>
          </table:table-cell>
          <table:table-cell office:value-type="float" office:value="14353" calcext:value-type="float">
            <text:p>14353</text:p>
          </table:table-cell>
          <table:table-cell office:value-type="float" office:value="10457" calcext:value-type="float">
            <text:p>10457</text:p>
          </table:table-cell>
          <table:table-cell office:value-type="float" office:value="10513" calcext:value-type="float">
            <text:p>10513</text:p>
          </table:table-cell>
          <table:table-cell office:value-type="float" office:value="12081" calcext:value-type="float">
            <text:p>12081</text:p>
          </table:table-cell>
          <table:table-cell office:value-type="float" office:value="12729" calcext:value-type="float">
            <text:p>12729</text:p>
          </table:table-cell>
          <table:table-cell office:value-type="float" office:value="13129" calcext:value-type="float">
            <text:p>13129</text:p>
          </table:table-cell>
          <table:table-cell office:value-type="float" office:value="14185" calcext:value-type="float">
            <text:p>141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30]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11,65]</text:p>
          </table:table-cell>
          <table:table-cell office:value-type="string" calcext:value-type="string">
            <text:p>[-24,64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4233" calcext:value-type="float">
            <text:p>14233</text:p>
          </table:table-cell>
          <table:table-cell office:value-type="float" office:value="15081" calcext:value-type="float">
            <text:p>15081</text:p>
          </table:table-cell>
          <table:table-cell office:value-type="float" office:value="16505" calcext:value-type="float">
            <text:p>16505</text:p>
          </table:table-cell>
          <table:table-cell office:value-type="float" office:value="12561" calcext:value-type="float">
            <text:p>12561</text:p>
          </table:table-cell>
          <table:table-cell office:value-type="float" office:value="13529" calcext:value-type="float">
            <text:p>13529</text:p>
          </table:table-cell>
          <table:table-cell office:value-type="float" office:value="15081" calcext:value-type="float">
            <text:p>15081</text:p>
          </table:table-cell>
          <table:table-cell office:value-type="float" office:value="15289" calcext:value-type="float">
            <text:p>15289</text:p>
          </table:table-cell>
          <table:table-cell office:value-type="float" office:value="16113" calcext:value-type="float">
            <text:p>16113</text:p>
          </table:table-cell>
          <table:table-cell office:value-type="float" office:value="16129" calcext:value-type="float">
            <text:p>161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64]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14,32]</text:p>
          </table:table-cell>
          <table:table-cell office:value-type="string" calcext:value-type="string">
            <text:p>[-64,35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72394" calcext:value-type="float">
            <text:p>272394</text:p>
          </table:table-cell>
          <table:table-cell office:value-type="float" office:value="281178" calcext:value-type="float">
            <text:p>281178</text:p>
          </table:table-cell>
          <table:table-cell office:value-type="float" office:value="237258" calcext:value-type="float">
            <text:p>237258</text:p>
          </table:table-cell>
          <table:table-cell office:value-type="float" office:value="128034" calcext:value-type="float">
            <text:p>128034</text:p>
          </table:table-cell>
          <table:table-cell office:value-type="float" office:value="134266" calcext:value-type="float">
            <text:p>134266</text:p>
          </table:table-cell>
          <table:table-cell office:value-type="float" office:value="155922" calcext:value-type="float">
            <text:p>155922</text:p>
          </table:table-cell>
          <table:table-cell office:value-type="float" office:value="111114" calcext:value-type="float">
            <text:p>111114</text:p>
          </table:table-cell>
          <table:table-cell office:value-type="float" office:value="117410" calcext:value-type="float">
            <text:p>117410</text:p>
          </table:table-cell>
          <table:table-cell office:value-type="float" office:value="137490" calcext:value-type="float">
            <text:p>137490</text:p>
          </table:table-cell>
          <table:table-cell office:value-type="float" office:value="138058" calcext:value-type="float">
            <text:p>138058</text:p>
          </table:table-cell>
          <table:table-cell office:value-type="float" office:value="141650" calcext:value-type="float">
            <text:p>141650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31537" calcext:value-type="float">
            <text:p>31537</text:p>
          </table:table-cell>
          <table:table-cell table:number-columns-repeated="3" office:value-type="float" office:value="31313" calcext:value-type="float">
            <text:p>31313</text:p>
          </table:table-cell>
          <table:table-cell table:number-columns-repeated="3" office:value-type="float" office:value="27841" calcext:value-type="float">
            <text:p>2784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8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32505" calcext:value-type="float">
            <text:p>32505</text:p>
          </table:table-cell>
          <table:table-cell office:value-type="float" office:value="26961" calcext:value-type="float">
            <text:p>26961</text:p>
          </table:table-cell>
          <table:table-cell table:number-columns-repeated="2" office:value-type="float" office:value="33745" calcext:value-type="float">
            <text:p>33745</text:p>
          </table:table-cell>
          <table:table-cell office:value-type="float" office:value="25273" calcext:value-type="float">
            <text:p>25273</text:p>
          </table:table-cell>
          <table:table-cell table:number-columns-repeated="2" office:value-type="float" office:value="29665" calcext:value-type="float">
            <text:p>29665</text:p>
          </table:table-cell>
          <table:table-cell office:value-type="float" office:value="23481" calcext:value-type="float">
            <text:p>234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6,100]</text:p>
          </table:table-cell>
          <table:table-cell office:value-type="string" calcext:value-type="string">
            <text:p>[-76,100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81" calcext:value-type="float">
            <text:p>29481</text:p>
          </table:table-cell>
          <table:table-cell office:value-type="float" office:value="27769" calcext:value-type="float">
            <text:p>27769</text:p>
          </table:table-cell>
          <table:table-cell office:value-type="float" office:value="26233" calcext:value-type="float">
            <text:p>26233</text:p>
          </table:table-cell>
          <table:table-cell office:value-type="float" office:value="29473" calcext:value-type="float">
            <text:p>29473</text:p>
          </table:table-cell>
          <table:table-cell office:value-type="float" office:value="28081" calcext:value-type="float">
            <text:p>28081</text:p>
          </table:table-cell>
          <table:table-cell office:value-type="float" office:value="25529" calcext:value-type="float">
            <text:p>25529</text:p>
          </table:table-cell>
          <table:table-cell office:value-type="float" office:value="26241" calcext:value-type="float">
            <text:p>26241</text:p>
          </table:table-cell>
          <table:table-cell office:value-type="float" office:value="25273" calcext:value-type="float">
            <text:p>25273</text:p>
          </table:table-cell>
          <table:table-cell office:value-type="float" office:value="23825" calcext:value-type="float">
            <text:p>238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199]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8,72]</text:p>
          </table:table-cell>
          <table:table-cell office:value-type="string" calcext:value-type="string">
            <text:p>[-100,78</text:p>
          </table:table-cell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17" calcext:value-type="float">
            <text:p>29417</text:p>
          </table:table-cell>
          <table:table-cell office:value-type="float" office:value="28009" calcext:value-type="float">
            <text:p>28009</text:p>
          </table:table-cell>
          <table:table-cell office:value-type="float" office:value="28057" calcext:value-type="float">
            <text:p>28057</text:p>
          </table:table-cell>
          <table:table-cell office:value-type="float" office:value="29761" calcext:value-type="float">
            <text:p>29761</text:p>
          </table:table-cell>
          <table:table-cell office:value-type="float" office:value="28281" calcext:value-type="float">
            <text:p>28281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1" calcext:value-type="float">
            <text:p>26601</text:p>
          </table:table-cell>
          <table:table-cell office:value-type="float" office:value="26081" calcext:value-type="float">
            <text:p>26081</text:p>
          </table:table-cell>
          <table:table-cell office:value-type="float" office:value="24897" calcext:value-type="float">
            <text:p>24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58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75,70]</text:p>
          </table:table-cell>
          <table:table-cell office:value-type="string" calcext:value-type="string">
            <text:p>[-79,79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3777" calcext:value-type="float">
            <text:p>33777</text:p>
          </table:table-cell>
          <table:table-cell office:value-type="float" office:value="32057" calcext:value-type="float">
            <text:p>32057</text:p>
          </table:table-cell>
          <table:table-cell office:value-type="float" office:value="34425" calcext:value-type="float">
            <text:p>34425</text:p>
          </table:table-cell>
          <table:table-cell office:value-type="float" office:value="33481" calcext:value-type="float">
            <text:p>33481</text:p>
          </table:table-cell>
          <table:table-cell office:value-type="float" office:value="30985" calcext:value-type="float">
            <text:p>30985</text:p>
          </table:table-cell>
          <table:table-cell office:value-type="float" office:value="33017" calcext:value-type="float">
            <text:p>33017</text:p>
          </table:table-cell>
          <table:table-cell office:value-type="float" office:value="29809" calcext:value-type="float">
            <text:p>29809</text:p>
          </table:table-cell>
          <table:table-cell office:value-type="float" office:value="28129" calcext:value-type="float">
            <text:p>28129</text:p>
          </table:table-cell>
          <table:table-cell office:value-type="float" office:value="29385" calcext:value-type="float">
            <text:p>293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2,35]</text:p>
          </table:table-cell>
          <table:table-cell office:value-type="string" calcext:value-type="string">
            <text:p>[-77,75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8737" calcext:value-type="float">
            <text:p>28737</text:p>
          </table:table-cell>
          <table:table-cell office:value-type="float" office:value="34433" calcext:value-type="float">
            <text:p>34433</text:p>
          </table:table-cell>
          <table:table-cell office:value-type="float" office:value="27313" calcext:value-type="float">
            <text:p>27313</text:p>
          </table:table-cell>
          <table:table-cell office:value-type="float" office:value="28961" calcext:value-type="float">
            <text:p>28961</text:p>
          </table:table-cell>
          <table:table-cell office:value-type="float" office:value="33649" calcext:value-type="float">
            <text:p>33649</text:p>
          </table:table-cell>
          <table:table-cell office:value-type="float" office:value="25545" calcext:value-type="float">
            <text:p>25545</text:p>
          </table:table-cell>
          <table:table-cell office:value-type="float" office:value="26057" calcext:value-type="float">
            <text:p>26057</text:p>
          </table:table-cell>
          <table:table-cell office:value-type="float" office:value="29089" calcext:value-type="float">
            <text:p>29089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69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75,74]</text:p>
          </table:table-cell>
          <table:table-cell office:value-type="string" calcext:value-type="string">
            <text:p>[-85,7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26361" calcext:value-type="float">
            <text:p>26361</text:p>
          </table:table-cell>
          <table:table-cell office:value-type="float" office:value="27049" calcext:value-type="float">
            <text:p>27049</text:p>
          </table:table-cell>
          <table:table-cell office:value-type="float" office:value="25161" calcext:value-type="float">
            <text:p>25161</text:p>
          </table:table-cell>
          <table:table-cell office:value-type="float" office:value="29449" calcext:value-type="float">
            <text:p>29449</text:p>
          </table:table-cell>
          <table:table-cell office:value-type="float" office:value="26905" calcext:value-type="float">
            <text:p>26905</text:p>
          </table:table-cell>
          <table:table-cell office:value-type="float" office:value="23745" calcext:value-type="float">
            <text:p>23745</text:p>
          </table:table-cell>
          <table:table-cell office:value-type="float" office:value="27665" calcext:value-type="float">
            <text:p>27665</text:p>
          </table:table-cell>
          <table:table-cell office:value-type="float" office:value="24937" calcext:value-type="float">
            <text:p>24937</text:p>
          </table:table-cell>
          <table:table-cell office:value-type="float" office:value="23009" calcext:value-type="float">
            <text:p>23009</text:p>
          </table:table-cell>
          <table:table-cell office:value-type="float" office:value="25321" calcext:value-type="float">
            <text:p>253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41]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71,44]</text:p>
          </table:table-cell>
          <table:table-cell office:value-type="string" calcext:value-type="string">
            <text:p>[-72,46</text:p>
          </table:table-cell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121" calcext:value-type="float">
            <text:p>29121</text:p>
          </table:table-cell>
          <table:table-cell office:value-type="float" office:value="23249" calcext:value-type="float">
            <text:p>23249</text:p>
          </table:table-cell>
          <table:table-cell office:value-type="float" office:value="29337" calcext:value-type="float">
            <text:p>29337</text:p>
          </table:table-cell>
          <table:table-cell office:value-type="float" office:value="29233" calcext:value-type="float">
            <text:p>29233</text:p>
          </table:table-cell>
          <table:table-cell office:value-type="float" office:value="21609" calcext:value-type="float">
            <text:p>21609</text:p>
          </table:table-cell>
          <table:table-cell office:value-type="float" office:value="27689" calcext:value-type="float">
            <text:p>27689</text:p>
          </table:table-cell>
          <table:table-cell office:value-type="float" office:value="26241" calcext:value-type="float">
            <text:p>26241</text:p>
          </table:table-cell>
          <table:table-cell office:value-type="float" office:value="20369" calcext:value-type="float">
            <text:p>20369</text:p>
          </table:table-cell>
          <table:table-cell office:value-type="float" office:value="25281" calcext:value-type="float">
            <text:p>25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29]</text:p>
          </table:table-cell>
          <table:table-cell office:value-type="string" calcext:value-type="string">
            <text:p>[0,98]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65,56]</text:p>
          </table:table-cell>
          <table:table-cell office:value-type="string" calcext:value-type="string">
            <text:p>[-38,49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32529" calcext:value-type="float">
            <text:p>32529</text:p>
          </table:table-cell>
          <table:table-cell office:value-type="float" office:value="29089" calcext:value-type="float">
            <text:p>29089</text:p>
          </table:table-cell>
          <table:table-cell office:value-type="float" office:value="23513" calcext:value-type="float">
            <text:p>23513</text:p>
          </table:table-cell>
          <table:table-cell office:value-type="float" office:value="32905" calcext:value-type="float">
            <text:p>32905</text:p>
          </table:table-cell>
          <table:table-cell office:value-type="float" office:value="27801" calcext:value-type="float">
            <text:p>27801</text:p>
          </table:table-cell>
          <table:table-cell office:value-type="float" office:value="22633" calcext:value-type="float">
            <text:p>22633</text:p>
          </table:table-cell>
          <table:table-cell office:value-type="float" office:value="28665" calcext:value-type="float">
            <text:p>28665</text:p>
          </table:table-cell>
          <table:table-cell office:value-type="float" office:value="25017" calcext:value-type="float">
            <text:p>25017</text:p>
          </table:table-cell>
          <table:table-cell office:value-type="float" office:value="21705" calcext:value-type="float">
            <text:p>2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19]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77,44]</text:p>
          </table:table-cell>
          <table:table-cell office:value-type="string" calcext:value-type="string">
            <text:p>[-60,49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7457" calcext:value-type="float">
            <text:p>27457</text:p>
          </table:table-cell>
          <table:table-cell office:value-type="float" office:value="33057" calcext:value-type="float">
            <text:p>33057</text:p>
          </table:table-cell>
          <table:table-cell office:value-type="float" office:value="31385" calcext:value-type="float">
            <text:p>31385</text:p>
          </table:table-cell>
          <table:table-cell office:value-type="float" office:value="27441" calcext:value-type="float">
            <text:p>27441</text:p>
          </table:table-cell>
          <table:table-cell office:value-type="float" office:value="32273" calcext:value-type="float">
            <text:p>32273</text:p>
          </table:table-cell>
          <table:table-cell office:value-type="float" office:value="29377" calcext:value-type="float">
            <text:p>29377</text:p>
          </table:table-cell>
          <table:table-cell office:value-type="float" office:value="25561" calcext:value-type="float">
            <text:p>25561</text:p>
          </table:table-cell>
          <table:table-cell office:value-type="float" office:value="29121" calcext:value-type="float">
            <text:p>29121</text:p>
          </table:table-cell>
          <table:table-cell office:value-type="float" office:value="26497" calcext:value-type="float">
            <text:p>264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5]</text:p>
          </table:table-cell>
          <table:table-cell office:value-type="string" calcext:value-type="string">
            <text:p>[0,14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63,52]</text:p>
          </table:table-cell>
          <table:table-cell office:value-type="string" calcext:value-type="string">
            <text:p>[-48,73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42666" calcext:value-type="float">
            <text:p>342666</text:p>
          </table:table-cell>
          <table:table-cell office:value-type="float" office:value="338274" calcext:value-type="float">
            <text:p>338274</text:p>
          </table:table-cell>
          <table:table-cell office:value-type="float" office:value="298746" calcext:value-type="float">
            <text:p>298746</text:p>
          </table:table-cell>
          <table:table-cell office:value-type="float" office:value="301610" calcext:value-type="float">
            <text:p>301610</text:p>
          </table:table-cell>
          <table:table-cell office:value-type="float" office:value="296866" calcext:value-type="float">
            <text:p>296866</text:p>
          </table:table-cell>
          <table:table-cell office:value-type="float" office:value="288210" calcext:value-type="float">
            <text:p>288210</text:p>
          </table:table-cell>
          <table:table-cell office:value-type="float" office:value="303218" calcext:value-type="float">
            <text:p>303218</text:p>
          </table:table-cell>
          <table:table-cell office:value-type="float" office:value="291482" calcext:value-type="float">
            <text:p>291482</text:p>
          </table:table-cell>
          <table:table-cell office:value-type="float" office:value="275058" calcext:value-type="float">
            <text:p>275058</text:p>
          </table:table-cell>
          <table:table-cell office:value-type="float" office:value="271618" calcext:value-type="float">
            <text:p>271618</text:p>
          </table:table-cell>
          <table:table-cell office:value-type="float" office:value="263594" calcext:value-type="float">
            <text:p>263594</text:p>
          </table:table-cell>
          <table:table-cell office:value-type="float" office:value="251954" calcext:value-type="float">
            <text:p>251954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21969" calcext:value-type="float">
            <text:p>21969</text:p>
          </table:table-cell>
          <table:table-cell office:value-type="float" office:value="10777" calcext:value-type="float">
            <text:p>10777</text:p>
          </table:table-cell>
          <table:table-cell office:value-type="float" office:value="9233" calcext:value-type="float">
            <text:p>9233</text:p>
          </table:table-cell>
          <table:table-cell office:value-type="float" office:value="12433" calcext:value-type="float">
            <text:p>12433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9]</text:p>
          </table:table-cell>
          <table:table-cell office:value-type="string" calcext:value-type="string">
            <text:p>[-9,1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21969" calcext:value-type="float">
            <text:p>21969</text:p>
          </table:table-cell>
          <table:table-cell office:value-type="float" office:value="10769" calcext:value-type="float">
            <text:p>10769</text:p>
          </table:table-cell>
          <table:table-cell office:value-type="float" office:value="9177" calcext:value-type="float">
            <text:p>9177</text:p>
          </table:table-cell>
          <table:table-cell office:value-type="float" office:value="12401" calcext:value-type="float">
            <text:p>12401</text:p>
          </table:table-cell>
          <table:table-cell office:value-type="float" office:value="21969" calcext:value-type="float">
            <text:p>21969</text:p>
          </table:table-cell>
          <table:table-cell office:value-type="float" office:value="11785" calcext:value-type="float">
            <text:p>11785</text:p>
          </table:table-cell>
          <table:table-cell office:value-type="float" office:value="10105" calcext:value-type="float">
            <text:p>10105</text:p>
          </table:table-cell>
          <table:table-cell office:value-type="float" office:value="13041" calcext:value-type="float">
            <text:p>130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1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30753" calcext:value-type="float">
            <text:p>30753</text:p>
          </table:table-cell>
          <table:table-cell office:value-type="float" office:value="11161" calcext:value-type="float">
            <text:p>11161</text:p>
          </table:table-cell>
          <table:table-cell office:value-type="float" office:value="9553" calcext:value-type="float">
            <text:p>9553</text:p>
          </table:table-cell>
          <table:table-cell office:value-type="float" office:value="12641" calcext:value-type="float">
            <text:p>12641</text:p>
          </table:table-cell>
          <table:table-cell office:value-type="float" office:value="30753" calcext:value-type="float">
            <text:p>30753</text:p>
          </table:table-cell>
          <table:table-cell office:value-type="float" office:value="12513" calcext:value-type="float">
            <text:p>12513</text:p>
          </table:table-cell>
          <table:table-cell office:value-type="float" office:value="10817" calcext:value-type="float">
            <text:p>10817</text:p>
          </table:table-cell>
          <table:table-cell office:value-type="float" office:value="13529" calcext:value-type="float">
            <text:p>13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23,48]</text:p>
          </table:table-cell>
          <table:table-cell office:value-type="string" calcext:value-type="string">
            <text:p>[-23,4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30753" calcext:value-type="float">
            <text:p>30753</text:p>
          </table:table-cell>
          <table:table-cell office:value-type="float" office:value="9193" calcext:value-type="float">
            <text:p>9193</text:p>
          </table:table-cell>
          <table:table-cell office:value-type="float" office:value="7889" calcext:value-type="float">
            <text:p>7889</text:p>
          </table:table-cell>
          <table:table-cell office:value-type="float" office:value="11553" calcext:value-type="float">
            <text:p>11553</text:p>
          </table:table-cell>
          <table:table-cell office:value-type="float" office:value="30753" calcext:value-type="float">
            <text:p>30753</text:p>
          </table:table-cell>
          <table:table-cell office:value-type="float" office:value="11545" calcext:value-type="float">
            <text:p>11545</text:p>
          </table:table-cell>
          <table:table-cell office:value-type="float" office:value="9905" calcext:value-type="float">
            <text:p>9905</text:p>
          </table:table-cell>
          <table:table-cell office:value-type="float" office:value="12897" calcext:value-type="float">
            <text:p>12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38,26]</text:p>
          </table:table-cell>
          <table:table-cell office:value-type="string" calcext:value-type="string">
            <text:p>[-39,2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30753" calcext:value-type="float">
            <text:p>30753</text:p>
          </table:table-cell>
          <table:table-cell office:value-type="float" office:value="10897" calcext:value-type="float">
            <text:p>10897</text:p>
          </table:table-cell>
          <table:table-cell office:value-type="float" office:value="9369" calcext:value-type="float">
            <text:p>9369</text:p>
          </table:table-cell>
          <table:table-cell office:value-type="float" office:value="12545" calcext:value-type="float">
            <text:p>125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801" calcext:value-type="float">
            <text:p>12801</text:p>
          </table:table-cell>
          <table:table-cell office:value-type="float" office:value="11177" calcext:value-type="float">
            <text:p>11177</text:p>
          </table:table-cell>
          <table:table-cell office:value-type="float" office:value="13729" calcext:value-type="float">
            <text:p>13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34,37]</text:p>
          </table:table-cell>
          <table:table-cell office:value-type="string" calcext:value-type="string">
            <text:p>[-33,3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10545" calcext:value-type="float">
            <text:p>10545</text:p>
          </table:table-cell>
          <table:table-cell office:value-type="float" office:value="8889" calcext:value-type="float">
            <text:p>8889</text:p>
          </table:table-cell>
          <table:table-cell office:value-type="float" office:value="12249" calcext:value-type="float">
            <text:p>12249</text:p>
          </table:table-cell>
          <table:table-cell office:value-type="float" office:value="21969" calcext:value-type="float">
            <text:p>21969</text:p>
          </table:table-cell>
          <table:table-cell office:value-type="float" office:value="12825" calcext:value-type="float">
            <text:p>12825</text:p>
          </table:table-cell>
          <table:table-cell office:value-type="float" office:value="11081" calcext:value-type="float">
            <text:p>11081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4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21969" calcext:value-type="float">
            <text:p>21969</text:p>
          </table:table-cell>
          <table:table-cell office:value-type="float" office:value="11409" calcext:value-type="float">
            <text:p>11409</text:p>
          </table:table-cell>
          <table:table-cell office:value-type="float" office:value="9665" calcext:value-type="float">
            <text:p>9665</text:p>
          </table:table-cell>
          <table:table-cell office:value-type="float" office:value="12729" calcext:value-type="float">
            <text:p>12729</text:p>
          </table:table-cell>
          <table:table-cell office:value-type="float" office:value="21969" calcext:value-type="float">
            <text:p>21969</text:p>
          </table:table-cell>
          <table:table-cell office:value-type="float" office:value="13265" calcext:value-type="float">
            <text:p>13265</text:p>
          </table:table-cell>
          <table:table-cell office:value-type="float" office:value="11473" calcext:value-type="float">
            <text:p>11473</text:p>
          </table:table-cell>
          <table:table-cell office:value-type="float" office:value="13969" calcext:value-type="float">
            <text:p>139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8,11]</text:p>
          </table:table-cell>
          <table:table-cell office:value-type="string" calcext:value-type="string">
            <text:p>[-11,1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26361" calcext:value-type="float">
            <text:p>26361</text:p>
          </table:table-cell>
          <table:table-cell office:value-type="float" office:value="10209" calcext:value-type="float">
            <text:p>10209</text:p>
          </table:table-cell>
          <table:table-cell office:value-type="float" office:value="8729" calcext:value-type="float">
            <text:p>8729</text:p>
          </table:table-cell>
          <table:table-cell office:value-type="float" office:value="12137" calcext:value-type="float">
            <text:p>12137</text:p>
          </table:table-cell>
          <table:table-cell office:value-type="float" office:value="26361" calcext:value-type="float">
            <text:p>26361</text:p>
          </table:table-cell>
          <table:table-cell office:value-type="float" office:value="12633" calcext:value-type="float">
            <text:p>12633</text:p>
          </table:table-cell>
          <table:table-cell office:value-type="float" office:value="10953" calcext:value-type="float">
            <text:p>10953</text:p>
          </table:table-cell>
          <table:table-cell office:value-type="float" office:value="13593" calcext:value-type="float">
            <text:p>13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21,21]</text:p>
          </table:table-cell>
          <table:table-cell office:value-type="string" calcext:value-type="string">
            <text:p>[-20,2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office:value-type="float" office:value="30753" calcext:value-type="float">
            <text:p>30753</text:p>
          </table:table-cell>
          <table:table-cell office:value-type="float" office:value="11249" calcext:value-type="float">
            <text:p>11249</text:p>
          </table:table-cell>
          <table:table-cell office:value-type="float" office:value="9609" calcext:value-type="float">
            <text:p>9609</text:p>
          </table:table-cell>
          <table:table-cell office:value-type="float" office:value="12705" calcext:value-type="float">
            <text:p>12705</text:p>
          </table:table-cell>
          <table:table-cell office:value-type="float" office:value="30753" calcext:value-type="float">
            <text:p>30753</text:p>
          </table:table-cell>
          <table:table-cell office:value-type="float" office:value="12921" calcext:value-type="float">
            <text:p>12921</text:p>
          </table:table-cell>
          <table:table-cell office:value-type="float" office:value="11201" calcext:value-type="float">
            <text:p>11201</text:p>
          </table:table-cell>
          <table:table-cell office:value-type="float" office:value="13761" calcext:value-type="float">
            <text:p>137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49,38]</text:p>
          </table:table-cell>
          <table:table-cell office:value-type="string" calcext:value-type="string">
            <text:p>[-49,4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26361" calcext:value-type="float">
            <text:p>26361</text:p>
          </table:table-cell>
          <table:table-cell office:value-type="float" office:value="12097" calcext:value-type="float">
            <text:p>12097</text:p>
          </table:table-cell>
          <table:table-cell office:value-type="float" office:value="10297" calcext:value-type="float">
            <text:p>10297</text:p>
          </table:table-cell>
          <table:table-cell office:value-type="float" office:value="13177" calcext:value-type="float">
            <text:p>13177</text:p>
          </table:table-cell>
          <table:table-cell office:value-type="float" office:value="26361" calcext:value-type="float">
            <text:p>26361</text:p>
          </table:table-cell>
          <table:table-cell office:value-type="float" office:value="13537" calcext:value-type="float">
            <text:p>13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4137" calcext:value-type="float">
            <text:p>14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22,22]</text:p>
          </table:table-cell>
          <table:table-cell office:value-type="string" calcext:value-type="string">
            <text:p>[-20,22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3610" calcext:value-type="float">
            <text:p>263610</text:p>
          </table:table-cell>
          <table:table-cell office:value-type="float" office:value="108306" calcext:value-type="float">
            <text:p>108306</text:p>
          </table:table-cell>
          <table:table-cell office:value-type="float" office:value="92410" calcext:value-type="float">
            <text:p>92410</text:p>
          </table:table-cell>
          <table:table-cell office:value-type="float" office:value="124570" calcext:value-type="float">
            <text:p>124570</text:p>
          </table:table-cell>
          <table:table-cell office:value-type="float" office:value="246042" calcext:value-type="float">
            <text:p>24604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3466" calcext:value-type="float">
            <text:p>103466</text:p>
          </table:table-cell>
          <table:table-cell office:value-type="float" office:value="131738" calcext:value-type="float">
            <text:p>131738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30753" calcext:value-type="float">
            <text:p>30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3721" calcext:value-type="float">
            <text:p>23721</text:p>
          </table:table-cell>
          <table:table-cell office:value-type="float" office:value="22569" calcext:value-type="float">
            <text:p>2256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-56,58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35145" calcext:value-type="float">
            <text:p>35145</text:p>
          </table:table-cell>
          <table:table-cell office:value-type="float" office:value="16673" calcext:value-type="float">
            <text:p>16673</text:p>
          </table:table-cell>
          <table:table-cell office:value-type="float" office:value="14921" calcext:value-type="float">
            <text:p>14921</text:p>
          </table:table-cell>
          <table:table-cell office:value-type="float" office:value="16313" calcext:value-type="float">
            <text:p>163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49" calcext:value-type="float">
            <text:p>26849</text:p>
          </table:table-cell>
          <table:table-cell office:value-type="float" office:value="25985" calcext:value-type="float">
            <text:p>25985</text:p>
          </table:table-cell>
          <table:table-cell office:value-type="float" office:value="24129" calcext:value-type="float">
            <text:p>24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91,94]</text:p>
          </table:table-cell>
          <table:table-cell office:value-type="string" calcext:value-type="string">
            <text:p>[-92,10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30753" calcext:value-type="float">
            <text:p>30753</text:p>
          </table:table-cell>
          <table:table-cell office:value-type="float" office:value="21385" calcext:value-type="float">
            <text:p>21385</text:p>
          </table:table-cell>
          <table:table-cell office:value-type="float" office:value="20433" calcext:value-type="float">
            <text:p>20433</text:p>
          </table:table-cell>
          <table:table-cell office:value-type="float" office:value="20321" calcext:value-type="float">
            <text:p>203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9" calcext:value-type="float">
            <text:p>26609</text:p>
          </table:table-cell>
          <table:table-cell office:value-type="float" office:value="24641" calcext:value-type="float">
            <text:p>24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0,62]</text:p>
          </table:table-cell>
          <table:table-cell office:value-type="string" calcext:value-type="string">
            <text:p>[-88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office:value-type="float" office:value="30753" calcext:value-type="float">
            <text:p>30753</text:p>
          </table:table-cell>
          <table:table-cell office:value-type="float" office:value="20689" calcext:value-type="float">
            <text:p>20689</text:p>
          </table:table-cell>
          <table:table-cell office:value-type="float" office:value="19113" calcext:value-type="float">
            <text:p>19113</text:p>
          </table:table-cell>
          <table:table-cell office:value-type="float" office:value="19345" calcext:value-type="float">
            <text:p>19345</text:p>
          </table:table-cell>
          <table:table-cell office:value-type="float" office:value="35145" calcext:value-type="float">
            <text:p>35145</text:p>
          </table:table-cell>
          <table:table-cell office:value-type="float" office:value="26985" calcext:value-type="float">
            <text:p>26985</text:p>
          </table:table-cell>
          <table:table-cell office:value-type="float" office:value="26233" calcext:value-type="float">
            <text:p>26233</text:p>
          </table:table-cell>
          <table:table-cell office:value-type="float" office:value="24401" calcext:value-type="float">
            <text:p>244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0,61]</text:p>
          </table:table-cell>
          <table:table-cell office:value-type="string" calcext:value-type="string">
            <text:p>[-87,9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0753" calcext:value-type="float">
            <text:p>30753</text:p>
          </table:table-cell>
          <table:table-cell office:value-type="float" office:value="18585" calcext:value-type="float">
            <text:p>18585</text:p>
          </table:table-cell>
          <table:table-cell office:value-type="float" office:value="16561" calcext:value-type="float">
            <text:p>16561</text:p>
          </table:table-cell>
          <table:table-cell office:value-type="float" office:value="17409" calcext:value-type="float">
            <text:p>17409</text:p>
          </table:table-cell>
          <table:table-cell office:value-type="float" office:value="35145" calcext:value-type="float">
            <text:p>35145</text:p>
          </table:table-cell>
          <table:table-cell office:value-type="float" office:value="26545" calcext:value-type="float">
            <text:p>26545</text:p>
          </table:table-cell>
          <table:table-cell office:value-type="float" office:value="25505" calcext:value-type="float">
            <text:p>25505</text:p>
          </table:table-cell>
          <table:table-cell office:value-type="float" office:value="23817" calcext:value-type="float">
            <text:p>238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48,58]</text:p>
          </table:table-cell>
          <table:table-cell office:value-type="string" calcext:value-type="string">
            <text:p>[-63,6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35145" calcext:value-type="float">
            <text:p>35145</text:p>
          </table:table-cell>
          <table:table-cell office:value-type="float" office:value="19777" calcext:value-type="float">
            <text:p>19777</text:p>
          </table:table-cell>
          <table:table-cell office:value-type="float" office:value="18201" calcext:value-type="float">
            <text:p>18201</text:p>
          </table:table-cell>
          <table:table-cell office:value-type="float" office:value="18673" calcext:value-type="float">
            <text:p>1867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49" calcext:value-type="float">
            <text:p>26649</text:p>
          </table:table-cell>
          <table:table-cell office:value-type="float" office:value="25825" calcext:value-type="float">
            <text:p>25825</text:p>
          </table:table-cell>
          <table:table-cell office:value-type="float" office:value="24041" calcext:value-type="float">
            <text:p>240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7,59]</text:p>
          </table:table-cell>
          <table:table-cell office:value-type="string" calcext:value-type="string">
            <text:p>[-89,8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office:value-type="float" office:value="30753" calcext:value-type="float">
            <text:p>30753</text:p>
          </table:table-cell>
          <table:table-cell office:value-type="float" office:value="17705" calcext:value-type="float">
            <text:p>17705</text:p>
          </table:table-cell>
          <table:table-cell office:value-type="float" office:value="15857" calcext:value-type="float">
            <text:p>15857</text:p>
          </table:table-cell>
          <table:table-cell office:value-type="float" office:value="16993" calcext:value-type="float">
            <text:p>16993</text:p>
          </table:table-cell>
          <table:table-cell office:value-type="float" office:value="30753" calcext:value-type="float">
            <text:p>30753</text:p>
          </table:table-cell>
          <table:table-cell office:value-type="float" office:value="25849" calcext:value-type="float">
            <text:p>25849</text:p>
          </table:table-cell>
          <table:table-cell office:value-type="float" office:value="24817" calcext:value-type="float">
            <text:p>24817</text:p>
          </table:table-cell>
          <table:table-cell office:value-type="float" office:value="23313" calcext:value-type="float">
            <text:p>23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35,37]</text:p>
          </table:table-cell>
          <table:table-cell office:value-type="string" calcext:value-type="string">
            <text:p>[-61,6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0753" calcext:value-type="float">
            <text:p>30753</text:p>
          </table:table-cell>
          <table:table-cell office:value-type="float" office:value="19041" calcext:value-type="float">
            <text:p>1904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93" calcext:value-type="float">
            <text:p>1799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57" calcext:value-type="float">
            <text:p>26857</text:p>
          </table:table-cell>
          <table:table-cell office:value-type="float" office:value="25833" calcext:value-type="float">
            <text:p>25833</text:p>
          </table:table-cell>
          <table:table-cell office:value-type="float" office:value="24041" calcext:value-type="float">
            <text:p>24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46,41]</text:p>
          </table:table-cell>
          <table:table-cell office:value-type="string" calcext:value-type="string">
            <text:p>[-65,6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0753" calcext:value-type="float">
            <text:p>30753</text:p>
          </table:table-cell>
          <table:table-cell office:value-type="float" office:value="17137" calcext:value-type="float">
            <text:p>17137</text:p>
          </table:table-cell>
          <table:table-cell office:value-type="float" office:value="15617" calcext:value-type="float">
            <text:p>15617</text:p>
          </table:table-cell>
          <table:table-cell office:value-type="float" office:value="16905" calcext:value-type="float">
            <text:p>16905</text:p>
          </table:table-cell>
          <table:table-cell office:value-type="float" office:value="35145" calcext:value-type="float">
            <text:p>35145</text:p>
          </table:table-cell>
          <table:table-cell office:value-type="float" office:value="26817" calcext:value-type="float">
            <text:p>26817</text:p>
          </table:table-cell>
          <table:table-cell office:value-type="float" office:value="25897" calcext:value-type="float">
            <text:p>25897</text:p>
          </table:table-cell>
          <table:table-cell office:value-type="float" office:value="24121" calcext:value-type="float">
            <text:p>24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41,49]</text:p>
          </table:table-cell>
          <table:table-cell office:value-type="string" calcext:value-type="string">
            <text:p>[-78,6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18673" calcext:value-type="float">
            <text:p>18673</text:p>
          </table:table-cell>
          <table:table-cell office:value-type="float" office:value="16777" calcext:value-type="float">
            <text:p>16777</text:p>
          </table:table-cell>
          <table:table-cell office:value-type="float" office:value="17641" calcext:value-type="float">
            <text:p>17641</text:p>
          </table:table-cell>
          <table:table-cell office:value-type="float" office:value="35145" calcext:value-type="float">
            <text:p>35145</text:p>
          </table:table-cell>
          <table:table-cell office:value-type="float" office:value="26153" calcext:value-type="float">
            <text:p>26153</text:p>
          </table:table-cell>
          <table:table-cell office:value-type="float" office:value="25185" calcext:value-type="float">
            <text:p>25185</text:p>
          </table:table-cell>
          <table:table-cell office:value-type="float" office:value="23601" calcext:value-type="float">
            <text:p>236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5,48]</text:p>
          </table:table-cell>
          <table:table-cell office:value-type="string" calcext:value-type="string">
            <text:p>[-74,6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194442" calcext:value-type="float">
            <text:p>194442</text:p>
          </table:table-cell>
          <table:table-cell office:value-type="float" office:value="178410" calcext:value-type="float">
            <text:p>178410</text:p>
          </table:table-cell>
          <table:table-cell office:value-type="float" office:value="184162" calcext:value-type="float">
            <text:p>184162</text:p>
          </table:table-cell>
          <table:table-cell office:value-type="float" office:value="316314" calcext:value-type="float">
            <text:p>316314</text:p>
          </table:table-cell>
          <table:table-cell office:value-type="float" office:value="244690" calcext:value-type="float">
            <text:p>244690</text:p>
          </table:table-cell>
          <table:table-cell office:value-type="float" office:value="236858" calcext:value-type="float">
            <text:p>236858</text:p>
          </table:table-cell>
          <table:table-cell office:value-type="float" office:value="225506" calcext:value-type="float">
            <text:p>2255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RG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40417" calcext:value-type="float">
            <text:p>40417</text:p>
          </table:table-cell>
          <table:table-cell table:number-columns-repeated="3" office:value-type="float" office:value="42505" calcext:value-type="float">
            <text:p>42505</text:p>
          </table:table-cell>
          <table:table-cell table:number-columns-repeated="3" office:value-type="float" office:value="35921" calcext:value-type="float">
            <text:p>3592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7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2" office:value-type="float" office:value="13625" calcext:value-type="float">
            <text:p>13625</text:p>
          </table:table-cell>
          <table:table-cell office:value-type="float" office:value="40393" calcext:value-type="float">
            <text:p>40393</text:p>
          </table:table-cell>
          <table:table-cell table:number-columns-repeated="2" office:value-type="float" office:value="11697" calcext:value-type="float">
            <text:p>11697</text:p>
          </table:table-cell>
          <table:table-cell office:value-type="float" office:value="42473" calcext:value-type="float">
            <text:p>42473</text:p>
          </table:table-cell>
          <table:table-cell table:number-columns-repeated="2" office:value-type="float" office:value="13977" calcext:value-type="float">
            <text:p>13977</text:p>
          </table:table-cell>
          <table:table-cell office:value-type="float" office:value="35889" calcext:value-type="float">
            <text:p>3588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string" calcext:value-type="string">
            <text:p>[0,99]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50,16]</text:p>
          </table:table-cell>
          <table:table-cell office:value-type="string" calcext:value-type="string">
            <text:p>[-50,16</text:p>
          </table:table-cell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8961" calcext:value-type="float">
            <text:p>28961</text:p>
          </table:table-cell>
          <table:table-cell office:value-type="float" office:value="28889" calcext:value-type="float">
            <text:p>28889</text:p>
          </table:table-cell>
          <table:table-cell office:value-type="float" office:value="39857" calcext:value-type="float">
            <text:p>39857</text:p>
          </table:table-cell>
          <table:table-cell office:value-type="float" office:value="27209" calcext:value-type="float">
            <text:p>27209</text:p>
          </table:table-cell>
          <table:table-cell office:value-type="float" office:value="27169" calcext:value-type="float">
            <text:p>27169</text:p>
          </table:table-cell>
          <table:table-cell office:value-type="float" office:value="41625" calcext:value-type="float">
            <text:p>41625</text:p>
          </table:table-cell>
          <table:table-cell office:value-type="float" office:value="24881" calcext:value-type="float">
            <text:p>24881</text:p>
          </table:table-cell>
          <table:table-cell office:value-type="float" office:value="24857" calcext:value-type="float">
            <text:p>24857</text:p>
          </table:table-cell>
          <table:table-cell office:value-type="float" office:value="35473" calcext:value-type="float">
            <text:p>3547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15]</text:p>
          </table:table-cell>
          <table:table-cell office:value-type="string" calcext:value-type="string">
            <text:p>[0,117]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58,57]</text:p>
          </table:table-cell>
          <table:table-cell office:value-type="string" calcext:value-type="string">
            <text:p>[-59,57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9201" calcext:value-type="float">
            <text:p>29201</text:p>
          </table:table-cell>
          <table:table-cell office:value-type="float" office:value="29865" calcext:value-type="float">
            <text:p>29865</text:p>
          </table:table-cell>
          <table:table-cell office:value-type="float" office:value="40737" calcext:value-type="float">
            <text:p>40737</text:p>
          </table:table-cell>
          <table:table-cell office:value-type="float" office:value="27689" calcext:value-type="float">
            <text:p>27689</text:p>
          </table:table-cell>
          <table:table-cell office:value-type="float" office:value="28441" calcext:value-type="float">
            <text:p>28441</text:p>
          </table:table-cell>
          <table:table-cell office:value-type="float" office:value="42881" calcext:value-type="float">
            <text:p>42881</text:p>
          </table:table-cell>
          <table:table-cell office:value-type="float" office:value="25369" calcext:value-type="float">
            <text:p>25369</text:p>
          </table:table-cell>
          <table:table-cell office:value-type="float" office:value="26025" calcext:value-type="float">
            <text:p>26025</text:p>
          </table:table-cell>
          <table:table-cell office:value-type="float" office:value="36569" calcext:value-type="float">
            <text:p>3656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8,61]</text:p>
          </table:table-cell>
          <table:table-cell office:value-type="string" calcext:value-type="string">
            <text:p>[-61,63</text:p>
          </table:table-cell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633" calcext:value-type="float">
            <text:p>29633</text:p>
          </table:table-cell>
          <table:table-cell office:value-type="float" office:value="29649" calcext:value-type="float">
            <text:p>29649</text:p>
          </table:table-cell>
          <table:table-cell office:value-type="float" office:value="40353" calcext:value-type="float">
            <text:p>40353</text:p>
          </table:table-cell>
          <table:table-cell office:value-type="float" office:value="28105" calcext:value-type="float">
            <text:p>28105</text:p>
          </table:table-cell>
          <table:table-cell office:value-type="float" office:value="28385" calcext:value-type="float">
            <text:p>28385</text:p>
          </table:table-cell>
          <table:table-cell office:value-type="float" office:value="42313" calcext:value-type="float">
            <text:p>42313</text:p>
          </table:table-cell>
          <table:table-cell office:value-type="float" office:value="25505" calcext:value-type="float">
            <text:p>25505</text:p>
          </table:table-cell>
          <table:table-cell office:value-type="float" office:value="25649" calcext:value-type="float">
            <text:p>25649</text:p>
          </table:table-cell>
          <table:table-cell office:value-type="float" office:value="35761" calcext:value-type="float">
            <text:p>357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50]</text:p>
          </table:table-cell>
          <table:table-cell office:value-type="string" calcext:value-type="string">
            <text:p>[0,120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0,75]</text:p>
          </table:table-cell>
          <table:table-cell office:value-type="string" calcext:value-type="string">
            <text:p>[-60,6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377" calcext:value-type="float">
            <text:p>31377</text:p>
          </table:table-cell>
          <table:table-cell office:value-type="float" office:value="30857" calcext:value-type="float">
            <text:p>30857</text:p>
          </table:table-cell>
          <table:table-cell office:value-type="float" office:value="39281" calcext:value-type="float">
            <text:p>39281</text:p>
          </table:table-cell>
          <table:table-cell office:value-type="float" office:value="30105" calcext:value-type="float">
            <text:p>30105</text:p>
          </table:table-cell>
          <table:table-cell office:value-type="float" office:value="29425" calcext:value-type="float">
            <text:p>29425</text:p>
          </table:table-cell>
          <table:table-cell office:value-type="float" office:value="41217" calcext:value-type="float">
            <text:p>41217</text:p>
          </table:table-cell>
          <table:table-cell office:value-type="float" office:value="26897" calcext:value-type="float">
            <text:p>26897</text:p>
          </table:table-cell>
          <table:table-cell office:value-type="float" office:value="26417" calcext:value-type="float">
            <text:p>26417</text:p>
          </table:table-cell>
          <table:table-cell office:value-type="float" office:value="35361" calcext:value-type="float">
            <text:p>353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16]</text:p>
          </table:table-cell>
          <table:table-cell office:value-type="string" calcext:value-type="string">
            <text:p>[0,15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8,58]</text:p>
          </table:table-cell>
          <table:table-cell office:value-type="string" calcext:value-type="string">
            <text:p>[-54,7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193" calcext:value-type="float">
            <text:p>30193</text:p>
          </table:table-cell>
          <table:table-cell office:value-type="float" office:value="38905" calcext:value-type="float">
            <text:p>38905</text:p>
          </table:table-cell>
          <table:table-cell office:value-type="float" office:value="30449" calcext:value-type="float">
            <text:p>30449</text:p>
          </table:table-cell>
          <table:table-cell office:value-type="float" office:value="28945" calcext:value-type="float">
            <text:p>28945</text:p>
          </table:table-cell>
          <table:table-cell office:value-type="float" office:value="40577" calcext:value-type="float">
            <text:p>40577</text:p>
          </table:table-cell>
          <table:table-cell office:value-type="float" office:value="27025" calcext:value-type="float">
            <text:p>27025</text:p>
          </table:table-cell>
          <table:table-cell office:value-type="float" office:value="26025" calcext:value-type="float">
            <text:p>26025</text:p>
          </table:table-cell>
          <table:table-cell office:value-type="float" office:value="34737" calcext:value-type="float">
            <text:p>347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133]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64,54]</text:p>
          </table:table-cell>
          <table:table-cell office:value-type="string" calcext:value-type="string">
            <text:p>[-67,47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33825" calcext:value-type="float">
            <text:p>33825</text:p>
          </table:table-cell>
          <table:table-cell office:value-type="float" office:value="40377" calcext:value-type="float">
            <text:p>40377</text:p>
          </table:table-cell>
          <table:table-cell office:value-type="float" office:value="29441" calcext:value-type="float">
            <text:p>29441</text:p>
          </table:table-cell>
          <table:table-cell office:value-type="float" office:value="33041" calcext:value-type="float">
            <text:p>33041</text:p>
          </table:table-cell>
          <table:table-cell office:value-type="float" office:value="42425" calcext:value-type="float">
            <text:p>42425</text:p>
          </table:table-cell>
          <table:table-cell office:value-type="float" office:value="26689" calcext:value-type="float">
            <text:p>26689</text:p>
          </table:table-cell>
          <table:table-cell office:value-type="float" office:value="29449" calcext:value-type="float">
            <text:p>29449</text:p>
          </table:table-cell>
          <table:table-cell office:value-type="float" office:value="36241" calcext:value-type="float">
            <text:p>362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64,64]</text:p>
          </table:table-cell>
          <table:table-cell office:value-type="string" calcext:value-type="string">
            <text:p>[-63,72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297" calcext:value-type="float">
            <text:p>31297</text:p>
          </table:table-cell>
          <table:table-cell office:value-type="float" office:value="32201" calcext:value-type="float">
            <text:p>32201</text:p>
          </table:table-cell>
          <table:table-cell office:value-type="float" office:value="39937" calcext:value-type="float">
            <text:p>39937</text:p>
          </table:table-cell>
          <table:table-cell office:value-type="float" office:value="30121" calcext:value-type="float">
            <text:p>30121</text:p>
          </table:table-cell>
          <table:table-cell office:value-type="float" office:value="31177" calcext:value-type="float">
            <text:p>31177</text:p>
          </table:table-cell>
          <table:table-cell office:value-type="float" office:value="42105" calcext:value-type="float">
            <text:p>42105</text:p>
          </table:table-cell>
          <table:table-cell office:value-type="float" office:value="26889" calcext:value-type="float">
            <text:p>26889</text:p>
          </table:table-cell>
          <table:table-cell office:value-type="float" office:value="27601" calcext:value-type="float">
            <text:p>27601</text:p>
          </table:table-cell>
          <table:table-cell office:value-type="float" office:value="35681" calcext:value-type="float">
            <text:p>356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82]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55,61]</text:p>
          </table:table-cell>
          <table:table-cell office:value-type="string" calcext:value-type="string">
            <text:p>[-66,91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329" calcext:value-type="float">
            <text:p>30329</text:p>
          </table:table-cell>
          <table:table-cell office:value-type="float" office:value="39937" calcext:value-type="float">
            <text:p>39937</text:p>
          </table:table-cell>
          <table:table-cell office:value-type="float" office:value="30841" calcext:value-type="float">
            <text:p>30841</text:p>
          </table:table-cell>
          <table:table-cell office:value-type="float" office:value="28841" calcext:value-type="float">
            <text:p>28841</text:p>
          </table:table-cell>
          <table:table-cell office:value-type="float" office:value="41985" calcext:value-type="float">
            <text:p>41985</text:p>
          </table:table-cell>
          <table:table-cell office:value-type="float" office:value="27401" calcext:value-type="float">
            <text:p>27401</text:p>
          </table:table-cell>
          <table:table-cell office:value-type="float" office:value="26169" calcext:value-type="float">
            <text:p>26169</text:p>
          </table:table-cell>
          <table:table-cell office:value-type="float" office:value="35745" calcext:value-type="float">
            <text:p>357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140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59,63]</text:p>
          </table:table-cell>
          <table:table-cell office:value-type="string" calcext:value-type="string">
            <text:p>[-62,70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329490" calcext:value-type="float">
            <text:p>329490</text:p>
          </table:table-cell>
          <table:table-cell office:value-type="float" office:value="307530" calcext:value-type="float">
            <text:p>307530</text:p>
          </table:table-cell>
          <table:table-cell office:value-type="float" office:value="298802" calcext:value-type="float">
            <text:p>298802</text:p>
          </table:table-cell>
          <table:table-cell office:value-type="float" office:value="299850" calcext:value-type="float">
            <text:p>299850</text:p>
          </table:table-cell>
          <table:table-cell office:value-type="float" office:value="400194" calcext:value-type="float">
            <text:p>400194</text:p>
          </table:table-cell>
          <table:table-cell office:value-type="float" office:value="288162" calcext:value-type="float">
            <text:p>288162</text:p>
          </table:table-cell>
          <table:table-cell office:value-type="float" office:value="289626" calcext:value-type="float">
            <text:p>289626</text:p>
          </table:table-cell>
          <table:table-cell office:value-type="float" office:value="420106" calcext:value-type="float">
            <text:p>420106</text:p>
          </table:table-cell>
          <table:table-cell office:value-type="float" office:value="260554" calcext:value-type="float">
            <text:p>260554</text:p>
          </table:table-cell>
          <table:table-cell office:value-type="float" office:value="262090" calcext:value-type="float">
            <text:p>262090</text:p>
          </table:table-cell>
          <table:table-cell office:value-type="float" office:value="357378" calcext:value-type="float">
            <text:p>35737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410" calcext:value-type="float">
            <text:p>4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3" office:value-type="float" office:value="4401" calcext:value-type="float">
            <text:p>4401</text:p>
          </table:table-cell>
          <table:table-cell table:number-columns-repeated="6" office:value-type="float" office:value="4977" calcext:value-type="float">
            <text:p>4977</text:p>
          </table:table-cell>
          <table:table-cell table:number-columns-repeated="3" office:value-type="float" office:value="9409" calcext:value-type="float">
            <text:p>94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[0,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55201" calcext:value-type="float">
            <text:p>55201</text:p>
          </table:table-cell>
          <table:table-cell office:value-type="float" office:value="45777" calcext:value-type="float">
            <text:p>45777</text:p>
          </table:table-cell>
          <table:table-cell table:number-columns-repeated="2" office:value-type="float" office:value="60025" calcext:value-type="float">
            <text:p>60025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48569" calcext:value-type="float">
            <text:p>48569</text:p>
          </table:table-cell>
          <table:table-cell office:value-type="float" office:value="42441" calcext:value-type="float">
            <text:p>424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0,10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449" calcext:value-type="float">
            <text:p>54449</text:p>
          </table:table-cell>
          <table:table-cell office:value-type="float" office:value="29857" calcext:value-type="float">
            <text:p>29857</text:p>
          </table:table-cell>
          <table:table-cell office:value-type="float" office:value="45145" calcext:value-type="float">
            <text:p>45145</text:p>
          </table:table-cell>
          <table:table-cell office:value-type="float" office:value="58961" calcext:value-type="float">
            <text:p>58961</text:p>
          </table:table-cell>
          <table:table-cell office:value-type="float" office:value="27985" calcext:value-type="float">
            <text:p>27985</text:p>
          </table:table-cell>
          <table:table-cell office:value-type="float" office:value="50537" calcext:value-type="float">
            <text:p>50537</text:p>
          </table:table-cell>
          <table:table-cell office:value-type="float" office:value="47817" calcext:value-type="float">
            <text:p>47817</text:p>
          </table:table-cell>
          <table:table-cell office:value-type="float" office:value="25257" calcext:value-type="float">
            <text:p>25257</text:p>
          </table:table-cell>
          <table:table-cell office:value-type="float" office:value="41745" calcext:value-type="float">
            <text:p>41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3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7,95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113" calcext:value-type="float">
            <text:p>54113</text:p>
          </table:table-cell>
          <table:table-cell office:value-type="float" office:value="32825" calcext:value-type="float">
            <text:p>32825</text:p>
          </table:table-cell>
          <table:table-cell office:value-type="float" office:value="44985" calcext:value-type="float">
            <text:p>44985</text:p>
          </table:table-cell>
          <table:table-cell office:value-type="float" office:value="58577" calcext:value-type="float">
            <text:p>58577</text:p>
          </table:table-cell>
          <table:table-cell office:value-type="float" office:value="32097" calcext:value-type="float">
            <text:p>32097</text:p>
          </table:table-cell>
          <table:table-cell office:value-type="float" office:value="50185" calcext:value-type="float">
            <text:p>50185</text:p>
          </table:table-cell>
          <table:table-cell office:value-type="float" office:value="47561" calcext:value-type="float">
            <text:p>47561</text:p>
          </table:table-cell>
          <table:table-cell office:value-type="float" office:value="28473" calcext:value-type="float">
            <text:p>28473</text:p>
          </table:table-cell>
          <table:table-cell office:value-type="float" office:value="41393" calcext:value-type="float">
            <text:p>413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6,100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45865" calcext:value-type="float">
            <text:p>45865</text:p>
          </table:table-cell>
          <table:table-cell office:value-type="float" office:value="31137" calcext:value-type="float">
            <text:p>31137</text:p>
          </table:table-cell>
          <table:table-cell office:value-type="float" office:value="38225" calcext:value-type="float">
            <text:p>38225</text:p>
          </table:table-cell>
          <table:table-cell office:value-type="float" office:value="49457" calcext:value-type="float">
            <text:p>49457</text:p>
          </table:table-cell>
          <table:table-cell office:value-type="float" office:value="30281" calcext:value-type="float">
            <text:p>30281</text:p>
          </table:table-cell>
          <table:table-cell office:value-type="float" office:value="42465" calcext:value-type="float">
            <text:p>42465</text:p>
          </table:table-cell>
          <table:table-cell office:value-type="float" office:value="41033" calcext:value-type="float">
            <text:p>41033</text:p>
          </table:table-cell>
          <table:table-cell office:value-type="float" office:value="26881" calcext:value-type="float">
            <text:p>26881</text:p>
          </table:table-cell>
          <table:table-cell office:value-type="float" office:value="35801" calcext:value-type="float">
            <text:p>35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9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145" calcext:value-type="float">
            <text:p>53145</text:p>
          </table:table-cell>
          <table:table-cell office:value-type="float" office:value="30553" calcext:value-type="float">
            <text:p>30553</text:p>
          </table:table-cell>
          <table:table-cell office:value-type="float" office:value="44377" calcext:value-type="float">
            <text:p>44377</text:p>
          </table:table-cell>
          <table:table-cell office:value-type="float" office:value="57617" calcext:value-type="float">
            <text:p>57617</text:p>
          </table:table-cell>
          <table:table-cell office:value-type="float" office:value="30025" calcext:value-type="float">
            <text:p>30025</text:p>
          </table:table-cell>
          <table:table-cell office:value-type="float" office:value="49241" calcext:value-type="float">
            <text:p>49241</text:p>
          </table:table-cell>
          <table:table-cell office:value-type="float" office:value="46873" calcext:value-type="float">
            <text:p>46873</text:p>
          </table:table-cell>
          <table:table-cell office:value-type="float" office:value="27041" calcext:value-type="float">
            <text:p>27041</text:p>
          </table:table-cell>
          <table:table-cell office:value-type="float" office:value="40721" calcext:value-type="float">
            <text:p>40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593" calcext:value-type="float">
            <text:p>53593</text:p>
          </table:table-cell>
          <table:table-cell office:value-type="float" office:value="28641" calcext:value-type="float">
            <text:p>28641</text:p>
          </table:table-cell>
          <table:table-cell office:value-type="float" office:value="44833" calcext:value-type="float">
            <text:p>44833</text:p>
          </table:table-cell>
          <table:table-cell office:value-type="float" office:value="58193" calcext:value-type="float">
            <text:p>58193</text:p>
          </table:table-cell>
          <table:table-cell office:value-type="float" office:value="27169" calcext:value-type="float">
            <text:p>27169</text:p>
          </table:table-cell>
          <table:table-cell office:value-type="float" office:value="49817" calcext:value-type="float">
            <text:p>49817</text:p>
          </table:table-cell>
          <table:table-cell office:value-type="float" office:value="47209" calcext:value-type="float">
            <text:p>47209</text:p>
          </table:table-cell>
          <table:table-cell office:value-type="float" office:value="24985" calcext:value-type="float">
            <text:p>24985</text:p>
          </table:table-cell>
          <table:table-cell office:value-type="float" office:value="41009" calcext:value-type="float">
            <text:p>410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697" calcext:value-type="float">
            <text:p>53697</text:p>
          </table:table-cell>
          <table:table-cell office:value-type="float" office:value="30057" calcext:value-type="float">
            <text:p>30057</text:p>
          </table:table-cell>
          <table:table-cell office:value-type="float" office:value="44745" calcext:value-type="float">
            <text:p>44745</text:p>
          </table:table-cell>
          <table:table-cell office:value-type="float" office:value="58249" calcext:value-type="float">
            <text:p>58249</text:p>
          </table:table-cell>
          <table:table-cell office:value-type="float" office:value="28713" calcext:value-type="float">
            <text:p>28713</text:p>
          </table:table-cell>
          <table:table-cell office:value-type="float" office:value="49937" calcext:value-type="float">
            <text:p>49937</text:p>
          </table:table-cell>
          <table:table-cell office:value-type="float" office:value="47169" calcext:value-type="float">
            <text:p>47169</text:p>
          </table:table-cell>
          <table:table-cell office:value-type="float" office:value="26249" calcext:value-type="float">
            <text:p>26249</text:p>
          </table:table-cell>
          <table:table-cell office:value-type="float" office:value="40801" calcext:value-type="float">
            <text:p>40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7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249" calcext:value-type="float">
            <text:p>53249</text:p>
          </table:table-cell>
          <table:table-cell office:value-type="float" office:value="30081" calcext:value-type="float">
            <text:p>30081</text:p>
          </table:table-cell>
          <table:table-cell office:value-type="float" office:value="44577" calcext:value-type="float">
            <text:p>44577</text:p>
          </table:table-cell>
          <table:table-cell office:value-type="float" office:value="57817" calcext:value-type="float">
            <text:p>57817</text:p>
          </table:table-cell>
          <table:table-cell office:value-type="float" office:value="28873" calcext:value-type="float">
            <text:p>28873</text:p>
          </table:table-cell>
          <table:table-cell office:value-type="float" office:value="49457" calcext:value-type="float">
            <text:p>49457</text:p>
          </table:table-cell>
          <table:table-cell office:value-type="float" office:value="47009" calcext:value-type="float">
            <text:p>47009</text:p>
          </table:table-cell>
          <table:table-cell office:value-type="float" office:value="25969" calcext:value-type="float">
            <text:p>25969</text:p>
          </table:table-cell>
          <table:table-cell office:value-type="float" office:value="40865" calcext:value-type="float">
            <text:p>40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8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3,9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721" calcext:value-type="float">
            <text:p>53721</text:p>
          </table:table-cell>
          <table:table-cell office:value-type="float" office:value="31577" calcext:value-type="float">
            <text:p>31577</text:p>
          </table:table-cell>
          <table:table-cell office:value-type="float" office:value="44833" calcext:value-type="float">
            <text:p>44833</text:p>
          </table:table-cell>
          <table:table-cell office:value-type="float" office:value="58289" calcext:value-type="float">
            <text:p>58289</text:p>
          </table:table-cell>
          <table:table-cell office:value-type="float" office:value="30561" calcext:value-type="float">
            <text:p>30561</text:p>
          </table:table-cell>
          <table:table-cell office:value-type="float" office:value="49921" calcext:value-type="float">
            <text:p>49921</text:p>
          </table:table-cell>
          <table:table-cell office:value-type="float" office:value="47321" calcext:value-type="float">
            <text:p>47321</text:p>
          </table:table-cell>
          <table:table-cell office:value-type="float" office:value="27313" calcext:value-type="float">
            <text:p>27313</text:p>
          </table:table-cell>
          <table:table-cell office:value-type="float" office:value="40985" calcext:value-type="float">
            <text:p>409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7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9,89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20706" calcext:value-type="float">
            <text:p>320706</text:p>
          </table:table-cell>
          <table:table-cell office:value-type="float" office:value="281178" calcext:value-type="float">
            <text:p>281178</text:p>
          </table:table-cell>
          <table:table-cell office:value-type="float" office:value="482010" calcext:value-type="float">
            <text:p>482010</text:p>
          </table:table-cell>
          <table:table-cell office:value-type="float" office:value="304906" calcext:value-type="float">
            <text:p>304906</text:p>
          </table:table-cell>
          <table:table-cell office:value-type="float" office:value="402474" calcext:value-type="float">
            <text:p>402474</text:p>
          </table:table-cell>
          <table:table-cell office:value-type="float" office:value="522162" calcext:value-type="float">
            <text:p>522162</text:p>
          </table:table-cell>
          <table:table-cell office:value-type="float" office:value="300706" calcext:value-type="float">
            <text:p>300706</text:p>
          </table:table-cell>
          <table:table-cell office:value-type="float" office:value="448034" calcext:value-type="float">
            <text:p>448034</text:p>
          </table:table-cell>
          <table:table-cell office:value-type="float" office:value="429970" calcext:value-type="float">
            <text:p>429970</text:p>
          </table:table-cell>
          <table:table-cell office:value-type="float" office:value="270146" calcext:value-type="float">
            <text:p>270146</text:p>
          </table:table-cell>
          <table:table-cell office:value-type="float" office:value="375170" calcext:value-type="float">
            <text:p>375170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office:value-type="float" office:value="263" calcext:value-type="float">
            <text:p>2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30753" calcext:value-type="float">
            <text:p>30753</text:p>
          </table:table-cell>
          <table:table-cell office:value-type="float" office:value="26657" calcext:value-type="float">
            <text:p>26657</text:p>
          </table:table-cell>
          <table:table-cell office:value-type="float" office:value="24569" calcext:value-type="float">
            <text:p>24569</text:p>
          </table:table-cell>
          <table:table-cell office:value-type="float" office:value="23049" calcext:value-type="float">
            <text:p>2304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72]</text:p>
          </table:table-cell>
          <table:table-cell office:value-type="string" calcext:value-type="string">
            <text:p>[-35,50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1" calcext:value-type="float">
            <text:p>26681</text:p>
          </table:table-cell>
          <table:table-cell office:value-type="float" office:value="24609" calcext:value-type="float">
            <text:p>24609</text:p>
          </table:table-cell>
          <table:table-cell office:value-type="float" office:value="23073" calcext:value-type="float">
            <text:p>23073</text:p>
          </table:table-cell>
          <table:table-cell office:value-type="float" office:value="30753" calcext:value-type="float">
            <text:p>30753</text:p>
          </table:table-cell>
          <table:table-cell office:value-type="float" office:value="16337" calcext:value-type="float">
            <text:p>16337</text:p>
          </table:table-cell>
          <table:table-cell office:value-type="float" office:value="14433" calcext:value-type="float">
            <text:p>14433</text:p>
          </table:table-cell>
          <table:table-cell office:value-type="float" office:value="15937" calcext:value-type="float">
            <text:p>159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35,46]</text:p>
          </table:table-cell>
          <table:table-cell office:value-type="string" calcext:value-type="string">
            <text:p>[-50,3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office:value-type="float" office:value="30753" calcext:value-type="float">
            <text:p>30753</text:p>
          </table:table-cell>
          <table:table-cell office:value-type="float" office:value="26729" calcext:value-type="float">
            <text:p>26729</text:p>
          </table:table-cell>
          <table:table-cell office:value-type="float" office:value="24705" calcext:value-type="float">
            <text:p>24705</text:p>
          </table:table-cell>
          <table:table-cell office:value-type="float" office:value="23177" calcext:value-type="float">
            <text:p>23177</text:p>
          </table:table-cell>
          <table:table-cell office:value-type="float" office:value="30753" calcext:value-type="float">
            <text:p>30753</text:p>
          </table:table-cell>
          <table:table-cell office:value-type="float" office:value="28801" calcext:value-type="float">
            <text:p>28801</text:p>
          </table:table-cell>
          <table:table-cell office:value-type="float" office:value="26985" calcext:value-type="float">
            <text:p>26985</text:p>
          </table:table-cell>
          <table:table-cell office:value-type="float" office:value="24801" calcext:value-type="float">
            <text:p>24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47,52]</text:p>
          </table:table-cell>
          <table:table-cell office:value-type="string" calcext:value-type="string">
            <text:p>[-57,5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30753" calcext:value-type="float">
            <text:p>30753</text:p>
          </table:table-cell>
          <table:table-cell office:value-type="float" office:value="24369" calcext:value-type="float">
            <text:p>24369</text:p>
          </table:table-cell>
          <table:table-cell office:value-type="float" office:value="22329" calcext:value-type="float">
            <text:p>22329</text:p>
          </table:table-cell>
          <table:table-cell office:value-type="float" office:value="21449" calcext:value-type="float">
            <text:p>21449</text:p>
          </table:table-cell>
          <table:table-cell office:value-type="float" office:value="30753" calcext:value-type="float">
            <text:p>30753</text:p>
          </table:table-cell>
          <table:table-cell office:value-type="float" office:value="27921" calcext:value-type="float">
            <text:p>27921</text:p>
          </table:table-cell>
          <table:table-cell office:value-type="float" office:value="26009" calcext:value-type="float">
            <text:p>26009</text:p>
          </table:table-cell>
          <table:table-cell office:value-type="float" office:value="24081" calcext:value-type="float">
            <text:p>2408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48,41]</text:p>
          </table:table-cell>
          <table:table-cell office:value-type="string" calcext:value-type="string">
            <text:p>[-59,4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0753" calcext:value-type="float">
            <text:p>30753</text:p>
          </table:table-cell>
          <table:table-cell office:value-type="float" office:value="25921" calcext:value-type="float">
            <text:p>25921</text:p>
          </table:table-cell>
          <table:table-cell office:value-type="float" office:value="23825" calcext:value-type="float">
            <text:p>23825</text:p>
          </table:table-cell>
          <table:table-cell office:value-type="float" office:value="22537" calcext:value-type="float">
            <text:p>22537</text:p>
          </table:table-cell>
          <table:table-cell office:value-type="float" office:value="30753" calcext:value-type="float">
            <text:p>30753</text:p>
          </table:table-cell>
          <table:table-cell office:value-type="float" office:value="29089" calcext:value-type="float">
            <text:p>29089</text:p>
          </table:table-cell>
          <table:table-cell office:value-type="float" office:value="27273" calcext:value-type="float">
            <text:p>27273</text:p>
          </table:table-cell>
          <table:table-cell office:value-type="float" office:value="24993" calcext:value-type="float">
            <text:p>249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50,54]</text:p>
          </table:table-cell>
          <table:table-cell office:value-type="string" calcext:value-type="string">
            <text:p>[-54,5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26353" calcext:value-type="float">
            <text:p>26353</text:p>
          </table:table-cell>
          <table:table-cell office:value-type="float" office:value="24321" calcext:value-type="float">
            <text:p>24321</text:p>
          </table:table-cell>
          <table:table-cell office:value-type="float" office:value="22889" calcext:value-type="float">
            <text:p>22889</text:p>
          </table:table-cell>
          <table:table-cell office:value-type="float" office:value="30753" calcext:value-type="float">
            <text:p>30753</text:p>
          </table:table-cell>
          <table:table-cell office:value-type="float" office:value="29249" calcext:value-type="float">
            <text:p>29249</text:p>
          </table:table-cell>
          <table:table-cell office:value-type="float" office:value="27497" calcext:value-type="float">
            <text:p>27497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1,39]</text:p>
          </table:table-cell>
          <table:table-cell office:value-type="string" calcext:value-type="string">
            <text:p>[-51,4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24073" calcext:value-type="float">
            <text:p>24073</text:p>
          </table:table-cell>
          <table:table-cell office:value-type="float" office:value="22001" calcext:value-type="float">
            <text:p>22001</text:p>
          </table:table-cell>
          <table:table-cell office:value-type="float" office:value="21233" calcext:value-type="float">
            <text:p>21233</text:p>
          </table:table-cell>
          <table:table-cell office:value-type="float" office:value="30753" calcext:value-type="float">
            <text:p>30753</text:p>
          </table:table-cell>
          <table:table-cell office:value-type="float" office:value="27897" calcext:value-type="float">
            <text:p>27897</text:p>
          </table:table-cell>
          <table:table-cell office:value-type="float" office:value="25929" calcext:value-type="float">
            <text:p>25929</text:p>
          </table:table-cell>
          <table:table-cell office:value-type="float" office:value="24017" calcext:value-type="float">
            <text:p>24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49,52]</text:p>
          </table:table-cell>
          <table:table-cell office:value-type="string" calcext:value-type="string">
            <text:p>[-58,5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35145" calcext:value-type="float">
            <text:p>35145</text:p>
          </table:table-cell>
          <table:table-cell office:value-type="float" office:value="27049" calcext:value-type="float">
            <text:p>27049</text:p>
          </table:table-cell>
          <table:table-cell office:value-type="float" office:value="25073" calcext:value-type="float">
            <text:p>25073</text:p>
          </table:table-cell>
          <table:table-cell office:value-type="float" office:value="23433" calcext:value-type="float">
            <text:p>23433</text:p>
          </table:table-cell>
          <table:table-cell office:value-type="float" office:value="35145" calcext:value-type="float">
            <text:p>35145</text:p>
          </table:table-cell>
          <table:table-cell office:value-type="float" office:value="29569" calcext:value-type="float">
            <text:p>29569</text:p>
          </table:table-cell>
          <table:table-cell office:value-type="float" office:value="27865" calcext:value-type="float">
            <text:p>27865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5,68]</text:p>
          </table:table-cell>
          <table:table-cell office:value-type="string" calcext:value-type="string">
            <text:p>[-54,7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5145" calcext:value-type="float">
            <text:p>35145</text:p>
          </table:table-cell>
          <table:table-cell office:value-type="float" office:value="26305" calcext:value-type="float">
            <text:p>26305</text:p>
          </table:table-cell>
          <table:table-cell office:value-type="float" office:value="24313" calcext:value-type="float">
            <text:p>24313</text:p>
          </table:table-cell>
          <table:table-cell office:value-type="float" office:value="22881" calcext:value-type="float">
            <text:p>22881</text:p>
          </table:table-cell>
          <table:table-cell office:value-type="float" office:value="35145" calcext:value-type="float">
            <text:p>35145</text:p>
          </table:table-cell>
          <table:table-cell office:value-type="float" office:value="29489" calcext:value-type="float">
            <text:p>29489</text:p>
          </table:table-cell>
          <table:table-cell office:value-type="float" office:value="27817" calcext:value-type="float">
            <text:p>27817</text:p>
          </table:table-cell>
          <table:table-cell office:value-type="float" office:value="25369" calcext:value-type="float">
            <text:p>253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75,54]</text:p>
          </table:table-cell>
          <table:table-cell office:value-type="string" calcext:value-type="string">
            <text:p>[-75,5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033" calcext:value-type="float">
            <text:p>26033</text:p>
          </table:table-cell>
          <table:table-cell office:value-type="float" office:value="23977" calcext:value-type="float">
            <text:p>23977</text:p>
          </table:table-cell>
          <table:table-cell office:value-type="float" office:value="22633" calcext:value-type="float">
            <text:p>22633</text:p>
          </table:table-cell>
          <table:table-cell office:value-type="float" office:value="30753" calcext:value-type="float">
            <text:p>30753</text:p>
          </table:table-cell>
          <table:table-cell office:value-type="float" office:value="28729" calcext:value-type="float">
            <text:p>28729</text:p>
          </table:table-cell>
          <table:table-cell office:value-type="float" office:value="26921" calcext:value-type="float">
            <text:p>26921</text:p>
          </table:table-cell>
          <table:table-cell office:value-type="float" office:value="24737" calcext:value-type="float">
            <text:p>247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5,35]</text:p>
          </table:table-cell>
          <table:table-cell office:value-type="string" calcext:value-type="string">
            <text:p>[-64,3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0706" calcext:value-type="float">
            <text:p>320706</text:p>
          </table:table-cell>
          <table:table-cell office:value-type="float" office:value="260170" calcext:value-type="float">
            <text:p>260170</text:p>
          </table:table-cell>
          <table:table-cell office:value-type="float" office:value="239722" calcext:value-type="float">
            <text:p>239722</text:p>
          </table:table-cell>
          <table:table-cell office:value-type="float" office:value="226354" calcext:value-type="float">
            <text:p>226354</text:p>
          </table:table-cell>
          <table:table-cell office:value-type="float" office:value="289962" calcext:value-type="float">
            <text:p>289962</text:p>
          </table:table-cell>
          <table:table-cell office:value-type="float" office:value="252050" calcext:value-type="float">
            <text:p>252050</text:p>
          </table:table-cell>
          <table:table-cell office:value-type="float" office:value="235698" calcext:value-type="float">
            <text:p>235698</text:p>
          </table:table-cell>
          <table:table-cell office:value-type="float" office:value="223914" calcext:value-type="float">
            <text:p>223914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793" calcext:value-type="float">
            <text:p>8793</text:p>
          </table:table-cell>
          <table:table-cell table:number-columns-repeated="2" office:value-type="float" office:value="4977" calcext:value-type="float">
            <text:p>4977</text:p>
          </table:table-cell>
          <table:table-cell office:value-type="float" office:value="9409" calcext:value-type="float">
            <text:p>94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[-1,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9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4,7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2,8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9,9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0,91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5098" calcext:value-type="float">
            <text:p>325098</text:p>
          </table:table-cell>
          <table:table-cell office:value-type="float" office:value="242386" calcext:value-type="float">
            <text:p>242386</text:p>
          </table:table-cell>
          <table:table-cell office:value-type="float" office:value="225418" calcext:value-type="float">
            <text:p>225418</text:p>
          </table:table-cell>
          <table:table-cell office:value-type="float" office:value="216530" calcext:value-type="float">
            <text:p>216530</text:p>
          </table:table-cell>
          <table:table-cell office:value-type="float" office:value="320706" calcext:value-type="float">
            <text:p>320706</text:p>
          </table:table-cell>
          <table:table-cell office:value-type="float" office:value="242378" calcext:value-type="float">
            <text:p>242378</text:p>
          </table:table-cell>
          <table:table-cell office:value-type="float" office:value="225410" calcext:value-type="float">
            <text:p>225410</text:p>
          </table:table-cell>
          <table:table-cell office:value-type="float" office:value="216522" calcext:value-type="float">
            <text:p>216522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2" table:style-name="ta1"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intensidad.txt m30_2024_ids_estructura_intensidad.txt histograma_doble_diferencia_intens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table:style-name="ce27"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table:style-name="ce28"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468032" calcext:value-type="float">
            <text:p>13468032</text:p>
          </table:table-cell>
          <table:table-cell office:value-type="float" office:value="14114888" calcext:value-type="float">
            <text:p>14114888</text:p>
          </table:table-cell>
          <table:table-cell office:value-type="float" office:value="15922248" calcext:value-type="float">
            <text:p>15922248</text:p>
          </table:table-cell>
          <table:table-cell office:value-type="float" office:value="12737816" calcext:value-type="float">
            <text:p>1273781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:.E14])" office:value-type="float" office:value="11923248" calcext:value-type="float">
            <text:p>119232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355216" calcext:value-type="float">
            <text:p>14355216</text:p>
          </table:table-cell>
          <table:table-cell office:value-type="float" office:value="14680224" calcext:value-type="float">
            <text:p>14680224</text:p>
          </table:table-cell>
          <table:table-cell office:value-type="float" office:value="16791608" calcext:value-type="float">
            <text:p>16791608</text:p>
          </table:table-cell>
          <table:table-cell office:value-type="float" office:value="13354920" calcext:value-type="float">
            <text:p>13354920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:.E14])" office:value-type="float" office:value="19915848" calcext:value-type="float">
            <text:p>1991584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table:style-name="ce27"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7:.E20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29" office:value-type="float" office:value="13041" calcext:value-type="float">
            <text:p>1304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7:.E20])"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509" calcext:value-type="float">
            <text:p>-8509</text:p>
          </table:table-cell>
          <table:table-cell table:style-name="ce8" office:value-type="float" office:value="-8998" calcext:value-type="float">
            <text:p>-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6712" calcext:value-type="float">
            <text:p>6712</text:p>
          </table:table-cell>
          <table:table-cell table:style-name="ce8" office:value-type="float" office:value="14405" calcext:value-type="float">
            <text:p>1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0.000827736</text:p>
          </table:table-cell>
          <table:table-cell table:style-name="ce8" office:value-type="string" calcext:value-type="string">
            <text:p>-8.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6980" calcext:value-type="float">
            <text:p>6980</text:p>
          </table:table-cell>
          <table:table-cell table:style-name="ce8" office:value-type="float" office:value="-67611954" calcext:value-type="float">
            <text:p>-6761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32640" calcext:value-type="float">
            <text:p>843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62898.00</text:p>
          </table:table-cell>
          <table:table-cell table:style-name="ce8" office:value-type="string" calcext:value-type="string">
            <text:p>1528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250.79</text:p>
          </table:table-cell>
          <table:table-cell table:style-name="ce8" office:value-type="string" calcext:value-type="string">
            <text:p>39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8998 hasta valor 1440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ocupacion.txt m30_2024_ids_estructura_ocupacion.txt histograma_doble_diferencia_ocupacion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862473" calcext:value-type="float">
            <text:p>6862473</text:p>
          </table:table-cell>
          <table:table-cell office:value-type="float" office:value="5598097" calcext:value-type="float">
            <text:p>5598097</text:p>
          </table:table-cell>
          <table:table-cell office:value-type="float" office:value="5115769" calcext:value-type="float">
            <text:p>5115769</text:p>
          </table:table-cell>
          <table:table-cell office:value-type="float" office:value="4966921" calcext:value-type="float">
            <text:p>4966921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393905" calcext:value-type="float">
            <text:p>7393905</text:p>
          </table:table-cell>
          <table:table-cell office:value-type="float" office:value="3523489" calcext:value-type="float">
            <text:p>3523489</text:p>
          </table:table-cell>
          <table:table-cell table:style-name="ce28" office:value-type="float" office:value="3092905" calcext:value-type="float">
            <text:p>3092905</text:p>
          </table:table-cell>
          <table:table-cell office:value-type="float" office:value="3594673" calcext:value-type="float">
            <text:p>3594673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718913" calcext:value-type="float">
            <text:p>7718913</text:p>
          </table:table-cell>
          <table:table-cell office:value-type="float" office:value="4284105" calcext:value-type="float">
            <text:p>4284105</text:p>
          </table:table-cell>
          <table:table-cell office:value-type="float" office:value="3835897" calcext:value-type="float">
            <text:p>3835897</text:p>
          </table:table-cell>
          <table:table-cell office:value-type="float" office:value="4107529" calcext:value-type="float">
            <text:p>4107529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44:.E47])" office:value-type="float" office:value="3092905" calcext:value-type="float">
            <text:p>309290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689545" calcext:value-type="float">
            <text:p>8689545</text:p>
          </table:table-cell>
          <table:table-cell office:value-type="float" office:value="4707097" calcext:value-type="float">
            <text:p>4707097</text:p>
          </table:table-cell>
          <table:table-cell office:value-type="float" office:value="4374617" calcext:value-type="float">
            <text:p>4374617</text:p>
          </table:table-cell>
          <table:table-cell office:value-type="float" office:value="4440681" calcext:value-type="float">
            <text:p>444068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44:.E47])" office:value-type="float" office:value="8689545" calcext:value-type="float">
            <text:p>868954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28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50:.E53])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50:.E53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-141" calcext:value-type="float">
            <text:p>-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60749</text:p>
          </table:table-cell>
          <table:table-cell table:style-name="ce8" office:value-type="string" calcext:value-type="string">
            <text:p>1.51161e-05</text:p>
          </table:table-cell>
          <table:table-cell table:style-name="ce8" office:value-type="string" calcext:value-type="string">
            <text:p>-8.26663e-07</text:p>
          </table:table-cell>
          <table:table-cell table:style-name="ce8" office:value-type="string" calcext:value-type="string">
            <text:p>-0.159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7482967" calcext:value-type="float">
            <text:p>4748296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353671" calcext:value-type="float">
            <text:p>-13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6.00</text:p>
          </table:table-cell>
          <table:table-cell table:style-name="ce8" office:value-type="string" calcext:value-type="string">
            <text:p>8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78</text:p>
          </table:table-cell>
          <table:table-cell table:style-name="ce8" office:value-type="string" calcext:value-type="string">
            <text:p>2.83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1 hasta valor 196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carga.txt m30_2024_ids_estructura_carga.txt histograma_doble_diferencia_carga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349985" calcext:value-type="float">
            <text:p>7349985</text:p>
          </table:table-cell>
          <table:table-cell office:value-type="float" office:value="9528713" calcext:value-type="float">
            <text:p>9528713</text:p>
          </table:table-cell>
          <table:table-cell table:style-name="ce27" office:value-type="float" office:value="10115833" calcext:value-type="float">
            <text:p>10115833</text:p>
          </table:table-cell>
          <table:table-cell office:value-type="float" office:value="8543777" calcext:value-type="float">
            <text:p>8543777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8004393" calcext:value-type="float">
            <text:p>8004393</text:p>
          </table:table-cell>
          <table:table-cell office:value-type="float" office:value="5995449" calcext:value-type="float">
            <text:p>5995449</text:p>
          </table:table-cell>
          <table:table-cell office:value-type="float" office:value="5526273" calcext:value-type="float">
            <text:p>5526273</text:p>
          </table:table-cell>
          <table:table-cell table:style-name="ce28" office:value-type="float" office:value="5276985" calcext:value-type="float">
            <text:p>5276985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368929" calcext:value-type="float">
            <text:p>8368929</text:p>
          </table:table-cell>
          <table:table-cell office:value-type="float" office:value="6709017" calcext:value-type="float">
            <text:p>6709017</text:p>
          </table:table-cell>
          <table:table-cell office:value-type="float" office:value="6263369" calcext:value-type="float">
            <text:p>6263369</text:p>
          </table:table-cell>
          <table:table-cell office:value-type="float" office:value="5805841" calcext:value-type="float">
            <text:p>580584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77:.E80])" office:value-type="float" office:value="5276985" calcext:value-type="float">
            <text:p>527698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260505" calcext:value-type="float">
            <text:p>9260505</text:p>
          </table:table-cell>
          <table:table-cell office:value-type="float" office:value="7266993" calcext:value-type="float">
            <text:p>7266993</text:p>
          </table:table-cell>
          <table:table-cell office:value-type="float" office:value="6977473" calcext:value-type="float">
            <text:p>6977473</text:p>
          </table:table-cell>
          <table:table-cell office:value-type="float" office:value="6284633" calcext:value-type="float">
            <text:p>6284633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77:.E80])" office:value-type="float" office:value="10115833" calcext:value-type="float">
            <text:p>10115833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table:style-name="ce27"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28" office:value-type="float" office:value="5153" calcext:value-type="float">
            <text:p>515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83:.E86])"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83:.E86]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6" calcext:value-type="float">
            <text:p>-106</text:p>
          </table:table-cell>
          <table:table-cell table:style-name="ce8" office:value-type="float" office:value="-147" calcext:value-type="float">
            <text:p>-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2168</text:p>
          </table:table-cell>
          <table:table-cell table:style-name="ce8" office:value-type="string" calcext:value-type="string">
            <text:p>0.000177851</text:p>
          </table:table-cell>
          <table:table-cell table:style-name="ce8" office:value-type="string" calcext:value-type="string">
            <text:p>-5.55045e-06</text:p>
          </table:table-cell>
          <table:table-cell table:style-name="ce8" office:value-type="string" calcext:value-type="string">
            <text:p>-0.721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6675556" calcext:value-type="float">
            <text:p>306675556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float" office:value="-6113004" calcext:value-type="float">
            <text:p>-61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7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39.00</text:p>
          </table:table-cell>
          <table:table-cell table:style-name="ce8"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40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24</text:p>
          </table:table-cell>
          <table:table-cell table:style-name="ce8" office:value-type="string" calcext:value-type="string">
            <text:p>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7 hasta valor 19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velocidad.txt m30_2024_ids_estructura_velocidad.txt histograma_doble_diferencia_veloc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099560" calcext:value-type="float">
            <text:p>7099560</text:p>
          </table:table-cell>
          <table:table-cell office:value-type="float" office:value="10964304" calcext:value-type="float">
            <text:p>10964304</text:p>
          </table:table-cell>
          <table:table-cell table:style-name="ce27" office:value-type="float" office:value="12649208" calcext:value-type="float">
            <text:p>12649208</text:p>
          </table:table-cell>
          <table:table-cell office:value-type="float" office:value="10198000" calcext:value-type="float">
            <text:p>10198000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969176" calcext:value-type="float">
            <text:p>7969176</text:p>
          </table:table-cell>
          <table:table-cell office:value-type="float" office:value="5440520" calcext:value-type="float">
            <text:p>5440520</text:p>
          </table:table-cell>
          <table:table-cell office:value-type="float" office:value="5075864" calcext:value-type="float">
            <text:p>5075864</text:p>
          </table:table-cell>
          <table:table-cell table:style-name="ce28" office:value-type="float" office:value="4915648" calcext:value-type="float">
            <text:p>49156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58032" calcext:value-type="float">
            <text:p>8158032</text:p>
          </table:table-cell>
          <table:table-cell office:value-type="float" office:value="6338728" calcext:value-type="float">
            <text:p>6338728</text:p>
          </table:table-cell>
          <table:table-cell office:value-type="float" office:value="6032688" calcext:value-type="float">
            <text:p>6032688</text:p>
          </table:table-cell>
          <table:table-cell office:value-type="float" office:value="5593008" calcext:value-type="float">
            <text:p>5593008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0:.E113])" office:value-type="float" office:value="4915648" calcext:value-type="float">
            <text:p>49156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106704" calcext:value-type="float">
            <text:p>9106704</text:p>
          </table:table-cell>
          <table:table-cell office:value-type="float" office:value="6785480" calcext:value-type="float">
            <text:p>6785480</text:p>
          </table:table-cell>
          <table:table-cell office:value-type="float" office:value="6604968" calcext:value-type="float">
            <text:p>6604968</text:p>
          </table:table-cell>
          <table:table-cell office:value-type="float" office:value="5991656" calcext:value-type="float">
            <text:p>599165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0:.E113])" office:value-type="float" office:value="12649208" calcext:value-type="float">
            <text:p>1264920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table:style-name="ce27"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28" office:value-type="float" office:value="4800" calcext:value-type="float">
            <text:p>480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6:.E119]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6:.E119])"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style-name="ce8" office:value-type="float" office:value="-236" calcext:value-type="float">
            <text:p>-236</text:p>
          </table:table-cell>
          <table:table-cell table:style-name="ce8" office:value-type="float" office:value="-189" calcext:value-type="float">
            <text:p>-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5861</text:p>
          </table:table-cell>
          <table:table-cell table:style-name="ce8" office:value-type="string" calcext:value-type="string">
            <text:p>0.00195877</text:p>
          </table:table-cell>
          <table:table-cell table:style-name="ce8" office:value-type="string" calcext:value-type="string">
            <text:p>-0.000134453</text:p>
          </table:table-cell>
          <table:table-cell table:style-name="ce8" office:value-type="string" calcext:value-type="string">
            <text:p>0.14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7234913" calcext:value-type="float">
            <text:p>567234913</text:p>
          </table:table-cell>
          <table:table-cell table:style-name="ce8" office:value-type="float" office:value="15967" calcext:value-type="float">
            <text:p>15967</text:p>
          </table:table-cell>
          <table:table-cell table:style-name="ce8" office:value-type="float" office:value="-1096" calcext:value-type="float">
            <text:p>-1096</text:p>
          </table:table-cell>
          <table:table-cell table:style-name="ce8" office:value-type="float" office:value="1196691" calcext:value-type="float">
            <text:p>1196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151552" calcext:value-type="float">
            <text:p>815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65.00</text:p>
          </table:table-cell>
          <table:table-cell table:style-name="ce8" office:value-type="string" calcext:value-type="string">
            <text:p>47.00</text:p>
          </table:table-cell>
          <table:table-cell table:style-name="ce8" office:value-type="string" calcext:value-type="string">
            <text:p>80.00</text:p>
          </table:table-cell>
          <table:table-cell table:style-name="ce8" office:value-type="string" calcext:value-type="string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9.10</text:p>
          </table:table-cell>
          <table:table-cell table:style-name="ce8" office:value-type="string" calcext:value-type="string">
            <text:p>6.86</text:p>
          </table:table-cell>
          <table:table-cell table:style-name="ce8" office:value-type="string" calcext:value-type="string">
            <text:p>8.94</text:p>
          </table:table-cell>
          <table:table-cell table:style-name="ce8" office:value-type="string" calcext:value-type="string">
            <text:p>13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236 hasta valor 467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</table:table>
      <table:table table:name="R.37 - Extras 3 - Golomb" table:style-name="ta1"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default-cell-style-name="ce27"/>
        <table:table-column table:style-name="co12" table:number-columns-repeated="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4" table:default-cell-style-name="ce27"/>
        <table:table-column table:style-name="co14" table:default-cell-style-name="ce37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31546" calcext:value-type="float">
            <text:p>2031546</text:p>
          </table:table-cell>
          <table:table-cell office:value-type="float" office:value="1018494" calcext:value-type="float">
            <text:p>1018494</text:p>
          </table:table-cell>
          <table:table-cell office:value-type="float" office:value="512672" calcext:value-type="float">
            <text:p>512672</text:p>
          </table:table-cell>
          <table:table-cell office:value-type="float" office:value="260947" calcext:value-type="float">
            <text:p>260947</text:p>
          </table:table-cell>
          <table:table-cell office:value-type="float" office:value="135831" calcext:value-type="float">
            <text:p>135831</text:p>
          </table:table-cell>
          <table:table-cell office:value-type="float" office:value="75890" calcext:value-type="float">
            <text:p>75890</text:p>
          </table:table-cell>
          <table:table-cell office:value-type="float" office:value="45752" calcext:value-type="float">
            <text:p>45752</text:p>
          </table:table-cell>
          <table:table-cell office:value-type="float" office:value="31924" calcext:value-type="float">
            <text:p>31924</text:p>
          </table:table-cell>
          <table:table-cell office:value-type="float" office:value="25160" calcext:value-type="float">
            <text:p>25160</text:p>
          </table:table-cell>
          <table:table-cell office:value-type="float" office:value="22691" calcext:value-type="float">
            <text:p>22691</text:p>
          </table:table-cell>
          <table:table-cell office:value-type="float" office:value="22077" calcext:value-type="float">
            <text:p>22077</text:p>
          </table:table-cell>
          <table:table-cell office:value-type="float" office:value="21975" calcext:value-type="float">
            <text:p>21975</text:p>
          </table:table-cell>
          <table:table-cell table:style-name="ce35" office:value-type="float" office:value="21975" calcext:value-type="float">
            <text:p>21975</text:p>
          </table:table-cell>
          <table:table-cell/>
          <table:table-cell table:formula="of:=MIN([.C4:.S4])" office:value-type="float" office:value="12273" calcext:value-type="float">
            <text:p>12273</text:p>
          </table:table-cell>
          <table:table-cell table:formula="of:=MAX([.C4:.S4])" office:value-type="float" office:value="2031546" calcext:value-type="float">
            <text:p>2031546</text:p>
          </table:table-cell>
          <table:table-cell table:formula="of:=MIN([.G4:.S4])" office:value-type="float" office:value="21975" calcext:value-type="float">
            <text:p>2197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09943" calcext:value-type="float">
            <text:p>409943</text:p>
          </table:table-cell>
          <table:table-cell office:value-type="float" office:value="209109" calcext:value-type="float">
            <text:p>209109</text:p>
          </table:table-cell>
          <table:table-cell office:value-type="float" office:value="109081" calcext:value-type="float">
            <text:p>109081</text:p>
          </table:table-cell>
          <table:table-cell office:value-type="float" office:value="60233" calcext:value-type="float">
            <text:p>60233</text:p>
          </table:table-cell>
          <table:table-cell office:value-type="float" office:value="37232" calcext:value-type="float">
            <text:p>37232</text:p>
          </table:table-cell>
          <table:table-cell office:value-type="float" office:value="26097" calcext:value-type="float">
            <text:p>26097</text:p>
          </table:table-cell>
          <table:table-cell office:value-type="float" office:value="22257" calcext:value-type="float">
            <text:p>22257</text:p>
          </table:table-cell>
          <table:table-cell office:value-type="float" office:value="20743" calcext:value-type="float">
            <text:p>2074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08" calcext:value-type="float">
            <text:p>20208</text:p>
          </table:table-cell>
          <table:table-cell table:style-name="ce35" office:value-type="float" office:value="20194" calcext:value-type="float">
            <text:p>20194</text:p>
          </table:table-cell>
          <table:table-cell office:value-type="float" office:value="20194" calcext:value-type="float">
            <text:p>20194</text:p>
          </table:table-cell>
          <table:table-cell office:value-type="float" office:value="20205" calcext:value-type="float">
            <text:p>20205</text:p>
          </table:table-cell>
          <table:table-cell/>
          <table:table-cell table:formula="of:=MIN([.C5:.S5])" office:value-type="float" office:value="11643" calcext:value-type="float">
            <text:p>11643</text:p>
          </table:table-cell>
          <table:table-cell table:formula="of:=MAX([.C5:.S5])" office:value-type="float" office:value="409943" calcext:value-type="float">
            <text:p>409943</text:p>
          </table:table-cell>
          <table:table-cell table:formula="of:=MIN([.G5:.S5])" office:value-type="float" office:value="20194" calcext:value-type="float">
            <text:p>201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table:style-name="ce33" office:value-type="float" office:value="12439" calcext:value-type="float">
            <text:p>12439</text:p>
          </table:table-cell>
          <table:table-cell office:value-type="float" office:value="515432" calcext:value-type="float">
            <text:p>515432</text:p>
          </table:table-cell>
          <table:table-cell office:value-type="float" office:value="264147" calcext:value-type="float">
            <text:p>264147</text:p>
          </table:table-cell>
          <table:table-cell office:value-type="float" office:value="136386" calcext:value-type="float">
            <text:p>136386</text:p>
          </table:table-cell>
          <table:table-cell office:value-type="float" office:value="73306" calcext:value-type="float">
            <text:p>73306</text:p>
          </table:table-cell>
          <table:table-cell office:value-type="float" office:value="43535" calcext:value-type="float">
            <text:p>43535</text:p>
          </table:table-cell>
          <table:table-cell office:value-type="float" office:value="28570" calcext:value-type="float">
            <text:p>28570</text:p>
          </table:table-cell>
          <table:table-cell office:value-type="float" office:value="23738" calcext:value-type="float">
            <text:p>23738</text:p>
          </table:table-cell>
          <table:table-cell office:value-type="float" office:value="21899" calcext:value-type="float">
            <text:p>21899</text:p>
          </table:table-cell>
          <table:table-cell office:value-type="float" office:value="21285" calcext:value-type="float">
            <text:p>21285</text:p>
          </table:table-cell>
          <table:table-cell office:value-type="float" office:value="21138" calcext:value-type="float">
            <text:p>21138</text:p>
          </table:table-cell>
          <table:table-cell office:value-type="float" office:value="21121" calcext:value-type="float">
            <text:p>21121</text:p>
          </table:table-cell>
          <table:table-cell table:number-columns-repeated="2" table:style-name="ce35" office:value-type="float" office:value="21119" calcext:value-type="float">
            <text:p>21119</text:p>
          </table:table-cell>
          <table:table-cell/>
          <table:table-cell table:formula="of:=MIN([.C6:.S6])" office:value-type="float" office:value="12439" calcext:value-type="float">
            <text:p>12439</text:p>
          </table:table-cell>
          <table:table-cell table:formula="of:=MAX([.C6:.S6])" office:value-type="float" office:value="515432" calcext:value-type="float">
            <text:p>515432</text:p>
          </table:table-cell>
          <table:table-cell table:formula="of:=MIN([.G6:.S6])" office:value-type="float" office:value="21119" calcext:value-type="float">
            <text:p>211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33" office:value-type="float" office:value="13041" calcext:value-type="float">
            <text:p>13041</text:p>
          </table:table-cell>
          <table:table-cell office:value-type="float" office:value="748597" calcext:value-type="float">
            <text:p>748597</text:p>
          </table:table-cell>
          <table:table-cell office:value-type="float" office:value="377355" calcext:value-type="float">
            <text:p>377355</text:p>
          </table:table-cell>
          <table:table-cell office:value-type="float" office:value="192748" calcext:value-type="float">
            <text:p>192748</text:p>
          </table:table-cell>
          <table:table-cell office:value-type="float" office:value="101224" calcext:value-type="float">
            <text:p>101224</text:p>
          </table:table-cell>
          <table:table-cell office:value-type="float" office:value="59042" calcext:value-type="float">
            <text:p>59042</text:p>
          </table:table-cell>
          <table:table-cell office:value-type="float" office:value="36732" calcext:value-type="float">
            <text:p>36732</text:p>
          </table:table-cell>
          <table:table-cell office:value-type="float" office:value="26607" calcext:value-type="float">
            <text:p>26607</text:p>
          </table:table-cell>
          <table:table-cell office:value-type="float" office:value="23406" calcext:value-type="float">
            <text:p>23406</text:p>
          </table:table-cell>
          <table:table-cell office:value-type="float" office:value="22182" calcext:value-type="float">
            <text:p>22182</text:p>
          </table:table-cell>
          <table:table-cell office:value-type="float" office:value="21812" calcext:value-type="float">
            <text:p>21812</text:p>
          </table:table-cell>
          <table:table-cell office:value-type="float" office:value="21771" calcext:value-type="float">
            <text:p>21771</text:p>
          </table:table-cell>
          <table:table-cell office:value-type="float" office:value="21761" calcext:value-type="float">
            <text:p>21761</text:p>
          </table:table-cell>
          <table:table-cell table:style-name="ce35" office:value-type="float" office:value="21751" calcext:value-type="float">
            <text:p>21751</text:p>
          </table:table-cell>
          <table:table-cell/>
          <table:table-cell table:formula="of:=MIN([.C7:.S7])" office:value-type="float" office:value="13041" calcext:value-type="float">
            <text:p>13041</text:p>
          </table:table-cell>
          <table:table-cell table:formula="of:=MAX([.C7:.S7])" office:value-type="float" office:value="748597" calcext:value-type="float">
            <text:p>748597</text:p>
          </table:table-cell>
          <table:table-cell table:formula="of:=MIN([.G7:.S7])" office:value-type="float" office:value="21751" calcext:value-type="float">
            <text:p>21751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table:style-name="ce33" office:value-type="float" office:value="4850" calcext:value-type="float">
            <text:p>4850</text:p>
          </table:table-cell>
          <table:table-cell office:value-type="float" office:value="12933" calcext:value-type="float">
            <text:p>12933</text:p>
          </table:table-cell>
          <table:table-cell office:value-type="float" office:value="10055" calcext:value-type="float">
            <text:p>10055</text:p>
          </table:table-cell>
          <table:table-cell office:value-type="float" office:value="9332" calcext:value-type="float">
            <text:p>9332</text:p>
          </table:table-cell>
          <table:table-cell office:value-type="float" office:value="9060" calcext:value-type="float">
            <text:p>9060</text:p>
          </table:table-cell>
          <table:table-cell office:value-type="float" office:value="9003" calcext:value-type="float">
            <text:p>9003</text:p>
          </table:table-cell>
          <table:table-cell table:style-name="ce35" office:value-type="float" office:value="8994" calcext:value-type="float">
            <text:p>8994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1" calcext:value-type="float">
            <text:p>10491</text:p>
          </table:table-cell>
          <table:table-cell/>
          <table:table-cell table:formula="of:=MIN([.C11:.S11])" office:value-type="float" office:value="4850" calcext:value-type="float">
            <text:p>4850</text:p>
          </table:table-cell>
          <table:table-cell table:formula="of:=MAX([.C11:.S11])" office:value-type="float" office:value="12933" calcext:value-type="float">
            <text:p>12933</text:p>
          </table:table-cell>
          <table:table-cell table:formula="of:=MIN([.G11:.S11])" office:value-type="float" office:value="8994" calcext:value-type="float">
            <text:p>89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33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4888" calcext:value-type="float">
            <text:p>4888</text:p>
          </table:table-cell>
          <table:table-cell office:value-type="float" office:value="5170" calcext:value-type="float">
            <text:p>5170</text:p>
          </table:table-cell>
          <table:table-cell office:value-type="float" office:value="4882" calcext:value-type="float">
            <text:p>4882</text:p>
          </table:table-cell>
          <table:table-cell office:value-type="float" office:value="4780" calcext:value-type="float">
            <text:p>4780</text:p>
          </table:table-cell>
          <table:table-cell table:style-name="ce35" office:value-type="float" office:value="4770" calcext:value-type="float">
            <text:p>4770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MIN([.C12:.S12])" office:value-type="float" office:value="3020" calcext:value-type="float">
            <text:p>3020</text:p>
          </table:table-cell>
          <table:table-cell table:formula="of:=MAX([.C12:.S12])" office:value-type="float" office:value="7220" calcext:value-type="float">
            <text:p>7220</text:p>
          </table:table-cell>
          <table:table-cell table:formula="of:=MIN([.G12:.S12])" office:value-type="float" office:value="4770" calcext:value-type="float">
            <text:p>477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table:style-name="ce33"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float" office:value="9326" calcext:value-type="float">
            <text:p>9326</text:p>
          </table:table-cell>
          <table:table-cell office:value-type="float" office:value="7379" calcext:value-type="float">
            <text:p>7379</text:p>
          </table:table-cell>
          <table:table-cell office:value-type="float" office:value="7550" calcext:value-type="float">
            <text:p>7550</text:p>
          </table:table-cell>
          <table:table-cell office:value-type="float" office:value="7211" calcext:value-type="float">
            <text:p>7211</text:p>
          </table:table-cell>
          <table:table-cell table:style-name="ce35" office:value-type="float" office:value="7135" calcext:value-type="float">
            <text:p>7135</text:p>
          </table:table-cell>
          <table:table-cell office:value-type="float" office:value="7156" calcext:value-type="float">
            <text:p>7156</text:p>
          </table:table-cell>
          <table:table-cell office:value-type="float" office:value="8204" calcext:value-type="float">
            <text:p>8204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210" calcext:value-type="float">
            <text:p>8210</text:p>
          </table:table-cell>
          <table:table-cell/>
          <table:table-cell table:formula="of:=MIN([.C13:.S13])" office:value-type="float" office:value="3745" calcext:value-type="float">
            <text:p>3745</text:p>
          </table:table-cell>
          <table:table-cell table:formula="of:=MAX([.C13:.S13])" office:value-type="float" office:value="9326" calcext:value-type="float">
            <text:p>9326</text:p>
          </table:table-cell>
          <table:table-cell table:formula="of:=MIN([.G13:.S13])" office:value-type="float" office:value="7135" calcext:value-type="float">
            <text:p>713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table:style-name="ce33"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float" office:value="13146" calcext:value-type="float">
            <text:p>13146</text:p>
          </table:table-cell>
          <table:table-cell office:value-type="float" office:value="10164" calcext:value-type="float">
            <text:p>10164</text:p>
          </table:table-cell>
          <table:table-cell office:value-type="float" office:value="8646" calcext:value-type="float">
            <text:p>8646</text:p>
          </table:table-cell>
          <table:table-cell office:value-type="float" office:value="8066" calcext:value-type="float">
            <text:p>8066</text:p>
          </table:table-cell>
          <table:table-cell office:value-type="float" office:value="7855" calcext:value-type="float">
            <text:p>7855</text:p>
          </table:table-cell>
          <table:table-cell table:style-name="ce35" office:value-type="float" office:value="7780" calcext:value-type="float">
            <text:p>7780</text:p>
          </table:table-cell>
          <table:table-cell office:value-type="float" office:value="8972" calcext:value-type="float">
            <text:p>897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office:value-type="float" office:value="8988" calcext:value-type="float">
            <text:p>8988</text:p>
          </table:table-cell>
          <table:table-cell/>
          <table:table-cell table:formula="of:=MIN([.C14:.S14])" office:value-type="float" office:value="4272" calcext:value-type="float">
            <text:p>4272</text:p>
          </table:table-cell>
          <table:table-cell table:formula="of:=MAX([.C14:.S14])" office:value-type="float" office:value="13146" calcext:value-type="float">
            <text:p>13146</text:p>
          </table:table-cell>
          <table:table-cell table:formula="of:=MIN([.G14:.S14])" office:value-type="float" office:value="7780" calcext:value-type="float">
            <text:p>7780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float" office:value="60437" calcext:value-type="float">
            <text:p>60437</text:p>
          </table:table-cell>
          <table:table-cell office:value-type="float" office:value="34442" calcext:value-type="float">
            <text:p>34442</text:p>
          </table:table-cell>
          <table:table-cell office:value-type="float" office:value="22380" calcext:value-type="float">
            <text:p>22380</text:p>
          </table:table-cell>
          <table:table-cell office:value-type="float" office:value="16436" calcext:value-type="float">
            <text:p>16436</text:p>
          </table:table-cell>
          <table:table-cell office:value-type="float" office:value="13578" calcext:value-type="float">
            <text:p>13578</text:p>
          </table:table-cell>
          <table:table-cell table:style-name="ce35" office:value-type="float" office:value="13409" calcext:value-type="float">
            <text:p>13409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6001" calcext:value-type="float">
            <text:p>16001</text:p>
          </table:table-cell>
          <table:table-cell/>
          <table:table-cell table:formula="of:=MIN([.C18:.S18])" office:value-type="float" office:value="7177" calcext:value-type="float">
            <text:p>7177</text:p>
          </table:table-cell>
          <table:table-cell table:formula="of:=MAX([.C18:.S18])" office:value-type="float" office:value="60437" calcext:value-type="float">
            <text:p>60437</text:p>
          </table:table-cell>
          <table:table-cell table:formula="of:=MIN([.G18:.S18])" office:value-type="float" office:value="13409" calcext:value-type="float">
            <text:p>134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33" office:value-type="float" office:value="5153" calcext:value-type="float">
            <text:p>5153</text:p>
          </table:table-cell>
          <table:table-cell office:value-type="float" office:value="14847" calcext:value-type="float">
            <text:p>14847</text:p>
          </table:table-cell>
          <table:table-cell office:value-type="float" office:value="11516" calcext:value-type="float">
            <text:p>11516</text:p>
          </table:table-cell>
          <table:table-cell office:value-type="float" office:value="10139" calcext:value-type="float">
            <text:p>10139</text:p>
          </table:table-cell>
          <table:table-cell office:value-type="float" office:value="9564" calcext:value-type="float">
            <text:p>9564</text:p>
          </table:table-cell>
          <table:table-cell office:value-type="float" office:value="9508" calcext:value-type="float">
            <text:p>9508</text:p>
          </table:table-cell>
          <table:table-cell table:style-name="ce35" office:value-type="float" office:value="9499" calcext:value-type="float">
            <text:p>9499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6" calcext:value-type="float">
            <text:p>11116</text:p>
          </table:table-cell>
          <table:table-cell/>
          <table:table-cell table:formula="of:=MIN([.C19:.S19])" office:value-type="float" office:value="5153" calcext:value-type="float">
            <text:p>5153</text:p>
          </table:table-cell>
          <table:table-cell table:formula="of:=MAX([.C19:.S19])" office:value-type="float" office:value="14847" calcext:value-type="float">
            <text:p>14847</text:p>
          </table:table-cell>
          <table:table-cell table:formula="of:=MIN([.G19:.S19])" office:value-type="float" office:value="9499" calcext:value-type="float">
            <text:p>949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table:style-name="ce33" office:value-type="float" office:value="5669" calcext:value-type="float">
            <text:p>5669</text:p>
          </table:table-cell>
          <table:table-cell office:value-type="float" office:value="17789" calcext:value-type="float">
            <text:p>17789</text:p>
          </table:table-cell>
          <table:table-cell office:value-type="float" office:value="13105" calcext:value-type="float">
            <text:p>13105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6" calcext:value-type="float">
            <text:p>10656</text:p>
          </table:table-cell>
          <table:table-cell office:value-type="float" office:value="10524" calcext:value-type="float">
            <text:p>10524</text:p>
          </table:table-cell>
          <table:table-cell table:style-name="ce35" office:value-type="float" office:value="10504" calcext:value-type="float">
            <text:p>10504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table:number-columns-repeated="2" office:value-type="float" office:value="12338" calcext:value-type="float">
            <text:p>12338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MIN([.C20:.S20])" office:value-type="float" office:value="5669" calcext:value-type="float">
            <text:p>5669</text:p>
          </table:table-cell>
          <table:table-cell table:formula="of:=MAX([.C20:.S20])" office:value-type="float" office:value="17789" calcext:value-type="float">
            <text:p>17789</text:p>
          </table:table-cell>
          <table:table-cell table:formula="of:=MIN([.G20:.S20])" office:value-type="float" office:value="10504" calcext:value-type="float">
            <text:p>1050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table:style-name="ce33" office:value-type="float" office:value="6137" calcext:value-type="float">
            <text:p>6137</text:p>
          </table:table-cell>
          <table:table-cell office:value-type="float" office:value="25504" calcext:value-type="float">
            <text:p>25504</text:p>
          </table:table-cell>
          <table:table-cell office:value-type="float" office:value="15449" calcext:value-type="float">
            <text:p>15449</text:p>
          </table:table-cell>
          <table:table-cell office:value-type="float" office:value="12626" calcext:value-type="float">
            <text:p>12626</text:p>
          </table:table-cell>
          <table:table-cell office:value-type="float" office:value="11584" calcext:value-type="float">
            <text:p>11584</text:p>
          </table:table-cell>
          <table:table-cell office:value-type="float" office:value="11293" calcext:value-type="float">
            <text:p>11293</text:p>
          </table:table-cell>
          <table:table-cell table:style-name="ce35" office:value-type="float" office:value="11238" calcext:value-type="float">
            <text:p>11238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13302" calcext:value-type="float">
            <text:p>13302</text:p>
          </table:table-cell>
          <table:table-cell table:number-columns-repeated="2"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MIN([.C21:.S21])" office:value-type="float" office:value="6137" calcext:value-type="float">
            <text:p>6137</text:p>
          </table:table-cell>
          <table:table-cell table:formula="of:=MAX([.C21:.S21])" office:value-type="float" office:value="25504" calcext:value-type="float">
            <text:p>25504</text:p>
          </table:table-cell>
          <table:table-cell table:formula="of:=MIN([.G21:.S21])" office:value-type="float" office:value="11238" calcext:value-type="float">
            <text:p>1123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float" office:value="111161" calcext:value-type="float">
            <text:p>111161</text:p>
          </table:table-cell>
          <table:table-cell office:value-type="float" office:value="58390" calcext:value-type="float">
            <text:p>58390</text:p>
          </table:table-cell>
          <table:table-cell office:value-type="float" office:value="32645" calcext:value-type="float">
            <text:p>32645</text:p>
          </table:table-cell>
          <table:table-cell office:value-type="float" office:value="23564" calcext:value-type="float">
            <text:p>23564</text:p>
          </table:table-cell>
          <table:table-cell office:value-type="float" office:value="19089" calcext:value-type="float">
            <text:p>19089</text:p>
          </table:table-cell>
          <table:table-cell table:style-name="ce35" office:value-type="float" office:value="16948" calcext:value-type="float">
            <text:p>16948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6" calcext:value-type="float">
            <text:p>17666</text:p>
          </table:table-cell>
          <table:table-cell office:value-type="float" office:value="17669" calcext:value-type="float">
            <text:p>17669</text:p>
          </table:table-cell>
          <table:table-cell office:value-type="float" office:value="17671" calcext:value-type="float">
            <text:p>17671</text:p>
          </table:table-cell>
          <table:table-cell office:value-type="float" office:value="17674" calcext:value-type="float">
            <text:p>17674</text:p>
          </table:table-cell>
          <table:table-cell office:value-type="float" office:value="17676" calcext:value-type="float">
            <text:p>17676</text:p>
          </table:table-cell>
          <table:table-cell office:value-type="float" office:value="17678" calcext:value-type="float">
            <text:p>17678</text:p>
          </table:table-cell>
          <table:table-cell/>
          <table:table-cell table:formula="of:=MIN([.C25:.S25])" office:value-type="float" office:value="6933" calcext:value-type="float">
            <text:p>6933</text:p>
          </table:table-cell>
          <table:table-cell table:formula="of:=MAX([.C25:.S25])" office:value-type="float" office:value="111161" calcext:value-type="float">
            <text:p>111161</text:p>
          </table:table-cell>
          <table:table-cell table:formula="of:=MIN([.G25:.S25])" office:value-type="float" office:value="16948" calcext:value-type="float">
            <text:p>169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33" office:value-type="float" office:value="4800" calcext:value-type="float">
            <text:p>4800</text:p>
          </table:table-cell>
          <table:table-cell office:value-type="float" office:value="15243" calcext:value-type="float">
            <text:p>15243</text:p>
          </table:table-cell>
          <table:table-cell office:value-type="float" office:value="11392" calcext:value-type="float">
            <text:p>11392</text:p>
          </table:table-cell>
          <table:table-cell office:value-type="float" office:value="9844" calcext:value-type="float">
            <text:p>9844</text:p>
          </table:table-cell>
          <table:table-cell office:value-type="float" office:value="9118" calcext:value-type="float">
            <text:p>9118</text:p>
          </table:table-cell>
          <table:table-cell office:value-type="float" office:value="8912" calcext:value-type="float">
            <text:p>8912</text:p>
          </table:table-cell>
          <table:table-cell table:style-name="ce35" office:value-type="float" office:value="8906" calcext:value-type="float">
            <text:p>8906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/>
          <table:table-cell table:formula="of:=MIN([.C26:.S26])" office:value-type="float" office:value="4800" calcext:value-type="float">
            <text:p>4800</text:p>
          </table:table-cell>
          <table:table-cell table:formula="of:=MAX([.C26:.S26])" office:value-type="float" office:value="15243" calcext:value-type="float">
            <text:p>15243</text:p>
          </table:table-cell>
          <table:table-cell table:formula="of:=MIN([.G26:.S26])" office:value-type="float" office:value="8906" calcext:value-type="float">
            <text:p>890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table:style-name="ce33" office:value-type="float" office:value="5461" calcext:value-type="float">
            <text:p>5461</text:p>
          </table:table-cell>
          <table:table-cell office:value-type="float" office:value="20663" calcext:value-type="float">
            <text:p>20663</text:p>
          </table:table-cell>
          <table:table-cell office:value-type="float" office:value="13647" calcext:value-type="float">
            <text:p>13647</text:p>
          </table:table-cell>
          <table:table-cell office:value-type="float" office:value="11382" calcext:value-type="float">
            <text:p>11382</text:p>
          </table:table-cell>
          <table:table-cell office:value-type="float" office:value="10419" calcext:value-type="float">
            <text:p>10419</text:p>
          </table:table-cell>
          <table:table-cell office:value-type="float" office:value="10077" calcext:value-type="float">
            <text:p>10077</text:p>
          </table:table-cell>
          <table:table-cell table:style-name="ce35" office:value-type="float" office:value="9988" calcext:value-type="float">
            <text:p>998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7" calcext:value-type="float">
            <text:p>11767</text:p>
          </table:table-cell>
          <table:table-cell/>
          <table:table-cell table:formula="of:=MIN([.C27:.S27])" office:value-type="float" office:value="5461" calcext:value-type="float">
            <text:p>5461</text:p>
          </table:table-cell>
          <table:table-cell table:formula="of:=MAX([.C27:.S27])" office:value-type="float" office:value="20663" calcext:value-type="float">
            <text:p>20663</text:p>
          </table:table-cell>
          <table:table-cell table:formula="of:=MIN([.G27:.S27])" office:value-type="float" office:value="9988" calcext:value-type="float">
            <text:p>9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table:style-name="ce33" office:value-type="float" office:value="5851" calcext:value-type="float">
            <text:p>5851</text:p>
          </table:table-cell>
          <table:table-cell office:value-type="float" office:value="28521" calcext:value-type="float">
            <text:p>28521</text:p>
          </table:table-cell>
          <table:table-cell office:value-type="float" office:value="16972" calcext:value-type="float">
            <text:p>16972</text:p>
          </table:table-cell>
          <table:table-cell office:value-type="float" office:value="12786" calcext:value-type="float">
            <text:p>12786</text:p>
          </table:table-cell>
          <table:table-cell office:value-type="float" office:value="11335" calcext:value-type="float">
            <text:p>11335</text:p>
          </table:table-cell>
          <table:table-cell office:value-type="float" office:value="10818" calcext:value-type="float">
            <text:p>10818</text:p>
          </table:table-cell>
          <table:table-cell table:style-name="ce35" office:value-type="float" office:value="10665" calcext:value-type="float">
            <text:p>10665</text:p>
          </table:table-cell>
          <table:table-cell table:number-columns-repeated="4" office:value-type="float" office:value="12588" calcext:value-type="float">
            <text:p>12588</text:p>
          </table:table-cell>
          <table:table-cell table:number-columns-repeated="3" office:value-type="float" office:value="12589" calcext:value-type="float">
            <text:p>12589</text:p>
          </table:table-cell>
          <table:table-cell/>
          <table:table-cell table:formula="of:=MIN([.C28:.S28])" office:value-type="float" office:value="5851" calcext:value-type="float">
            <text:p>5851</text:p>
          </table:table-cell>
          <table:table-cell table:formula="of:=MAX([.C28:.S28])" office:value-type="float" office:value="28521" calcext:value-type="float">
            <text:p>28521</text:p>
          </table:table-cell>
          <table:table-cell table:formula="of:=MIN([.G28:.S28])" office:value-type="float" office:value="10665" calcext:value-type="float">
            <text:p>10665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4 Grupo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5550" calcext:value-type="float">
            <text:p>5550</text:p>
          </table:table-cell>
          <table:table-cell office:value-type="float" office:value="7351" calcext:value-type="float">
            <text:p>7351</text:p>
          </table:table-cell>
          <table:table-cell office:value-type="float" office:value="8992" calcext:value-type="float">
            <text:p>8992</text:p>
          </table:table-cell>
          <table:table-cell office:value-type="float" office:value="7016" calcext:value-type="float">
            <text:p>7016</text:p>
          </table:table-cell>
          <table:table-cell office:value-type="float" office:value="1213711" calcext:value-type="float">
            <text:p>1213711</text:p>
          </table:table-cell>
          <table:table-cell office:value-type="float" office:value="608226" calcext:value-type="float">
            <text:p>608226</text:p>
          </table:table-cell>
          <table:table-cell office:value-type="float" office:value="305490" calcext:value-type="float">
            <text:p>305490</text:p>
          </table:table-cell>
          <table:table-cell office:value-type="float" office:value="154139" calcext:value-type="float">
            <text:p>154139</text:p>
          </table:table-cell>
          <table:table-cell office:value-type="float" office:value="79209" calcext:value-type="float">
            <text:p>79209</text:p>
          </table:table-cell>
          <table:table-cell office:value-type="float" office:value="42864" calcext:value-type="float">
            <text:p>42864</text:p>
          </table:table-cell>
          <table:table-cell office:value-type="float" office:value="24842" calcext:value-type="float">
            <text:p>24842</text:p>
          </table:table-cell>
          <table:table-cell office:value-type="float" office:value="16512" calcext:value-type="float">
            <text:p>16512</text:p>
          </table:table-cell>
          <table:table-cell office:value-type="float" office:value="12049" calcext:value-type="float">
            <text:p>12049</text:p>
          </table:table-cell>
          <table:table-cell office:value-type="float" office:value="10243" calcext:value-type="float">
            <text:p>10243</text:p>
          </table:table-cell>
          <table:table-cell office:value-type="float" office:value="9789" calcext:value-type="float">
            <text:p>9789</text:p>
          </table:table-cell>
          <table:table-cell table:style-name="ce35" office:value-type="float" office:value="9689" calcext:value-type="float">
            <text:p>9689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MIN([.C34:.S34])" office:value-type="float" office:value="5550" calcext:value-type="float">
            <text:p>5550</text:p>
          </table:table-cell>
          <table:table-cell table:formula="of:=MAX([.C34:.S34])" office:value-type="float" office:value="1213711" calcext:value-type="float">
            <text:p>1213711</text:p>
          </table:table-cell>
          <table:table-cell table:formula="of:=MIN([.G34:.S34])" office:value-type="float" office:value="9689" calcext:value-type="float">
            <text:p>96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5773" calcext:value-type="float">
            <text:p>5773</text:p>
          </table:table-cell>
          <table:table-cell office:value-type="float" office:value="5896" calcext:value-type="float">
            <text:p>5896</text:p>
          </table:table-cell>
          <table:table-cell office:value-type="float" office:value="6658" calcext:value-type="float">
            <text:p>6658</text:p>
          </table:table-cell>
          <table:table-cell table:style-name="ce33" office:value-type="float" office:value="5327" calcext:value-type="float">
            <text:p>5327</text:p>
          </table:table-cell>
          <table:table-cell office:value-type="float" office:value="227007" calcext:value-type="float">
            <text:p>227007</text:p>
          </table:table-cell>
          <table:table-cell office:value-type="float" office:value="115719" calcext:value-type="float">
            <text:p>115719</text:p>
          </table:table-cell>
          <table:table-cell office:value-type="float" office:value="59827" calcext:value-type="float">
            <text:p>59827</text:p>
          </table:table-cell>
          <table:table-cell office:value-type="float" office:value="32547" calcext:value-type="float">
            <text:p>32547</text:p>
          </table:table-cell>
          <table:table-cell office:value-type="float" office:value="19201" calcext:value-type="float">
            <text:p>19201</text:p>
          </table:table-cell>
          <table:table-cell office:value-type="float" office:value="12496" calcext:value-type="float">
            <text:p>12496</text:p>
          </table:table-cell>
          <table:table-cell office:value-type="float" office:value="10163" calcext:value-type="float">
            <text:p>10163</text:p>
          </table:table-cell>
          <table:table-cell office:value-type="float" office:value="9298" calcext:value-type="float">
            <text:p>9298</text:p>
          </table:table-cell>
          <table:table-cell office:value-type="float" office:value="9010" calcext:value-type="float">
            <text:p>9010</text:p>
          </table:table-cell>
          <table:table-cell office:value-type="float" office:value="8939" calcext:value-type="float">
            <text:p>8939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MIN([.C35:.S35])" office:value-type="float" office:value="5327" calcext:value-type="float">
            <text:p>5327</text:p>
          </table:table-cell>
          <table:table-cell table:formula="of:=MAX([.C35:.S35])" office:value-type="float" office:value="227007" calcext:value-type="float">
            <text:p>227007</text:p>
          </table:table-cell>
          <table:table-cell table:formula="of:=MIN([.G35:.S35])" office:value-type="float" office:value="8927" calcext:value-type="float">
            <text:p>892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5911" calcext:value-type="float">
            <text:p>5911</text:p>
          </table:table-cell>
          <table:table-cell office:value-type="float" office:value="6051" calcext:value-type="float">
            <text:p>6051</text:p>
          </table:table-cell>
          <table:table-cell office:value-type="float" office:value="6865" calcext:value-type="float">
            <text:p>6865</text:p>
          </table:table-cell>
          <table:table-cell table:style-name="ce33" office:value-type="float" office:value="5481" calcext:value-type="float">
            <text:p>5481</text:p>
          </table:table-cell>
          <table:table-cell office:value-type="float" office:value="253314" calcext:value-type="float">
            <text:p>253314</text:p>
          </table:table-cell>
          <table:table-cell office:value-type="float" office:value="129238" calcext:value-type="float">
            <text:p>129238</text:p>
          </table:table-cell>
          <table:table-cell office:value-type="float" office:value="66383" calcext:value-type="float">
            <text:p>66383</text:p>
          </table:table-cell>
          <table:table-cell office:value-type="float" office:value="36059" calcext:value-type="float">
            <text:p>36059</text:p>
          </table:table-cell>
          <table:table-cell office:value-type="float" office:value="21336" calcext:value-type="float">
            <text:p>21336</text:p>
          </table:table-cell>
          <table:table-cell office:value-type="float" office:value="13064" calcext:value-type="float">
            <text:p>13064</text:p>
          </table:table-cell>
          <table:table-cell office:value-type="float" office:value="10519" calcext:value-type="float">
            <text:p>10519</text:p>
          </table:table-cell>
          <table:table-cell office:value-type="float" office:value="9524" calcext:value-type="float">
            <text:p>9524</text:p>
          </table:table-cell>
          <table:table-cell office:value-type="float" office:value="9180" calcext:value-type="float">
            <text:p>9180</text:p>
          </table:table-cell>
          <table:table-cell office:value-type="float" office:value="9073" calcext:value-type="float">
            <text:p>9073</text:p>
          </table:table-cell>
          <table:table-cell office:value-type="float" office:value="9050" calcext:value-type="float">
            <text:p>9050</text:p>
          </table:table-cell>
          <table:table-cell table:style-name="ce35" office:value-type="float" office:value="9048" calcext:value-type="float">
            <text:p>9048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MIN([.C36:.S36])" office:value-type="float" office:value="5481" calcext:value-type="float">
            <text:p>5481</text:p>
          </table:table-cell>
          <table:table-cell table:formula="of:=MAX([.C36:.S36])" office:value-type="float" office:value="253314" calcext:value-type="float">
            <text:p>253314</text:p>
          </table:table-cell>
          <table:table-cell table:formula="of:=MIN([.G36:.S36])" office:value-type="float" office:value="9048" calcext:value-type="float">
            <text:p>90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6254" calcext:value-type="float">
            <text:p>6254</text:p>
          </table:table-cell>
          <table:table-cell office:value-type="float" office:value="6309" calcext:value-type="float">
            <text:p>6309</text:p>
          </table:table-cell>
          <table:table-cell office:value-type="float" office:value="7266" calcext:value-type="float">
            <text:p>7266</text:p>
          </table:table-cell>
          <table:table-cell table:style-name="ce33" office:value-type="float" office:value="5767" calcext:value-type="float">
            <text:p>5767</text:p>
          </table:table-cell>
          <table:table-cell office:value-type="float" office:value="386241" calcext:value-type="float">
            <text:p>386241</text:p>
          </table:table-cell>
          <table:table-cell office:value-type="float" office:value="194127" calcext:value-type="float">
            <text:p>194127</text:p>
          </table:table-cell>
          <table:table-cell office:value-type="float" office:value="98757" calcext:value-type="float">
            <text:p>98757</text:p>
          </table:table-cell>
          <table:table-cell office:value-type="float" office:value="51349" calcext:value-type="float">
            <text:p>51349</text:p>
          </table:table-cell>
          <table:table-cell office:value-type="float" office:value="28112" calcext:value-type="float">
            <text:p>28112</text:p>
          </table:table-cell>
          <table:table-cell office:value-type="float" office:value="18236" calcext:value-type="float">
            <text:p>18236</text:p>
          </table:table-cell>
          <table:table-cell office:value-type="float" office:value="11999" calcext:value-type="float">
            <text:p>11999</text:p>
          </table:table-cell>
          <table:table-cell office:value-type="float" office:value="10249" calcext:value-type="float">
            <text:p>10249</text:p>
          </table:table-cell>
          <table:table-cell office:value-type="float" office:value="9554" calcext:value-type="float">
            <text:p>9554</text:p>
          </table:table-cell>
          <table:table-cell office:value-type="float" office:value="9331" calcext:value-type="float">
            <text:p>9331</text:p>
          </table:table-cell>
          <table:table-cell office:value-type="float" office:value="9280" calcext:value-type="float">
            <text:p>9280</text:p>
          </table:table-cell>
          <table:table-cell table:style-name="ce35" office:value-type="float" office:value="9273" calcext:value-type="float">
            <text:p>9273</text:p>
          </table:table-cell>
          <table:table-cell office:value-type="float" office:value="9263" calcext:value-type="float">
            <text:p>9263</text:p>
          </table:table-cell>
          <table:table-cell/>
          <table:table-cell table:formula="of:=MIN([.C37:.S37])" office:value-type="float" office:value="5767" calcext:value-type="float">
            <text:p>5767</text:p>
          </table:table-cell>
          <table:table-cell table:formula="of:=MAX([.C37:.S37])" office:value-type="float" office:value="386241" calcext:value-type="float">
            <text:p>386241</text:p>
          </table:table-cell>
          <table:table-cell table:formula="of:=MIN([.G37:.S37])" office:value-type="float" office:value="9263" calcext:value-type="float">
            <text:p>926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2883" calcext:value-type="float">
            <text:p>2883</text:p>
          </table:table-cell>
          <table:table-cell office:value-type="float" office:value="2422" calcext:value-type="float">
            <text:p>2422</text:p>
          </table:table-cell>
          <table:table-cell office:value-type="float" office:value="2216" calcext:value-type="float">
            <text:p>2216</text:p>
          </table:table-cell>
          <table:table-cell table:style-name="ce33" office:value-type="float" office:value="2143" calcext:value-type="float">
            <text:p>2143</text:p>
          </table:table-cell>
          <table:table-cell office:value-type="float" office:value="5682" calcext:value-type="float">
            <text:p>5682</text:p>
          </table:table-cell>
          <table:table-cell office:value-type="float" office:value="4444" calcext:value-type="float">
            <text:p>4444</text:p>
          </table:table-cell>
          <table:table-cell office:value-type="float" office:value="4078" calcext:value-type="float">
            <text:p>4078</text:p>
          </table:table-cell>
          <table:table-cell office:value-type="float" office:value="3949" calcext:value-type="float">
            <text:p>3949</text:p>
          </table:table-cell>
          <table:table-cell office:value-type="float" office:value="3923" calcext:value-type="float">
            <text:p>3923</text:p>
          </table:table-cell>
          <table:table-cell table:style-name="ce35" office:value-type="float" office:value="3924" calcext:value-type="float">
            <text:p>3924</text:p>
          </table:table-cell>
          <table:table-cell office:value-type="float" office:value="4574" calcext:value-type="float">
            <text:p>4574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table:number-columns-repeated="2"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MIN([.C41:.S41])" office:value-type="float" office:value="2143" calcext:value-type="float">
            <text:p>2143</text:p>
          </table:table-cell>
          <table:table-cell table:formula="of:=MAX([.C41:.S41])" office:value-type="float" office:value="5682" calcext:value-type="float">
            <text:p>5682</text:p>
          </table:table-cell>
          <table:table-cell table:formula="of:=MIN([.G41:.S41])" office:value-type="float" office:value="3923" calcext:value-type="float">
            <text:p>392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3059" calcext:value-type="float">
            <text:p>3059</text:p>
          </table:table-cell>
          <table:table-cell office:value-type="float" office:value="1478" calcext:value-type="float">
            <text:p>1478</text:p>
          </table:table-cell>
          <table:table-cell table:style-name="ce33" office:value-type="float" office:value="1296" calcext:value-type="float">
            <text:p>1296</text:p>
          </table:table-cell>
          <table:table-cell office:value-type="float" office:value="1516" calcext:value-type="float">
            <text:p>1516</text:p>
          </table:table-cell>
          <table:table-cell table:style-name="Default" office:value-type="float" office:value="2680" calcext:value-type="float">
            <text:p>2680</text:p>
          </table:table-cell>
          <table:table-cell office:value-type="float" office:value="2025" calcext:value-type="float">
            <text:p>2025</text:p>
          </table:table-cell>
          <table:table-cell office:value-type="float" office:value="2132" calcext:value-type="float">
            <text:p>2132</text:p>
          </table:table-cell>
          <table:table-cell office:value-type="float" office:value="2015" calcext:value-type="float">
            <text:p>2015</text:p>
          </table:table-cell>
          <table:table-cell office:value-type="float" office:value="1971" calcext:value-type="float">
            <text:p>1971</text:p>
          </table:table-cell>
          <table:table-cell table:style-name="ce35" office:value-type="float" office:value="1971" calcext:value-type="float">
            <text:p>1971</text:p>
          </table:table-cell>
          <table:table-cell table:number-columns-repeated="2" office:value-type="float" office:value="2295" calcext:value-type="float">
            <text:p>2295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/>
          <table:table-cell table:formula="of:=MIN([.C42:.S42])" office:value-type="float" office:value="1296" calcext:value-type="float">
            <text:p>1296</text:p>
          </table:table-cell>
          <table:table-cell table:formula="of:=MAX([.C42:.S42])" office:value-type="float" office:value="3059" calcext:value-type="float">
            <text:p>3059</text:p>
          </table:table-cell>
          <table:table-cell table:formula="of:=MIN([.G42:.S42])" office:value-type="float" office:value="1971" calcext:value-type="float">
            <text:p>197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294" calcext:value-type="float">
            <text:p>3294</text:p>
          </table:table-cell>
          <table:table-cell office:value-type="float" office:value="1687" calcext:value-type="float">
            <text:p>1687</text:p>
          </table:table-cell>
          <table:table-cell table:style-name="ce33" office:value-type="float" office:value="1498" calcext:value-type="float">
            <text:p>1498</text:p>
          </table:table-cell>
          <table:table-cell office:value-type="float" office:value="1654" calcext:value-type="float">
            <text:p>1654</text:p>
          </table:table-cell>
          <table:table-cell office:value-type="float" office:value="3458" calcext:value-type="float">
            <text:p>3458</text:p>
          </table:table-cell>
          <table:table-cell office:value-type="float" office:value="2713" calcext:value-type="float">
            <text:p>2713</text:p>
          </table:table-cell>
          <table:table-cell office:value-type="float" office:value="2778" calcext:value-type="float">
            <text:p>2778</text:p>
          </table:table-cell>
          <table:table-cell office:value-type="float" office:value="2631" calcext:value-type="float">
            <text:p>2631</text:p>
          </table:table-cell>
          <table:table-cell office:value-type="float" office:value="2600" calcext:value-type="float">
            <text:p>2600</text:p>
          </table:table-cell>
          <table:table-cell table:style-name="ce35" office:value-type="float" office:value="2592" calcext:value-type="float">
            <text:p>2592</text:p>
          </table:table-cell>
          <table:table-cell table:number-columns-repeated="2"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table:number-columns-repeated="3"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MIN([.C43:.S43])" office:value-type="float" office:value="1498" calcext:value-type="float">
            <text:p>1498</text:p>
          </table:table-cell>
          <table:table-cell table:formula="of:=MAX([.C43:.S43])" office:value-type="float" office:value="3458" calcext:value-type="float">
            <text:p>3458</text:p>
          </table:table-cell>
          <table:table-cell table:formula="of:=MIN([.G43:.S43])" office:value-type="float" office:value="2592" calcext:value-type="float">
            <text:p>259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693" calcext:value-type="float">
            <text:p>3693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20" calcext:value-type="float">
            <text:p>1720</text:p>
          </table:table-cell>
          <table:table-cell office:value-type="float" office:value="1803" calcext:value-type="float">
            <text:p>1803</text:p>
          </table:table-cell>
          <table:table-cell office:value-type="float" office:value="4914" calcext:value-type="float">
            <text:p>4914</text:p>
          </table:table-cell>
          <table:table-cell office:value-type="float" office:value="3764" calcext:value-type="float">
            <text:p>3764</text:p>
          </table:table-cell>
          <table:table-cell office:value-type="float" office:value="3264" calcext:value-type="float">
            <text:p>3264</text:p>
          </table:table-cell>
          <table:table-cell office:value-type="float" office:value="2987" calcext:value-type="float">
            <text:p>2987</text:p>
          </table:table-cell>
          <table:table-cell office:value-type="float" office:value="2915" calcext:value-type="float">
            <text:p>2915</text:p>
          </table:table-cell>
          <table:table-cell table:style-name="ce35" office:value-type="float" office:value="2878" calcext:value-type="float">
            <text:p>2878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3322" calcext:value-type="float">
            <text:p>3322</text:p>
          </table:table-cell>
          <table:table-cell table:number-columns-repeated="3"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/>
          <table:table-cell table:formula="of:=MIN([.C44:.S44])" office:value-type="float" office:value="1720" calcext:value-type="float">
            <text:p>1720</text:p>
          </table:table-cell>
          <table:table-cell table:formula="of:=MAX([.C44:.S44])" office:value-type="float" office:value="4914" calcext:value-type="float">
            <text:p>4914</text:p>
          </table:table-cell>
          <table:table-cell table:formula="of:=MIN([.G44:.S44])" office:value-type="float" office:value="2878" calcext:value-type="float">
            <text:p>287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123" calcext:value-type="float">
            <text:p>3123</text:p>
          </table:table-cell>
          <table:table-cell office:value-type="float" office:value="4145" calcext:value-type="float">
            <text:p>4145</text:p>
          </table:table-cell>
          <table:table-cell office:value-type="float" office:value="4460" calcext:value-type="float">
            <text:p>4460</text:p>
          </table:table-cell>
          <table:table-cell office:value-type="float" office:value="3743" calcext:value-type="float">
            <text:p>3743</text:p>
          </table:table-cell>
          <table:table-cell office:value-type="float" office:value="28847" calcext:value-type="float">
            <text:p>28847</text:p>
          </table:table-cell>
          <table:table-cell office:value-type="float" office:value="16603" calcext:value-type="float">
            <text:p>16603</text:p>
          </table:table-cell>
          <table:table-cell office:value-type="float" office:value="10374" calcext:value-type="float">
            <text:p>10374</text:p>
          </table:table-cell>
          <table:table-cell office:value-type="float" office:value="7656" calcext:value-type="float">
            <text:p>7656</text:p>
          </table:table-cell>
          <table:table-cell office:value-type="float" office:value="5952" calcext:value-type="float">
            <text:p>5952</text:p>
          </table:table-cell>
          <table:table-cell table:style-name="ce35" office:value-type="float" office:value="5889" calcext:value-type="float">
            <text:p>5889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2" office:value-type="float" office:value="6947" calcext:value-type="float">
            <text:p>6947</text:p>
          </table:table-cell>
          <table:table-cell/>
          <table:table-cell table:formula="of:=MIN([.C48:.S48])" office:value-type="float" office:value="3123" calcext:value-type="float">
            <text:p>3123</text:p>
          </table:table-cell>
          <table:table-cell table:formula="of:=MAX([.C48:.S48])" office:value-type="float" office:value="28847" calcext:value-type="float">
            <text:p>28847</text:p>
          </table:table-cell>
          <table:table-cell table:formula="of:=MIN([.G48:.S48])" office:value-type="float" office:value="5889" calcext:value-type="float">
            <text:p>58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06" calcext:value-type="float">
            <text:p>3406</text:p>
          </table:table-cell>
          <table:table-cell office:value-type="float" office:value="2556" calcext:value-type="float">
            <text:p>2556</text:p>
          </table:table-cell>
          <table:table-cell office:value-type="float" office:value="2356" calcext:value-type="float">
            <text:p>2356</text:p>
          </table:table-cell>
          <table:table-cell table:style-name="ce33" office:value-type="float" office:value="2248" calcext:value-type="float">
            <text:p>2248</text:p>
          </table:table-cell>
          <table:table-cell office:value-type="float" office:value="6405" calcext:value-type="float">
            <text:p>6405</text:p>
          </table:table-cell>
          <table:table-cell office:value-type="float" office:value="4985" calcext:value-type="float">
            <text:p>4985</text:p>
          </table:table-cell>
          <table:table-cell office:value-type="float" office:value="4343" calcext:value-type="float">
            <text:p>4343</text:p>
          </table:table-cell>
          <table:table-cell office:value-type="float" office:value="4108" calcext:value-type="float">
            <text:p>4108</text:p>
          </table:table-cell>
          <table:table-cell office:value-type="float" office:value="4092" calcext:value-type="float">
            <text:p>4092</text:p>
          </table:table-cell>
          <table:table-cell table:style-name="ce35" office:value-type="float" office:value="4074" calcext:value-type="float">
            <text:p>4074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4768" calcext:value-type="float">
            <text:p>4768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MIN([.C49:.S49])" office:value-type="float" office:value="2248" calcext:value-type="float">
            <text:p>2248</text:p>
          </table:table-cell>
          <table:table-cell table:formula="of:=MAX([.C49:.S49])" office:value-type="float" office:value="6405" calcext:value-type="float">
            <text:p>6405</text:p>
          </table:table-cell>
          <table:table-cell table:formula="of:=MIN([.G49:.S49])" office:value-type="float" office:value="4074" calcext:value-type="float">
            <text:p>407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517" calcext:value-type="float">
            <text:p>3517</text:p>
          </table:table-cell>
          <table:table-cell office:value-type="float" office:value="2680" calcext:value-type="float">
            <text:p>2680</text:p>
          </table:table-cell>
          <table:table-cell office:value-type="float" office:value="2481" calcext:value-type="float">
            <text:p>2481</text:p>
          </table:table-cell>
          <table:table-cell table:style-name="ce33" office:value-type="float" office:value="2339" calcext:value-type="float">
            <text:p>2339</text:p>
          </table:table-cell>
          <table:table-cell office:value-type="float" office:value="6798" calcext:value-type="float">
            <text:p>6798</text:p>
          </table:table-cell>
          <table:table-cell office:value-type="float" office:value="5246" calcext:value-type="float">
            <text:p>5246</text:p>
          </table:table-cell>
          <table:table-cell office:value-type="float" office:value="4537" calcext:value-type="float">
            <text:p>4537</text:p>
          </table:table-cell>
          <table:table-cell office:value-type="float" office:value="4269" calcext:value-type="float">
            <text:p>4269</text:p>
          </table:table-cell>
          <table:table-cell office:value-type="float" office:value="4240" calcext:value-type="float">
            <text:p>4240</text:p>
          </table:table-cell>
          <table:table-cell table:style-name="ce35" office:value-type="float" office:value="4231" calcext:value-type="float">
            <text:p>4231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/>
          <table:table-cell table:formula="of:=MIN([.C50:.S50])" office:value-type="float" office:value="2339" calcext:value-type="float">
            <text:p>2339</text:p>
          </table:table-cell>
          <table:table-cell table:formula="of:=MAX([.C50:.S50])" office:value-type="float" office:value="6798" calcext:value-type="float">
            <text:p>6798</text:p>
          </table:table-cell>
          <table:table-cell table:formula="of:=MIN([.G50:.S50])" office:value-type="float" office:value="4231" calcext:value-type="float">
            <text:p>423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95" calcext:value-type="float">
            <text:p>3895</text:p>
          </table:table-cell>
          <table:table-cell office:value-type="float" office:value="2946" calcext:value-type="float">
            <text:p>2946</text:p>
          </table:table-cell>
          <table:table-cell office:value-type="float" office:value="2804" calcext:value-type="float">
            <text:p>2804</text:p>
          </table:table-cell>
          <table:table-cell table:style-name="ce33" office:value-type="float" office:value="2560" calcext:value-type="float">
            <text:p>2560</text:p>
          </table:table-cell>
          <table:table-cell office:value-type="float" office:value="9470" calcext:value-type="float">
            <text:p>9470</text:p>
          </table:table-cell>
          <table:table-cell office:value-type="float" office:value="6139" calcext:value-type="float">
            <text:p>6139</text:p>
          </table:table-cell>
          <table:table-cell office:value-type="float" office:value="5128" calcext:value-type="float">
            <text:p>5128</text:p>
          </table:table-cell>
          <table:table-cell office:value-type="float" office:value="4716" calcext:value-type="float">
            <text:p>4716</text:p>
          </table:table-cell>
          <table:table-cell office:value-type="float" office:value="4576" calcext:value-type="float">
            <text:p>4576</text:p>
          </table:table-cell>
          <table:table-cell table:style-name="ce35" office:value-type="float" office:value="4539" calcext:value-type="float">
            <text:p>4539</text:p>
          </table:table-cell>
          <table:table-cell table:number-columns-repeated="2" office:value-type="float" office:value="5328" calcext:value-type="float">
            <text:p>5328</text:p>
          </table:table-cell>
          <table:table-cell table:number-columns-repeated="3"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/>
          <table:table-cell table:formula="of:=MIN([.C51:.S51])" office:value-type="float" office:value="2560" calcext:value-type="float">
            <text:p>2560</text:p>
          </table:table-cell>
          <table:table-cell table:formula="of:=MAX([.C51:.S51])" office:value-type="float" office:value="9470" calcext:value-type="float">
            <text:p>9470</text:p>
          </table:table-cell>
          <table:table-cell table:formula="of:=MIN([.G51:.S51])" office:value-type="float" office:value="4539" calcext:value-type="float">
            <text:p>4539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037" calcext:value-type="float">
            <text:p>3037</text:p>
          </table:table-cell>
          <table:table-cell office:value-type="float" office:value="4731" calcext:value-type="float">
            <text:p>4731</text:p>
          </table:table-cell>
          <table:table-cell office:value-type="float" office:value="5510" calcext:value-type="float">
            <text:p>5510</text:p>
          </table:table-cell>
          <table:table-cell office:value-type="float" office:value="4418" calcext:value-type="float">
            <text:p>4418</text:p>
          </table:table-cell>
          <table:table-cell office:value-type="float" office:value="50891" calcext:value-type="float">
            <text:p>50891</text:p>
          </table:table-cell>
          <table:table-cell office:value-type="float" office:value="26603" calcext:value-type="float">
            <text:p>26603</text:p>
          </table:table-cell>
          <table:table-cell office:value-type="float" office:value="14614" calcext:value-type="float">
            <text:p>14614</text:p>
          </table:table-cell>
          <table:table-cell office:value-type="float" office:value="10496" calcext:value-type="float">
            <text:p>10496</text:p>
          </table:table-cell>
          <table:table-cell office:value-type="float" office:value="8555" calcext:value-type="float">
            <text:p>8555</text:p>
          </table:table-cell>
          <table:table-cell table:style-name="ce35" office:value-type="float" office:value="7536" calcext:value-type="float">
            <text:p>7536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/>
          <table:table-cell table:formula="of:=MIN([.C55:.S55])" office:value-type="float" office:value="3037" calcext:value-type="float">
            <text:p>3037</text:p>
          </table:table-cell>
          <table:table-cell table:formula="of:=MAX([.C55:.S55])" office:value-type="float" office:value="50891" calcext:value-type="float">
            <text:p>50891</text:p>
          </table:table-cell>
          <table:table-cell table:formula="of:=MIN([.G55:.S55])" office:value-type="float" office:value="7536" calcext:value-type="float">
            <text:p>753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32" calcext:value-type="float">
            <text:p>3432</text:p>
          </table:table-cell>
          <table:table-cell office:value-type="float" office:value="2219" calcext:value-type="float">
            <text:p>2219</text:p>
          </table:table-cell>
          <table:table-cell office:value-type="float" office:value="2060" calcext:value-type="float">
            <text:p>2060</text:p>
          </table:table-cell>
          <table:table-cell table:style-name="ce33" office:value-type="float" office:value="2020" calcext:value-type="float">
            <text:p>2020</text:p>
          </table:table-cell>
          <table:table-cell office:value-type="float" office:value="6088" calcext:value-type="float">
            <text:p>6088</text:p>
          </table:table-cell>
          <table:table-cell office:value-type="float" office:value="4682" calcext:value-type="float">
            <text:p>4682</text:p>
          </table:table-cell>
          <table:table-cell office:value-type="float" office:value="4047" calcext:value-type="float">
            <text:p>4047</text:p>
          </table:table-cell>
          <table:table-cell office:value-type="float" office:value="3772" calcext:value-type="float">
            <text:p>3772</text:p>
          </table:table-cell>
          <table:table-cell table:style-name="ce35" office:value-type="float" office:value="3690" calcext:value-type="float">
            <text:p>3690</text:p>
          </table:table-cell>
          <table:table-cell office:value-type="float" office:value="3696" calcext:value-type="float">
            <text:p>3696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MIN([.C56:.S56])" office:value-type="float" office:value="2020" calcext:value-type="float">
            <text:p>2020</text:p>
          </table:table-cell>
          <table:table-cell table:formula="of:=MAX([.C56:.S56])" office:value-type="float" office:value="6088" calcext:value-type="float">
            <text:p>6088</text:p>
          </table:table-cell>
          <table:table-cell table:formula="of:=MIN([.G56:.S56])" office:value-type="float" office:value="3690" calcext:value-type="float">
            <text:p>369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466" calcext:value-type="float">
            <text:p>3466</text:p>
          </table:table-cell>
          <table:table-cell office:value-type="float" office:value="2591" calcext:value-type="float">
            <text:p>2591</text:p>
          </table:table-cell>
          <table:table-cell office:value-type="float" office:value="2459" calcext:value-type="float">
            <text:p>2459</text:p>
          </table:table-cell>
          <table:table-cell table:style-name="ce33" office:value-type="float" office:value="2303" calcext:value-type="float">
            <text:p>2303</text:p>
          </table:table-cell>
          <table:table-cell office:value-type="float" office:value="8459" calcext:value-type="float">
            <text:p>8459</text:p>
          </table:table-cell>
          <table:table-cell office:value-type="float" office:value="5661" calcext:value-type="float">
            <text:p>5661</text:p>
          </table:table-cell>
          <table:table-cell office:value-type="float" office:value="4751" calcext:value-type="float">
            <text:p>4751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  <table:table-cell table:style-name="ce35" office:value-type="float" office:value="4150" calcext:value-type="float">
            <text:p>415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MIN([.C57:.S57])" office:value-type="float" office:value="2303" calcext:value-type="float">
            <text:p>2303</text:p>
          </table:table-cell>
          <table:table-cell table:formula="of:=MAX([.C57:.S57])" office:value-type="float" office:value="8459" calcext:value-type="float">
            <text:p>8459</text:p>
          </table:table-cell>
          <table:table-cell table:formula="of:=MIN([.G57:.S57])" office:value-type="float" office:value="4150" calcext:value-type="float">
            <text:p>415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61" calcext:value-type="float">
            <text:p>3861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  <table:table-cell table:style-name="ce33" office:value-type="float" office:value="2470" calcext:value-type="float">
            <text:p>2470</text:p>
          </table:table-cell>
          <table:table-cell office:value-type="float" office:value="11632" calcext:value-type="float">
            <text:p>11632</text:p>
          </table:table-cell>
          <table:table-cell office:value-type="float" office:value="6958" calcext:value-type="float">
            <text:p>6958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519" calcext:value-type="float">
            <text:p>4519</text:p>
          </table:table-cell>
          <table:table-cell table:style-name="ce35" office:value-type="float" office:value="4454" calcext:value-type="float">
            <text:p>4454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3"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MIN([.C58:.S58])" office:value-type="float" office:value="2470" calcext:value-type="float">
            <text:p>2470</text:p>
          </table:table-cell>
          <table:table-cell table:formula="of:=MAX([.C58:.S58])" office:value-type="float" office:value="11632" calcext:value-type="float">
            <text:p>11632</text:p>
          </table:table-cell>
          <table:table-cell table:formula="of:=MIN([.G58:.S58])" office:value-type="float" office:value="4454" calcext:value-type="float">
            <text:p>4454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Grupos por similitud de las serie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45973" calcext:value-type="float">
            <text:p>2045973</text:p>
          </table:table-cell>
          <table:table-cell office:value-type="float" office:value="1025707" calcext:value-type="float">
            <text:p>1025707</text:p>
          </table:table-cell>
          <table:table-cell office:value-type="float" office:value="516280" calcext:value-type="float">
            <text:p>516280</text:p>
          </table:table-cell>
          <table:table-cell office:value-type="float" office:value="262595" calcext:value-type="float">
            <text:p>262595</text:p>
          </table:table-cell>
          <table:table-cell office:value-type="float" office:value="136644" calcext:value-type="float">
            <text:p>136644</text:p>
          </table:table-cell>
          <table:table-cell office:value-type="float" office:value="76225" calcext:value-type="float">
            <text:p>76225</text:p>
          </table:table-cell>
          <table:table-cell office:value-type="float" office:value="45959" calcext:value-type="float">
            <text:p>45959</text:p>
          </table:table-cell>
          <table:table-cell office:value-type="float" office:value="32028" calcext:value-type="float">
            <text:p>32028</text:p>
          </table:table-cell>
          <table:table-cell office:value-type="float" office:value="25193" calcext:value-type="float">
            <text:p>25193</text:p>
          </table:table-cell>
          <table:table-cell office:value-type="float" office:value="22708" calcext:value-type="float">
            <text:p>22708</text:p>
          </table:table-cell>
          <table:table-cell office:value-type="float" office:value="22091" calcext:value-type="float">
            <text:p>22091</text:p>
          </table:table-cell>
          <table:table-cell office:value-type="float" office:value="21988" calcext:value-type="float">
            <text:p>21988</text:p>
          </table:table-cell>
          <table:table-cell table:style-name="ce35" office:value-type="float" office:value="21989" calcext:value-type="float">
            <text:p>21989</text:p>
          </table:table-cell>
          <table:table-cell/>
          <table:table-cell table:formula="of:=MIN([.C64:.S64])" office:value-type="float" office:value="12273" calcext:value-type="float">
            <text:p>12273</text:p>
          </table:table-cell>
          <table:table-cell table:formula="of:=MAX([.C64:.S64])" office:value-type="float" office:value="2045973" calcext:value-type="float">
            <text:p>2045973</text:p>
          </table:table-cell>
          <table:table-cell table:formula="of:=MIN([.G64:.S64])" office:value-type="float" office:value="21988" calcext:value-type="float">
            <text:p>21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11444" calcext:value-type="float">
            <text:p>411444</text:p>
          </table:table-cell>
          <table:table-cell office:value-type="float" office:value="209938" calcext:value-type="float">
            <text:p>209938</text:p>
          </table:table-cell>
          <table:table-cell office:value-type="float" office:value="109575" calcext:value-type="float">
            <text:p>109575</text:p>
          </table:table-cell>
          <table:table-cell office:value-type="float" office:value="60492" calcext:value-type="float">
            <text:p>60492</text:p>
          </table:table-cell>
          <table:table-cell office:value-type="float" office:value="37357" calcext:value-type="float">
            <text:p>37357</text:p>
          </table:table-cell>
          <table:table-cell office:value-type="float" office:value="26140" calcext:value-type="float">
            <text:p>26140</text:p>
          </table:table-cell>
          <table:table-cell office:value-type="float" office:value="22284" calcext:value-type="float">
            <text:p>22284</text:p>
          </table:table-cell>
          <table:table-cell office:value-type="float" office:value="20761" calcext:value-type="float">
            <text:p>20761</text:p>
          </table:table-cell>
          <table:table-cell office:value-type="float" office:value="20318" calcext:value-type="float">
            <text:p>20318</text:p>
          </table:table-cell>
          <table:table-cell office:value-type="float" office:value="20222" calcext:value-type="float">
            <text:p>20222</text:p>
          </table:table-cell>
          <table:table-cell table:number-columns-repeated="2" office:value-type="float" office:value="20209" calcext:value-type="float">
            <text:p>20209</text:p>
          </table:table-cell>
          <table:table-cell table:style-name="ce35" office:value-type="float" office:value="20219" calcext:value-type="float">
            <text:p>20219</text:p>
          </table:table-cell>
          <table:table-cell/>
          <table:table-cell table:formula="of:=MIN([.C65:.S65])" office:value-type="float" office:value="11643" calcext:value-type="float">
            <text:p>11643</text:p>
          </table:table-cell>
          <table:table-cell table:formula="of:=MAX([.C65:.S65])" office:value-type="float" office:value="411444" calcext:value-type="float">
            <text:p>411444</text:p>
          </table:table-cell>
          <table:table-cell table:formula="of:=MIN([.G65:.S65])" office:value-type="float" office:value="20209" calcext:value-type="float">
            <text:p>202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276" calcext:value-type="float">
            <text:p>13276</text:p>
          </table:table-cell>
          <table:table-cell office:value-type="float" office:value="13637" calcext:value-type="float">
            <text:p>13637</text:p>
          </table:table-cell>
          <table:table-cell office:value-type="float" office:value="15368" calcext:value-type="float">
            <text:p>15368</text:p>
          </table:table-cell>
          <table:table-cell table:style-name="ce33" office:value-type="float" office:value="12308" calcext:value-type="float">
            <text:p>12308</text:p>
          </table:table-cell>
          <table:table-cell office:value-type="float" office:value="505128" calcext:value-type="float">
            <text:p>505128</text:p>
          </table:table-cell>
          <table:table-cell office:value-type="float" office:value="257582" calcext:value-type="float">
            <text:p>257582</text:p>
          </table:table-cell>
          <table:table-cell office:value-type="float" office:value="133978" calcext:value-type="float">
            <text:p>133978</text:p>
          </table:table-cell>
          <table:table-cell office:value-type="float" office:value="73239" calcext:value-type="float">
            <text:p>73239</text:p>
          </table:table-cell>
          <table:table-cell office:value-type="float" office:value="43240" calcext:value-type="float">
            <text:p>43240</text:p>
          </table:table-cell>
          <table:table-cell office:value-type="float" office:value="28443" calcext:value-type="float">
            <text:p>28443</text:p>
          </table:table-cell>
          <table:table-cell office:value-type="float" office:value="23655" calcext:value-type="float">
            <text:p>23655</text:p>
          </table:table-cell>
          <table:table-cell office:value-type="float" office:value="21808" calcext:value-type="float">
            <text:p>21808</text:p>
          </table:table-cell>
          <table:table-cell office:value-type="float" office:value="21140" calcext:value-type="float">
            <text:p>21140</text:p>
          </table:table-cell>
          <table:table-cell office:value-type="float" office:value="21002" calcext:value-type="float">
            <text:p>21002</text:p>
          </table:table-cell>
          <table:table-cell office:value-type="float" office:value="21020" calcext:value-type="float">
            <text:p>21020</text:p>
          </table:table-cell>
          <table:table-cell office:value-type="float" office:value="21000" calcext:value-type="float">
            <text:p>21000</text:p>
          </table:table-cell>
          <table:table-cell table:style-name="ce35" office:value-type="float" office:value="21000" calcext:value-type="float">
            <text:p>21000</text:p>
          </table:table-cell>
          <table:table-cell/>
          <table:table-cell table:formula="of:=MIN([.C66:.S66])" office:value-type="float" office:value="12308" calcext:value-type="float">
            <text:p>12308</text:p>
          </table:table-cell>
          <table:table-cell table:formula="of:=MAX([.C66:.S66])" office:value-type="float" office:value="505128" calcext:value-type="float">
            <text:p>505128</text:p>
          </table:table-cell>
          <table:table-cell table:formula="of:=MIN([.G66:.S66])" office:value-type="float" office:value="21000" calcext:value-type="float">
            <text:p>2100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198" calcext:value-type="float">
            <text:p>14198</text:p>
          </table:table-cell>
          <table:table-cell office:value-type="float" office:value="14202" calcext:value-type="float">
            <text:p>14202</text:p>
          </table:table-cell>
          <table:table-cell office:value-type="float" office:value="16236" calcext:value-type="float">
            <text:p>16236</text:p>
          </table:table-cell>
          <table:table-cell table:style-name="ce33" office:value-type="float" office:value="12927" calcext:value-type="float">
            <text:p>12927</text:p>
          </table:table-cell>
          <table:table-cell office:value-type="float" office:value="754600" calcext:value-type="float">
            <text:p>754600</text:p>
          </table:table-cell>
          <table:table-cell office:value-type="float" office:value="381243" calcext:value-type="float">
            <text:p>381243</text:p>
          </table:table-cell>
          <table:table-cell office:value-type="float" office:value="195135" calcext:value-type="float">
            <text:p>195135</text:p>
          </table:table-cell>
          <table:table-cell office:value-type="float" office:value="104665" calcext:value-type="float">
            <text:p>104665</text:p>
          </table:table-cell>
          <table:table-cell office:value-type="float" office:value="58285" calcext:value-type="float">
            <text:p>58285</text:p>
          </table:table-cell>
          <table:table-cell office:value-type="float" office:value="37141" calcext:value-type="float">
            <text:p>37141</text:p>
          </table:table-cell>
          <table:table-cell office:value-type="float" office:value="26546" calcext:value-type="float">
            <text:p>26546</text:p>
          </table:table-cell>
          <table:table-cell office:value-type="float" office:value="23195" calcext:value-type="float">
            <text:p>23195</text:p>
          </table:table-cell>
          <table:table-cell office:value-type="float" office:value="21958" calcext:value-type="float">
            <text:p>21958</text:p>
          </table:table-cell>
          <table:table-cell office:value-type="float" office:value="21517" calcext:value-type="float">
            <text:p>21517</text:p>
          </table:table-cell>
          <table:table-cell office:value-type="float" office:value="21486" calcext:value-type="float">
            <text:p>21486</text:p>
          </table:table-cell>
          <table:table-cell office:value-type="float" office:value="21464" calcext:value-type="float">
            <text:p>21464</text:p>
          </table:table-cell>
          <table:table-cell table:style-name="ce35" office:value-type="float" office:value="21453" calcext:value-type="float">
            <text:p>21453</text:p>
          </table:table-cell>
          <table:table-cell/>
          <table:table-cell table:formula="of:=MIN([.C67:.S67])" office:value-type="float" office:value="12927" calcext:value-type="float">
            <text:p>12927</text:p>
          </table:table-cell>
          <table:table-cell table:formula="of:=MAX([.C67:.S67])" office:value-type="float" office:value="754600" calcext:value-type="float">
            <text:p>754600</text:p>
          </table:table-cell>
          <table:table-cell table:formula="of:=MIN([.G67:.S67])" office:value-type="float" office:value="21453" calcext:value-type="float">
            <text:p>2145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675" calcext:value-type="float">
            <text:p>6675</text:p>
          </table:table-cell>
          <table:table-cell office:value-type="float" office:value="5443" calcext:value-type="float">
            <text:p>5443</text:p>
          </table:table-cell>
          <table:table-cell office:value-type="float" office:value="4974" calcext:value-type="float">
            <text:p>4974</text:p>
          </table:table-cell>
          <table:table-cell table:style-name="ce33" office:value-type="float" office:value="4830" calcext:value-type="float">
            <text:p>4830</text:p>
          </table:table-cell>
          <table:table-cell table:style-name="ce34" office:value-type="float" office:value="12774" calcext:value-type="float">
            <text:p>12774</text:p>
          </table:table-cell>
          <table:table-cell office:value-type="float" office:value="9949" calcext:value-type="float">
            <text:p>9949</text:p>
          </table:table-cell>
          <table:table-cell office:value-type="float" office:value="9251" calcext:value-type="float">
            <text:p>9251</text:p>
          </table:table-cell>
          <table:table-cell office:value-type="float" office:value="8985" calcext:value-type="float">
            <text:p>8985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18" calcext:value-type="float">
            <text:p>8918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2" calcext:value-type="float">
            <text:p>10402</text:p>
          </table:table-cell>
          <table:table-cell/>
          <table:table-cell table:formula="of:=MIN([.C71:.S71])" office:value-type="float" office:value="4830" calcext:value-type="float">
            <text:p>4830</text:p>
          </table:table-cell>
          <table:table-cell table:formula="of:=MAX([.C71:.S71])" office:value-type="float" office:value="12774" calcext:value-type="float">
            <text:p>12774</text:p>
          </table:table-cell>
          <table:table-cell table:formula="of:=MIN([.G71:.S71])" office:value-type="float" office:value="8918" calcext:value-type="float">
            <text:p>891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34" office:value-type="float" office:value="7190" calcext:value-type="float">
            <text:p>7190</text:p>
          </table:table-cell>
          <table:table-cell office:value-type="float" office:value="3426" calcext:value-type="float">
            <text:p>3426</text:p>
          </table:table-cell>
          <table:table-cell table:style-name="ce33" office:value-type="float" office:value="3007" calcext:value-type="float">
            <text:p>3007</text:p>
          </table:table-cell>
          <table:table-cell office:value-type="float" office:value="3495" calcext:value-type="float">
            <text:p>3495</text:p>
          </table:table-cell>
          <table:table-cell table:style-name="Default" office:value-type="float" office:value="6321" calcext:value-type="float">
            <text:p>6321</text:p>
          </table:table-cell>
          <table:table-cell office:value-type="float" office:value="4856" calcext:value-type="float">
            <text:p>4856</text:p>
          </table:table-cell>
          <table:table-cell office:value-type="float" office:value="5125" calcext:value-type="float">
            <text:p>5125</text:p>
          </table:table-cell>
          <table:table-cell office:value-type="float" office:value="4829" calcext:value-type="float">
            <text:p>4829</text:p>
          </table:table-cell>
          <table:table-cell office:value-type="float" office:value="4735" calcext:value-type="float">
            <text:p>4735</text:p>
          </table:table-cell>
          <table:table-cell table:style-name="ce35" office:value-type="float" office:value="4725" calcext:value-type="float">
            <text:p>4725</text:p>
          </table:table-cell>
          <table:table-cell office:value-type="float" office:value="5489" calcext:value-type="float">
            <text:p>5489</text:p>
          </table:table-cell>
          <table:table-cell office:value-type="float" office:value="5491" calcext:value-type="float">
            <text:p>5491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MIN([.C72:.S72])" office:value-type="float" office:value="3007" calcext:value-type="float">
            <text:p>3007</text:p>
          </table:table-cell>
          <table:table-cell table:formula="of:=MAX([.C72:.S72])" office:value-type="float" office:value="7190" calcext:value-type="float">
            <text:p>7190</text:p>
          </table:table-cell>
          <table:table-cell table:formula="of:=MIN([.G72:.S72])" office:value-type="float" office:value="4725" calcext:value-type="float">
            <text:p>47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799" calcext:value-type="float">
            <text:p>7799</text:p>
          </table:table-cell>
          <table:table-cell office:value-type="float" office:value="4302" calcext:value-type="float">
            <text:p>4302</text:p>
          </table:table-cell>
          <table:table-cell table:style-name="ce33" office:value-type="float" office:value="3868" calcext:value-type="float">
            <text:p>3868</text:p>
          </table:table-cell>
          <table:table-cell office:value-type="float" office:value="4087" calcext:value-type="float">
            <text:p>4087</text:p>
          </table:table-cell>
          <table:table-cell table:style-name="ce34" office:value-type="float" office:value="9930" calcext:value-type="float">
            <text:p>9930</text:p>
          </table:table-cell>
          <table:table-cell office:value-type="float" office:value="7932" calcext:value-type="float">
            <text:p>7932</text:p>
          </table:table-cell>
          <table:table-cell office:value-type="float" office:value="7844" calcext:value-type="float">
            <text:p>7844</text:p>
          </table:table-cell>
          <table:table-cell office:value-type="float" office:value="7470" calcext:value-type="float">
            <text:p>7470</text:p>
          </table:table-cell>
          <table:table-cell office:value-type="float" office:value="7369" calcext:value-type="float">
            <text:p>7369</text:p>
          </table:table-cell>
          <table:table-cell table:style-name="ce35" office:value-type="float" office:value="7353" calcext:value-type="float">
            <text:p>7353</text:p>
          </table:table-cell>
          <table:table-cell office:value-type="float" office:value="8445" calcext:value-type="float">
            <text:p>8445</text:p>
          </table:table-cell>
          <table:table-cell office:value-type="float" office:value="8447" calcext:value-type="float">
            <text:p>8447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8449" calcext:value-type="float">
            <text:p>8449</text:p>
          </table:table-cell>
          <table:table-cell office:value-type="float" office:value="8451" calcext:value-type="float">
            <text:p>8451</text:p>
          </table:table-cell>
          <table:table-cell/>
          <table:table-cell table:formula="of:=MIN([.C73:.S73])" office:value-type="float" office:value="3868" calcext:value-type="float">
            <text:p>3868</text:p>
          </table:table-cell>
          <table:table-cell table:formula="of:=MAX([.C73:.S73])" office:value-type="float" office:value="9930" calcext:value-type="float">
            <text:p>9930</text:p>
          </table:table-cell>
          <table:table-cell table:formula="of:=MIN([.G73:.S73])" office:value-type="float" office:value="7353" calcext:value-type="float">
            <text:p>735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704" calcext:value-type="float">
            <text:p>8704</text:p>
          </table:table-cell>
          <table:table-cell office:value-type="float" office:value="4739" calcext:value-type="float">
            <text:p>4739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4402" calcext:value-type="float">
            <text:p>4402</text:p>
          </table:table-cell>
          <table:table-cell table:style-name="ce34" office:value-type="float" office:value="13521" calcext:value-type="float">
            <text:p>13521</text:p>
          </table:table-cell>
          <table:table-cell office:value-type="float" office:value="10530" calcext:value-type="float">
            <text:p>10530</text:p>
          </table:table-cell>
          <table:table-cell office:value-type="float" office:value="9205" calcext:value-type="float">
            <text:p>9205</text:p>
          </table:table-cell>
          <table:table-cell office:value-type="float" office:value="8542" calcext:value-type="float">
            <text:p>8542</text:p>
          </table:table-cell>
          <table:table-cell office:value-type="float" office:value="8335" calcext:value-type="float">
            <text:p>8335</text:p>
          </table:table-cell>
          <table:table-cell table:style-name="ce35" office:value-type="float" office:value="8217" calcext:value-type="float">
            <text:p>8217</text:p>
          </table:table-cell>
          <table:table-cell office:value-type="float" office:value="9468" calcext:value-type="float">
            <text:p>946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table:number-columns-repeated="2" office:value-type="float" office:value="9482" calcext:value-type="float">
            <text:p>9482</text:p>
          </table:table-cell>
          <table:table-cell office:value-type="float" office:value="9484" calcext:value-type="float">
            <text:p>9484</text:p>
          </table:table-cell>
          <table:table-cell/>
          <table:table-cell table:formula="of:=MIN([.C74:.S74])" office:value-type="float" office:value="4400" calcext:value-type="float">
            <text:p>4400</text:p>
          </table:table-cell>
          <table:table-cell table:formula="of:=MAX([.C74:.S74])" office:value-type="float" office:value="13521" calcext:value-type="float">
            <text:p>13521</text:p>
          </table:table-cell>
          <table:table-cell table:formula="of:=MIN([.G74:.S74])" office:value-type="float" office:value="8217" calcext:value-type="float">
            <text:p>8217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47" calcext:value-type="float">
            <text:p>7147</text:p>
          </table:table-cell>
          <table:table-cell office:value-type="float" office:value="9267" calcext:value-type="float">
            <text:p>9267</text:p>
          </table:table-cell>
          <table:table-cell office:value-type="float" office:value="9839" calcext:value-type="float">
            <text:p>9839</text:p>
          </table:table-cell>
          <table:table-cell office:value-type="float" office:value="8309" calcext:value-type="float">
            <text:p>8309</text:p>
          </table:table-cell>
          <table:table-cell office:value-type="float" office:value="59754" calcext:value-type="float">
            <text:p>59754</text:p>
          </table:table-cell>
          <table:table-cell office:value-type="float" office:value="34140" calcext:value-type="float">
            <text:p>34140</text:p>
          </table:table-cell>
          <table:table-cell office:value-type="float" office:value="22202" calcext:value-type="float">
            <text:p>22202</text:p>
          </table:table-cell>
          <table:table-cell office:value-type="float" office:value="16322" calcext:value-type="float">
            <text:p>16322</text:p>
          </table:table-cell>
          <table:table-cell office:value-type="float" office:value="13502" calcext:value-type="float">
            <text:p>13502</text:p>
          </table:table-cell>
          <table:table-cell table:style-name="ce35" office:value-type="float" office:value="13325" calcext:value-type="float">
            <text:p>13325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4" calcext:value-type="float">
            <text:p>15914</text:p>
          </table:table-cell>
          <table:table-cell table:number-columns-repeated="2" office:value-type="float" office:value="15915" calcext:value-type="float">
            <text:p>15915</text:p>
          </table:table-cell>
          <table:table-cell/>
          <table:table-cell table:formula="of:=MIN([.C78:.S78])" office:value-type="float" office:value="7147" calcext:value-type="float">
            <text:p>7147</text:p>
          </table:table-cell>
          <table:table-cell table:formula="of:=MAX([.C78:.S78])" office:value-type="float" office:value="59754" calcext:value-type="float">
            <text:p>59754</text:p>
          </table:table-cell>
          <table:table-cell table:formula="of:=MIN([.G78:.S78])" office:value-type="float" office:value="13325" calcext:value-type="float">
            <text:p>133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9" calcext:value-type="float">
            <text:p>5829</text:p>
          </table:table-cell>
          <table:table-cell office:value-type="float" office:value="5373" calcext:value-type="float">
            <text:p>5373</text:p>
          </table:table-cell>
          <table:table-cell table:style-name="ce33" office:value-type="float" office:value="5131" calcext:value-type="float">
            <text:p>5131</text:p>
          </table:table-cell>
          <table:table-cell office:value-type="float" office:value="14744" calcext:value-type="float">
            <text:p>14744</text:p>
          </table:table-cell>
          <table:table-cell office:value-type="float" office:value="11442" calcext:value-type="float">
            <text:p>11442</text:p>
          </table:table-cell>
          <table:table-cell office:value-type="float" office:value="10077" calcext:value-type="float">
            <text:p>10077</text:p>
          </table:table-cell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style-name="ce35" office:value-type="float" office:value="9447" calcext:value-type="float">
            <text:p>944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4" calcext:value-type="float">
            <text:p>11054</text:p>
          </table:table-cell>
          <table:table-cell/>
          <table:table-cell table:formula="of:=MIN([.C79:.S79])" office:value-type="float" office:value="5131" calcext:value-type="float">
            <text:p>5131</text:p>
          </table:table-cell>
          <table:table-cell table:formula="of:=MAX([.C79:.S79])" office:value-type="float" office:value="14744" calcext:value-type="float">
            <text:p>14744</text:p>
          </table:table-cell>
          <table:table-cell table:formula="of:=MIN([.G79:.S79])" office:value-type="float" office:value="9447" calcext:value-type="float">
            <text:p>944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29" calcext:value-type="float">
            <text:p>8129</text:p>
          </table:table-cell>
          <table:table-cell office:value-type="float" office:value="6602" calcext:value-type="float">
            <text:p>6602</text:p>
          </table:table-cell>
          <table:table-cell office:value-type="float" office:value="6181" calcext:value-type="float">
            <text:p>6181</text:p>
          </table:table-cell>
          <table:table-cell table:style-name="ce33" office:value-type="float" office:value="5709" calcext:value-type="float">
            <text:p>5709</text:p>
          </table:table-cell>
          <table:table-cell office:value-type="float" office:value="18201" calcext:value-type="float">
            <text:p>18201</text:p>
          </table:table-cell>
          <table:table-cell office:value-type="float" office:value="13313" calcext:value-type="float">
            <text:p>13313</text:p>
          </table:table-cell>
          <table:table-cell office:value-type="float" office:value="11407" calcext:value-type="float">
            <text:p>114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552" calcext:value-type="float">
            <text:p>10552</text:p>
          </table:table-cell>
          <table:table-cell table:style-name="ce35" office:value-type="float" office:value="10555" calcext:value-type="float">
            <text:p>10555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5" calcext:value-type="float">
            <text:p>12435</text:p>
          </table:table-cell>
          <table:table-cell/>
          <table:table-cell table:formula="of:=MIN([.C80:.S80])" office:value-type="float" office:value="5709" calcext:value-type="float">
            <text:p>5709</text:p>
          </table:table-cell>
          <table:table-cell table:formula="of:=MAX([.C80:.S80])" office:value-type="float" office:value="18201" calcext:value-type="float">
            <text:p>18201</text:p>
          </table:table-cell>
          <table:table-cell table:formula="of:=MIN([.G80:.S80])" office:value-type="float" office:value="10552" calcext:value-type="float">
            <text:p>1055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90" calcext:value-type="float">
            <text:p>9090</text:p>
          </table:table-cell>
          <table:table-cell office:value-type="float" office:value="7138" calcext:value-type="float">
            <text:p>7138</text:p>
          </table:table-cell>
          <table:table-cell office:value-type="float" office:value="6869" calcext:value-type="float">
            <text:p>6869</text:p>
          </table:table-cell>
          <table:table-cell table:style-name="ce33" office:value-type="float" office:value="6166" calcext:value-type="float">
            <text:p>6166</text:p>
          </table:table-cell>
          <table:table-cell office:value-type="float" office:value="26487" calcext:value-type="float">
            <text:p>26487</text:p>
          </table:table-cell>
          <table:table-cell office:value-type="float" office:value="15778" calcext:value-type="float">
            <text:p>15778</text:p>
          </table:table-cell>
          <table:table-cell office:value-type="float" office:value="12806" calcext:value-type="float">
            <text:p>12806</text:p>
          </table:table-cell>
          <table:table-cell office:value-type="float" office:value="11722" calcext:value-type="float">
            <text:p>11722</text:p>
          </table:table-cell>
          <table:table-cell office:value-type="float" office:value="11476" calcext:value-type="float">
            <text:p>11476</text:p>
          </table:table-cell>
          <table:table-cell table:style-name="ce35" office:value-type="float" office:value="11428" calcext:value-type="float">
            <text:p>11428</text:p>
          </table:table-cell>
          <table:table-cell table:number-columns-repeated="4" office:value-type="float" office:value="13493" calcext:value-type="float">
            <text:p>13493</text:p>
          </table:table-cell>
          <table:table-cell table:number-columns-repeated="3" office:value-type="float" office:value="13494" calcext:value-type="float">
            <text:p>13494</text:p>
          </table:table-cell>
          <table:table-cell/>
          <table:table-cell table:formula="of:=MIN([.C81:.S81])" office:value-type="float" office:value="6166" calcext:value-type="float">
            <text:p>6166</text:p>
          </table:table-cell>
          <table:table-cell table:formula="of:=MAX([.C81:.S81])" office:value-type="float" office:value="26487" calcext:value-type="float">
            <text:p>26487</text:p>
          </table:table-cell>
          <table:table-cell table:formula="of:=MIN([.G81:.S81])" office:value-type="float" office:value="11428" calcext:value-type="float">
            <text:p>1142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873" calcext:value-type="float">
            <text:p>6873</text:p>
          </table:table-cell>
          <table:table-cell office:value-type="float" office:value="10618" calcext:value-type="float">
            <text:p>10618</text:p>
          </table:table-cell>
          <table:table-cell office:value-type="float" office:value="12253" calcext:value-type="float">
            <text:p>12253</text:p>
          </table:table-cell>
          <table:table-cell office:value-type="float" office:value="9875" calcext:value-type="float">
            <text:p>9875</text:p>
          </table:table-cell>
          <table:table-cell office:value-type="float" office:value="110480" calcext:value-type="float">
            <text:p>110480</text:p>
          </table:table-cell>
          <table:table-cell office:value-type="float" office:value="58002" calcext:value-type="float">
            <text:p>58002</text:p>
          </table:table-cell>
          <table:table-cell office:value-type="float" office:value="32461" calcext:value-type="float">
            <text:p>32461</text:p>
          </table:table-cell>
          <table:table-cell office:value-type="float" office:value="23387" calcext:value-type="float">
            <text:p>23387</text:p>
          </table:table-cell>
          <table:table-cell office:value-type="float" office:value="18956" calcext:value-type="float">
            <text:p>18956</text:p>
          </table:table-cell>
          <table:table-cell table:style-name="ce35" office:value-type="float" office:value="16834" calcext:value-type="float">
            <text:p>16834</text:p>
          </table:table-cell>
          <table:table-cell office:value-type="float" office:value="17529" calcext:value-type="float">
            <text:p>17529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5" calcext:value-type="float">
            <text:p>17535</text:p>
          </table:table-cell>
          <table:table-cell office:value-type="float" office:value="17537" calcext:value-type="float">
            <text:p>17537</text:p>
          </table:table-cell>
          <table:table-cell office:value-type="float" office:value="17539" calcext:value-type="float">
            <text:p>17539</text:p>
          </table:table-cell>
          <table:table-cell office:value-type="float" office:value="17542" calcext:value-type="float">
            <text:p>17542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MIN([.C85:.S85])" office:value-type="float" office:value="6873" calcext:value-type="float">
            <text:p>6873</text:p>
          </table:table-cell>
          <table:table-cell table:formula="of:=MAX([.C85:.S85])" office:value-type="float" office:value="110480" calcext:value-type="float">
            <text:p>110480</text:p>
          </table:table-cell>
          <table:table-cell table:formula="of:=MIN([.G85:.S85])" office:value-type="float" office:value="16834" calcext:value-type="float">
            <text:p>1683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18" calcext:value-type="float">
            <text:p>7718</text:p>
          </table:table-cell>
          <table:table-cell office:value-type="float" office:value="5263" calcext:value-type="float">
            <text:p>5263</text:p>
          </table:table-cell>
          <table:table-cell office:value-type="float" office:value="4910" calcext:value-type="float">
            <text:p>4910</text:p>
          </table:table-cell>
          <table:table-cell table:style-name="ce33" office:value-type="float" office:value="4756" calcext:value-type="float">
            <text:p>4756</text:p>
          </table:table-cell>
          <table:table-cell office:value-type="float" office:value="15085" calcext:value-type="float">
            <text:p>15085</text:p>
          </table:table-cell>
          <table:table-cell office:value-type="float" office:value="11273" calcext:value-type="float">
            <text:p>11273</text:p>
          </table:table-cell>
          <table:table-cell office:value-type="float" office:value="9744" calcext:value-type="float">
            <text:p>9744</text:p>
          </table:table-cell>
          <table:table-cell office:value-type="float" office:value="9031" calcext:value-type="float">
            <text:p>9031</text:p>
          </table:table-cell>
          <table:table-cell table:style-name="ce35" office:value-type="float" office:value="8811" calcext:value-type="float">
            <text:p>8811</text:p>
          </table:table-cell>
          <table:table-cell office:value-type="float" office:value="8823" calcext:value-type="float">
            <text:p>8823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3" calcext:value-type="float">
            <text:p>10273</text:p>
          </table:table-cell>
          <table:table-cell table:number-columns-repeated="2" office:value-type="float" office:value="10274" calcext:value-type="float">
            <text:p>10274</text:p>
          </table:table-cell>
          <table:table-cell office:value-type="float" office:value="10276" calcext:value-type="float">
            <text:p>10276</text:p>
          </table:table-cell>
          <table:table-cell/>
          <table:table-cell table:formula="of:=MIN([.C86:.S86])" office:value-type="float" office:value="4756" calcext:value-type="float">
            <text:p>4756</text:p>
          </table:table-cell>
          <table:table-cell table:formula="of:=MAX([.C86:.S86])" office:value-type="float" office:value="15085" calcext:value-type="float">
            <text:p>15085</text:p>
          </table:table-cell>
          <table:table-cell table:formula="of:=MIN([.G86:.S86])" office:value-type="float" office:value="8811" calcext:value-type="float">
            <text:p>881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898" calcext:value-type="float">
            <text:p>7898</text:p>
          </table:table-cell>
          <table:table-cell office:value-type="float" office:value="6216" calcext:value-type="float">
            <text:p>6216</text:p>
          </table:table-cell>
          <table:table-cell office:value-type="float" office:value="5950" calcext:value-type="float">
            <text:p>5950</text:p>
          </table:table-cell>
          <table:table-cell table:style-name="ce33" office:value-type="float" office:value="5494" calcext:value-type="float">
            <text:p>5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4067" calcext:value-type="float">
            <text:p>14067</text:p>
          </table:table-cell>
          <table:table-cell office:value-type="float" office:value="11629" calcext:value-type="float">
            <text:p>11629</text:p>
          </table:table-cell>
          <table:table-cell office:value-type="float" office:value="10551" calcext:value-type="float">
            <text:p>10551</text:p>
          </table:table-cell>
          <table:table-cell office:value-type="float" office:value="10117" calcext:value-type="float">
            <text:p>10117</text:p>
          </table:table-cell>
          <table:table-cell table:style-name="ce35" office:value-type="float" office:value="10019" calcext:value-type="float">
            <text:p>10019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3" calcext:value-type="float">
            <text:p>11803</text:p>
          </table:table-cell>
          <table:table-cell/>
          <table:table-cell table:formula="of:=MIN([.C87:.S87])" office:value-type="float" office:value="5494" calcext:value-type="float">
            <text:p>5494</text:p>
          </table:table-cell>
          <table:table-cell table:formula="of:=MAX([.C87:.S87])" office:value-type="float" office:value="22258" calcext:value-type="float">
            <text:p>22258</text:p>
          </table:table-cell>
          <table:table-cell table:formula="of:=MIN([.G87:.S87])" office:value-type="float" office:value="10019" calcext:value-type="float">
            <text:p>100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54" calcext:value-type="float">
            <text:p>8854</text:p>
          </table:table-cell>
          <table:table-cell office:value-type="float" office:value="6668" calcext:value-type="float">
            <text:p>6668</text:p>
          </table:table-cell>
          <table:table-cell office:value-type="float" office:value="6525" calcext:value-type="float">
            <text:p>6525</text:p>
          </table:table-cell>
          <table:table-cell table:style-name="ce33" office:value-type="float" office:value="5896" calcext:value-type="float">
            <text:p>5896</text:p>
          </table:table-cell>
          <table:table-cell office:value-type="float" office:value="30611" calcext:value-type="float">
            <text:p>30611</text:p>
          </table:table-cell>
          <table:table-cell office:value-type="float" office:value="18443" calcext:value-type="float">
            <text:p>18443</text:p>
          </table:table-cell>
          <table:table-cell office:value-type="float" office:value="13227" calcext:value-type="float">
            <text:p>13227</text:p>
          </table:table-cell>
          <table:table-cell office:value-type="float" office:value="11588" calcext:value-type="float">
            <text:p>11588</text:p>
          </table:table-cell>
          <table:table-cell office:value-type="float" office:value="10937" calcext:value-type="float">
            <text:p>10937</text:p>
          </table:table-cell>
          <table:table-cell table:style-name="ce35" office:value-type="float" office:value="10781" calcext:value-type="float">
            <text:p>10781</text:p>
          </table:table-cell>
          <table:table-cell office:value-type="float" office:value="12631" calcext:value-type="float">
            <text:p>12631</text:p>
          </table:table-cell>
          <table:table-cell table:number-columns-repeated="2" office:value-type="float" office:value="12630" calcext:value-type="float">
            <text:p>12630</text:p>
          </table:table-cell>
          <table:table-cell table:number-columns-repeated="3"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/>
          <table:table-cell table:formula="of:=MIN([.C88:.S88])" office:value-type="float" office:value="5896" calcext:value-type="float">
            <text:p>5896</text:p>
          </table:table-cell>
          <table:table-cell table:formula="of:=MAX([.C88:.S88])" office:value-type="float" office:value="30611" calcext:value-type="float">
            <text:p>30611</text:p>
          </table:table-cell>
          <table:table-cell table:formula="of:=MIN([.G88:.S88])" office:value-type="float" office:value="10781" calcext:value-type="float">
            <text:p>10781</text:p>
          </table:table-cell>
          <table:table-cell office:value-type="string" calcext:value-type="string">
            <text:p>[KiloBytes]</text:p>
          </table:table-cell>
        </table:table-row>
      </table:table>
      <table:table table:name="R.39 - Extras - Codifica por similitud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jecutando: ./TS_explora_vlcvector_compara_series_doble_diferencia_todos m30_2024_data_fulldates_intensidad.txt m30_2024_ids_por_grupo_intensidad.txt histograma_doble_diferencia_intens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555872" calcext:value-type="float">
            <text:p>13555872</text:p>
          </table:table-cell>
          <table:table-cell office:value-type="float" office:value="14117312" calcext:value-type="float">
            <text:p>14117312</text:p>
          </table:table-cell>
          <table:table-cell office:value-type="float" office:value="15984488" calcext:value-type="float">
            <text:p>15984488</text:p>
          </table:table-cell>
          <table:table-cell office:value-type="float" office:value="12780848" calcext:value-type="float">
            <text:p>127808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526504" calcext:value-type="float">
            <text:p>14526504</text:p>
          </table:table-cell>
          <table:table-cell office:value-type="float" office:value="14663616" calcext:value-type="float">
            <text:p>14663616</text:p>
          </table:table-cell>
          <table:table-cell office:value-type="float" office:value="16819384" calcext:value-type="float">
            <text:p>16819384</text:p>
          </table:table-cell>
          <table:table-cell office:value-type="float" office:value="13377040" calcext:value-type="float">
            <text:p>1337704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13551480" calcext:value-type="float">
            <text:p>13551480</text:p>
          </table:table-cell>
          <table:table-cell office:value-type="float" office:value="14917568" calcext:value-type="float">
            <text:p>14917568</text:p>
          </table:table-cell>
          <table:table-cell office:value-type="float" office:value="17198720" calcext:value-type="float">
            <text:p>17198720</text:p>
          </table:table-cell>
          <table:table-cell office:value-type="float" office:value="13646984" calcext:value-type="float">
            <text:p>1364698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336272" calcext:value-type="float">
            <text:p>13336272</text:p>
          </table:table-cell>
          <table:table-cell office:value-type="float" office:value="13738432" calcext:value-type="float">
            <text:p>13738432</text:p>
          </table:table-cell>
          <table:table-cell office:value-type="float" office:value="15456528" calcext:value-type="float">
            <text:p>15456528</text:p>
          </table:table-cell>
          <table:table-cell office:value-type="float" office:value="12400928" calcext:value-type="float">
            <text:p>1240092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0:.E20])"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1:.E21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238" calcext:value-type="float">
            <text:p>13238</text:p>
          </table:table-cell>
          <table:table-cell office:value-type="float" office:value="13786" calcext:value-type="float">
            <text:p>13786</text:p>
          </table:table-cell>
          <table:table-cell office:value-type="float" office:value="15609" calcext:value-type="float">
            <text:p>15609</text:p>
          </table:table-cell>
          <table:table-cell table:style-name="ce28" office:value-type="float" office:value="12481" calcext:value-type="float">
            <text:p>1248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2:.E22])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186" calcext:value-type="float">
            <text:p>14186</text:p>
          </table:table-cell>
          <table:table-cell office:value-type="float" office:value="14319" calcext:value-type="float">
            <text:p>14319</text:p>
          </table:table-cell>
          <table:table-cell office:value-type="float" office:value="16425" calcext:value-type="float">
            <text:p>16425</text:p>
          </table:table-cell>
          <table:table-cell table:style-name="ce28" office:value-type="float" office:value="13063" calcext:value-type="float">
            <text:p>1306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3:.E23])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table:style-name="ce28" office:value-type="float" office:value="13233" calcext:value-type="float">
            <text:p>13233</text:p>
          </table:table-cell>
          <table:table-cell office:value-type="float" office:value="14567" calcext:value-type="float">
            <text:p>14567</text:p>
          </table:table-cell>
          <table:table-cell office:value-type="float" office:value="16795" calcext:value-type="float">
            <text:p>16795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4:.E24])"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023" calcext:value-type="float">
            <text:p>13023</text:p>
          </table:table-cell>
          <table:table-cell office:value-type="float" office:value="13416" calcext:value-type="float">
            <text:p>13416</text:p>
          </table:table-cell>
          <table:table-cell office:value-type="float" office:value="15094" calcext:value-type="float">
            <text:p>15094</text:p>
          </table:table-cell>
          <table:table-cell table:style-name="ce28" office:value-type="float" office:value="12110" calcext:value-type="float">
            <text:p>1211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5:.E25])" office:value-type="float" office:value="12110" calcext:value-type="float">
            <text:p>1211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625" calcext:value-type="float">
            <text:p>-8625</text:p>
          </table:table-cell>
          <table:table-cell table:style-name="ce8" office:value-type="float" office:value="-12554" calcext:value-type="float">
            <text:p>-12554</text:p>
          </table:table-cell>
          <table:table-cell table:style-name="ce8" office:value-type="float" office:value="-7333" calcext:value-type="float">
            <text:p>-7333</text:p>
          </table:table-cell>
          <table:table-cell table:style-name="ce8" office:value-type="float" office:value="-8625" calcext:value-type="float">
            <text:p>-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8395" calcext:value-type="float">
            <text:p>8395</text:p>
          </table:table-cell>
          <table:table-cell table:style-name="ce8" office:value-type="float" office:value="14173" calcext:value-type="float">
            <text:p>14173</text:p>
          </table:table-cell>
          <table:table-cell table:style-name="ce8" office:value-type="float" office:value="8224" calcext:value-type="float">
            <text:p>8224</text:p>
          </table:table-cell>
          <table:table-cell table:style-name="ce8"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-0.00208049</text:p>
          </table:table-cell>
          <table:table-cell table:style-name="ce8" office:value-type="string" calcext:value-type="string">
            <text:p>-80.0932</text:p>
          </table:table-cell>
          <table:table-cell table:style-name="ce8" office:value-type="string" calcext:value-type="string">
            <text:p>-16.1862</text:p>
          </table:table-cell>
          <table:table-cell table:style-name="ce8" office:value-type="string" calcext:value-type="string">
            <text:p>0.00011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-17544" calcext:value-type="float">
            <text:p>-17544</text:p>
          </table:table-cell>
          <table:table-cell table:style-name="ce8" office:value-type="float" office:value="-675397147" calcext:value-type="float">
            <text:p>-675397147</text:p>
          </table:table-cell>
          <table:table-cell table:style-name="ce8" office:value-type="float" office:value="-136492568" calcext:value-type="float">
            <text:p>-136492568</text:p>
          </table:table-cell>
          <table:table-cell table:style-name="ce8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94184.00</text:p>
          </table:table-cell>
          <table:table-cell table:style-name="ce8" office:value-type="string" calcext:value-type="string">
            <text:p>228814.00</text:p>
          </table:table-cell>
          <table:table-cell table:style-name="ce8" office:value-type="string" calcext:value-type="string">
            <text:p>286611.00</text:p>
          </table:table-cell>
          <table:table-cell table:style-name="ce8" office:value-type="string" calcext:value-type="string">
            <text:p>6720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306.89</text:p>
          </table:table-cell>
          <table:table-cell table:style-name="ce8" office:value-type="string" calcext:value-type="string">
            <text:p>478.35</text:p>
          </table:table-cell>
          <table:table-cell table:style-name="ce8" office:value-type="string" calcext:value-type="string">
            <text:p>535.36</text:p>
          </table:table-cell>
          <table:table-cell table:style-name="ce8" office:value-type="string" calcext:value-type="string">
            <text:p>2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2554 hasta valor 1417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ocupacion.txt m30_2024_ids_por_grupo_ocupacion.txt histograma_doble_diferencia_ocupacion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831720" calcext:value-type="float">
            <text:p>6831720</text:p>
          </table:table-cell>
          <table:table-cell office:value-type="float" office:value="5566560" calcext:value-type="float">
            <text:p>5566560</text:p>
          </table:table-cell>
          <table:table-cell office:value-type="float" office:value="5084456" calcext:value-type="float">
            <text:p>5084456</text:p>
          </table:table-cell>
          <table:table-cell office:value-type="float" office:value="4939080" calcext:value-type="float">
            <text:p>493908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363152" calcext:value-type="float">
            <text:p>7363152</text:p>
          </table:table-cell>
          <table:table-cell office:value-type="float" office:value="3498712" calcext:value-type="float">
            <text:p>3498712</text:p>
          </table:table-cell>
          <table:table-cell office:value-type="float" office:value="3069184" calcext:value-type="float">
            <text:p>3069184</text:p>
          </table:table-cell>
          <table:table-cell office:value-type="float" office:value="3572104" calcext:value-type="float">
            <text:p>35721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934112" calcext:value-type="float">
            <text:p>7934112</text:p>
          </table:table-cell>
          <table:table-cell office:value-type="float" office:value="4059344" calcext:value-type="float">
            <text:p>4059344</text:p>
          </table:table-cell>
          <table:table-cell office:value-type="float" office:value="3625552" calcext:value-type="float">
            <text:p>3625552</text:p>
          </table:table-cell>
          <table:table-cell office:value-type="float" office:value="3954144" calcext:value-type="float">
            <text:p>395414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4456224" calcext:value-type="float">
            <text:p>4456224</text:p>
          </table:table-cell>
          <table:table-cell office:value-type="float" office:value="4121048" calcext:value-type="float">
            <text:p>4121048</text:p>
          </table:table-cell>
          <table:table-cell office:value-type="float" office:value="4291208" calcext:value-type="float">
            <text:p>429120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964856" calcext:value-type="float">
            <text:p>7964856</text:p>
          </table:table-cell>
          <table:table-cell office:value-type="float" office:value="5276888" calcext:value-type="float">
            <text:p>5276888</text:p>
          </table:table-cell>
          <table:table-cell office:value-type="float" office:value="4896536" calcext:value-type="float">
            <text:p>4896536</text:p>
          </table:table-cell>
          <table:table-cell office:value-type="float" office:value="4845056" calcext:value-type="float">
            <text:p>484505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714512" calcext:value-type="float">
            <text:p>7714512</text:p>
          </table:table-cell>
          <table:table-cell office:value-type="float" office:value="4183560" calcext:value-type="float">
            <text:p>4183560</text:p>
          </table:table-cell>
          <table:table-cell office:value-type="float" office:value="3744952" calcext:value-type="float">
            <text:p>3744952</text:p>
          </table:table-cell>
          <table:table-cell office:value-type="float" office:value="4036672" calcext:value-type="float">
            <text:p>403667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table:style-name="ce28" office:value-type="float" office:value="4823" calcext:value-type="float">
            <text:p>482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3:.E63])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190" calcext:value-type="float">
            <text:p>7190</text:p>
          </table:table-cell>
          <table:table-cell office:value-type="float" office:value="3416" calcext:value-type="float">
            <text:p>3416</text:p>
          </table:table-cell>
          <table:table-cell table:style-name="ce28" office:value-type="float" office:value="2997" calcext:value-type="float">
            <text:p>299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4:.E64])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748" calcext:value-type="float">
            <text:p>7748</text:p>
          </table:table-cell>
          <table:table-cell office:value-type="float" office:value="3964" calcext:value-type="float">
            <text:p>3964</text:p>
          </table:table-cell>
          <table:table-cell table:style-name="ce28" office:value-type="float" office:value="3540" calcext:value-type="float">
            <text:p>354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5:.E65])"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13" calcext:value-type="float">
            <text:p>8713</text:p>
          </table:table-cell>
          <table:table-cell office:value-type="float" office:value="4351" calcext:value-type="float">
            <text:p>4351</text:p>
          </table:table-cell>
          <table:table-cell table:style-name="ce28" office:value-type="float" office:value="4024" calcext:value-type="float">
            <text:p>4024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6:.E66])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778" calcext:value-type="float">
            <text:p>7778</text:p>
          </table:table-cell>
          <table:table-cell office:value-type="float" office:value="5153" calcext:value-type="float">
            <text:p>5153</text:p>
          </table:table-cell>
          <table:table-cell office:value-type="float" office:value="4781" calcext:value-type="float">
            <text:p>4781</text:p>
          </table:table-cell>
          <table:table-cell table:style-name="ce28" office:value-type="float" office:value="4731" calcext:value-type="float">
            <text:p>473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7:.E67]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533" calcext:value-type="float">
            <text:p>7533</text:p>
          </table:table-cell>
          <table:table-cell office:value-type="float" office:value="4085" calcext:value-type="float">
            <text:p>4085</text:p>
          </table:table-cell>
          <table:table-cell table:style-name="ce28" office:value-type="float" office:value="3657" calcext:value-type="float">
            <text:p>3657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8:.E68])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3" calcext:value-type="float">
            <text:p>-113</text:p>
          </table:table-cell>
          <table:table-cell table:style-name="ce8" office:value-type="float" office:value="-188" calcext:value-type="float">
            <text:p>-188</text:p>
          </table:table-cell>
          <table:table-cell table:number-columns-repeated="2" table:style-name="ce8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55223</text:p>
          </table:table-cell>
          <table:table-cell table:style-name="ce8" office:value-type="string" calcext:value-type="string">
            <text:p>1.50605e-05</text:p>
          </table:table-cell>
          <table:table-cell table:style-name="ce8" office:value-type="string" calcext:value-type="string">
            <text:p>9.48695e-06</text:p>
          </table:table-cell>
          <table:table-cell table:style-name="ce8" office:value-type="string" calcext:value-type="string">
            <text:p>0.451972</text:p>
          </table:table-cell>
          <table:table-cell table:style-name="ce8" office:value-type="string" calcext:value-type="string">
            <text:p>0.0355801</text:p>
          </table:table-cell>
          <table:table-cell table:style-name="ce8" office:value-type="string" calcext:value-type="string">
            <text:p>2.3717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6819990" calcext:value-type="float">
            <text:p>4681999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11321" calcext:value-type="float">
            <text:p>3811321</text:p>
          </table:table-cell>
          <table:table-cell table:style-name="ce8" office:value-type="float" office:value="300034" calcext:value-type="float">
            <text:p>300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4.00</text:p>
          </table:table-cell>
          <table:table-cell table:style-name="ce8" office:value-type="string" calcext:value-type="string">
            <text:p>7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52.00</text:p>
          </table:table-cell>
          <table:table-cell table:style-name="ce8" office:value-type="string" calcext:value-type="string">
            <text:p>1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63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7.21</text:p>
          </table:table-cell>
          <table:table-cell table:style-name="ce8" office:value-type="string" calcext:value-type="string">
            <text:p>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88 hasta valor 197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carga.txt m30_2024_ids_por_grupo_carga.txt histograma_doble_diferencia_carga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319232" calcext:value-type="float">
            <text:p>7319232</text:p>
          </table:table-cell>
          <table:table-cell office:value-type="float" office:value="9482936" calcext:value-type="float">
            <text:p>9482936</text:p>
          </table:table-cell>
          <table:table-cell office:value-type="float" office:value="10064336" calcext:value-type="float">
            <text:p>10064336</text:p>
          </table:table-cell>
          <table:table-cell office:value-type="float" office:value="8501336" calcext:value-type="float">
            <text:p>850133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69248" calcext:value-type="float">
            <text:p>7969248</text:p>
          </table:table-cell>
          <table:table-cell office:value-type="float" office:value="5968328" calcext:value-type="float">
            <text:p>5968328</text:p>
          </table:table-cell>
          <table:table-cell office:value-type="float" office:value="5501056" calcext:value-type="float">
            <text:p>5501056</text:p>
          </table:table-cell>
          <table:table-cell office:value-type="float" office:value="5253464" calcext:value-type="float">
            <text:p>525346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43912" calcext:value-type="float">
            <text:p>8043912</text:p>
          </table:table-cell>
          <table:table-cell office:value-type="float" office:value="6344760" calcext:value-type="float">
            <text:p>6344760</text:p>
          </table:table-cell>
          <table:table-cell office:value-type="float" office:value="5915384" calcext:value-type="float">
            <text:p>5915384</text:p>
          </table:table-cell>
          <table:table-cell office:value-type="float" office:value="5552416" calcext:value-type="float">
            <text:p>55524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96976" calcext:value-type="float">
            <text:p>8996976</text:p>
          </table:table-cell>
          <table:table-cell office:value-type="float" office:value="6976416" calcext:value-type="float">
            <text:p>6976416</text:p>
          </table:table-cell>
          <table:table-cell office:value-type="float" office:value="6688880" calcext:value-type="float">
            <text:p>6688880</text:p>
          </table:table-cell>
          <table:table-cell office:value-type="float" office:value="6133360" calcext:value-type="float">
            <text:p>613336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285472" calcext:value-type="float">
            <text:p>8285472</text:p>
          </table:table-cell>
          <table:table-cell office:value-type="float" office:value="7449216" calcext:value-type="float">
            <text:p>7449216</text:p>
          </table:table-cell>
          <table:table-cell office:value-type="float" office:value="7208672" calcext:value-type="float">
            <text:p>7208672</text:p>
          </table:table-cell>
          <table:table-cell office:value-type="float" office:value="6481176" calcext:value-type="float">
            <text:p>648117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153712" calcext:value-type="float">
            <text:p>8153712</text:p>
          </table:table-cell>
          <table:table-cell office:value-type="float" office:value="6439368" calcext:value-type="float">
            <text:p>6439368</text:p>
          </table:table-cell>
          <table:table-cell office:value-type="float" office:value="5999088" calcext:value-type="float">
            <text:p>5999088</text:p>
          </table:table-cell>
          <table:table-cell office:value-type="float" office:value="5611904" calcext:value-type="float">
            <text:p>56119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6:.E106])"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8" calcext:value-type="float">
            <text:p>5828</text:p>
          </table:table-cell>
          <table:table-cell office:value-type="float" office:value="5372" calcext:value-type="float">
            <text:p>5372</text:p>
          </table:table-cell>
          <table:table-cell table:style-name="ce28" office:value-type="float" office:value="5130" calcext:value-type="float">
            <text:p>513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7:.E107])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55" calcext:value-type="float">
            <text:p>7855</text:p>
          </table:table-cell>
          <table:table-cell office:value-type="float" office:value="6196" calcext:value-type="float">
            <text:p>6196</text:p>
          </table:table-cell>
          <table:table-cell office:value-type="float" office:value="5776" calcext:value-type="float">
            <text:p>5776</text:p>
          </table:table-cell>
          <table:table-cell table:style-name="ce28" office:value-type="float" office:value="5422" calcext:value-type="float">
            <text:p>542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8:.E108])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86" calcext:value-type="float">
            <text:p>8786</text:p>
          </table:table-cell>
          <table:table-cell office:value-type="float" office:value="6812" calcext:value-type="float">
            <text:p>6812</text:p>
          </table:table-cell>
          <table:table-cell office:value-type="float" office:value="6532" calcext:value-type="float">
            <text:p>6532</text:p>
          </table:table-cell>
          <table:table-cell table:style-name="ce28" office:value-type="float" office:value="5989" calcext:value-type="float">
            <text:p>59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9:.E109])"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91" calcext:value-type="float">
            <text:p>8091</text:p>
          </table:table-cell>
          <table:table-cell office:value-type="float" office:value="7274" calcext:value-type="float">
            <text:p>7274</text:p>
          </table:table-cell>
          <table:table-cell office:value-type="float" office:value="7039" calcext:value-type="float">
            <text:p>7039</text:p>
          </table:table-cell>
          <table:table-cell table:style-name="ce28" office:value-type="float" office:value="6329" calcext:value-type="float">
            <text:p>632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0:.E110])"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962" calcext:value-type="float">
            <text:p>7962</text:p>
          </table:table-cell>
          <table:table-cell office:value-type="float" office:value="6288" calcext:value-type="float">
            <text:p>6288</text:p>
          </table:table-cell>
          <table:table-cell office:value-type="float" office:value="5858" calcext:value-type="float">
            <text:p>5858</text:p>
          </table:table-cell>
          <table:table-cell table:style-name="ce28" office:value-type="float" office:value="5480" calcext:value-type="float">
            <text:p>548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1:.E111])"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9" calcext:value-type="float">
            <text:p>-119</text:p>
          </table:table-cell>
          <table:table-cell table:style-name="ce8" office:value-type="float" office:value="-167" calcext:value-type="float">
            <text:p>-167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1061</text:p>
          </table:table-cell>
          <table:table-cell table:style-name="ce8" office:value-type="string" calcext:value-type="string">
            <text:p>0.000176694</text:p>
          </table:table-cell>
          <table:table-cell table:style-name="ce8" office:value-type="string" calcext:value-type="string">
            <text:p>4.29284e-05</text:p>
          </table:table-cell>
          <table:table-cell table:style-name="ce8" office:value-type="string" calcext:value-type="string">
            <text:p>1.06246</text:p>
          </table:table-cell>
          <table:table-cell table:style-name="ce8" office:value-type="string" calcext:value-type="string">
            <text:p>0.235002</text:p>
          </table:table-cell>
          <table:table-cell table:style-name="ce8" office:value-type="string" calcext:value-type="string">
            <text:p>4.0319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4469792" calcext:value-type="float">
            <text:p>304469792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959368" calcext:value-type="float">
            <text:p>8959368</text:p>
          </table:table-cell>
          <table:table-cell table:style-name="ce8" office:value-type="float" office:value="1981687" calcext:value-type="float">
            <text:p>198168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3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41.00</text:p>
          </table:table-cell>
          <table:table-cell table:style-name="ce8" office:value-type="string" calcext:value-type="string">
            <text:p>99.00</text:p>
          </table:table-cell>
          <table:table-cell table:style-name="ce8" office:value-type="string" calcext:value-type="string">
            <text:p>137.00</text:p>
          </table:table-cell>
          <table:table-cell table:style-name="ce8" office:value-type="string" calcext:value-type="string">
            <text:p>3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32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40</text:p>
          </table:table-cell>
          <table:table-cell table:style-name="ce8" office:value-type="string" calcext:value-type="string">
            <text:p>9.95</text:p>
          </table:table-cell>
          <table:table-cell table:style-name="ce8" office:value-type="string" calcext:value-type="string">
            <text:p>11.70</text:p>
          </table:table-cell>
          <table:table-cell table:style-name="ce8" office:value-type="string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67 hasta valor 19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velocidad.txt m30_2024_ids_por_grupo_velocidad.txt histograma_doble_diferencia_veloc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046838" calcext:value-type="float">
            <text:p>7046838</text:p>
          </table:table-cell>
          <table:table-cell office:value-type="float" office:value="10882582" calcext:value-type="float">
            <text:p>10882582</text:p>
          </table:table-cell>
          <table:table-cell office:value-type="float" office:value="12563878" calcext:value-type="float">
            <text:p>12563878</text:p>
          </table:table-cell>
          <table:table-cell office:value-type="float" office:value="10126606" calcext:value-type="float">
            <text:p>1012660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12062" calcext:value-type="float">
            <text:p>7912062</text:p>
          </table:table-cell>
          <table:table-cell office:value-type="float" office:value="5385622" calcext:value-type="float">
            <text:p>5385622</text:p>
          </table:table-cell>
          <table:table-cell office:value-type="float" office:value="5024670" calcext:value-type="float">
            <text:p>5024670</text:p>
          </table:table-cell>
          <table:table-cell office:value-type="float" office:value="4868030" calcext:value-type="float">
            <text:p>486803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74566" calcext:value-type="float">
            <text:p>8074566</text:p>
          </table:table-cell>
          <table:table-cell office:value-type="float" office:value="6037678" calcext:value-type="float">
            <text:p>6037678</text:p>
          </table:table-cell>
          <table:table-cell office:value-type="float" office:value="5704382" calcext:value-type="float">
            <text:p>5704382</text:p>
          </table:table-cell>
          <table:table-cell office:value-type="float" office:value="5346502" calcext:value-type="float">
            <text:p>534650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35398" calcext:value-type="float">
            <text:p>8935398</text:p>
          </table:table-cell>
          <table:table-cell office:value-type="float" office:value="6490070" calcext:value-type="float">
            <text:p>6490070</text:p>
          </table:table-cell>
          <table:table-cell office:value-type="float" office:value="6265406" calcext:value-type="float">
            <text:p>6265406</text:p>
          </table:table-cell>
          <table:table-cell office:value-type="float" office:value="5751694" calcext:value-type="float">
            <text:p>575169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52606" calcext:value-type="float">
            <text:p>8052606</text:p>
          </table:table-cell>
          <table:table-cell office:value-type="float" office:value="7737310" calcext:value-type="float">
            <text:p>7737310</text:p>
          </table:table-cell>
          <table:table-cell office:value-type="float" office:value="7656758" calcext:value-type="float">
            <text:p>7656758</text:p>
          </table:table-cell>
          <table:table-cell office:value-type="float" office:value="6740710" calcext:value-type="float">
            <text:p>674071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043822" calcext:value-type="float">
            <text:p>8043822</text:p>
          </table:table-cell>
          <table:table-cell office:value-type="float" office:value="6273974" calcext:value-type="float">
            <text:p>6273974</text:p>
          </table:table-cell>
          <table:table-cell office:value-type="float" office:value="5980030" calcext:value-type="float">
            <text:p>5980030</text:p>
          </table:table-cell>
          <table:table-cell office:value-type="float" office:value="5544214" calcext:value-type="float">
            <text:p>554421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0:.E150])"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26" calcext:value-type="float">
            <text:p>7726</text:p>
          </table:table-cell>
          <table:table-cell office:value-type="float" office:value="5259" calcext:value-type="float">
            <text:p>5259</text:p>
          </table:table-cell>
          <table:table-cell office:value-type="float" office:value="4906" calcext:value-type="float">
            <text:p>4906</text:p>
          </table:table-cell>
          <table:table-cell table:style-name="ce28" office:value-type="float" office:value="4753" calcext:value-type="float">
            <text:p>475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1:.E151]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85" calcext:value-type="float">
            <text:p>7885</text:p>
          </table:table-cell>
          <table:table-cell office:value-type="float" office:value="5896" calcext:value-type="float">
            <text:p>5896</text:p>
          </table:table-cell>
          <table:table-cell office:value-type="float" office:value="5570" calcext:value-type="float">
            <text:p>5570</text:p>
          </table:table-cell>
          <table:table-cell table:style-name="ce28" office:value-type="float" office:value="5221" calcext:value-type="float">
            <text:p>522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2:.E152])"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25" calcext:value-type="float">
            <text:p>8725</text:p>
          </table:table-cell>
          <table:table-cell office:value-type="float" office:value="6337" calcext:value-type="float">
            <text:p>6337</text:p>
          </table:table-cell>
          <table:table-cell office:value-type="float" office:value="6118" calcext:value-type="float">
            <text:p>6118</text:p>
          </table:table-cell>
          <table:table-cell table:style-name="ce28" office:value-type="float" office:value="5616" calcext:value-type="float">
            <text:p>5616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3:.E153])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863" calcext:value-type="float">
            <text:p>7863</text:p>
          </table:table-cell>
          <table:table-cell office:value-type="float" office:value="7555" calcext:value-type="float">
            <text:p>7555</text:p>
          </table:table-cell>
          <table:table-cell office:value-type="float" office:value="7477" calcext:value-type="float">
            <text:p>7477</text:p>
          </table:table-cell>
          <table:table-cell table:style-name="ce28" office:value-type="float" office:value="6582" calcext:value-type="float">
            <text:p>658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4:.E154])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855" calcext:value-type="float">
            <text:p>7855</text:p>
          </table:table-cell>
          <table:table-cell office:value-type="float" office:value="6126" calcext:value-type="float">
            <text:p>6126</text:p>
          </table:table-cell>
          <table:table-cell office:value-type="float" office:value="5839" calcext:value-type="float">
            <text:p>5839</text:p>
          </table:table-cell>
          <table:table-cell table:style-name="ce28" office:value-type="float" office:value="5414" calcext:value-type="float">
            <text:p>5414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5:.E155]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number-columns-repeated="2" table:style-name="ce8" office:value-type="float" office:value="-215" calcext:value-type="float">
            <text:p>-215</text:p>
          </table:table-cell>
          <table:table-cell table:style-name="ce8" office:value-type="float" office:value="-172" calcext:value-type="float">
            <text:p>-172</text:p>
          </table:table-cell>
          <table:table-cell table:style-name="ce8"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9524</text:p>
          </table:table-cell>
          <table:table-cell table:style-name="ce8" office:value-type="string" calcext:value-type="string">
            <text:p>0.00197073</text:p>
          </table:table-cell>
          <table:table-cell table:style-name="ce8" office:value-type="string" calcext:value-type="string">
            <text:p>-0.00030119</text:p>
          </table:table-cell>
          <table:table-cell table:style-name="ce8" office:value-type="string" calcext:value-type="string">
            <text:p>2.12655</text:p>
          </table:table-cell>
          <table:table-cell table:style-name="ce8" office:value-type="string" calcext:value-type="string">
            <text:p>-0.281022</text:p>
          </table:table-cell>
          <table:table-cell table:style-name="ce8" office:value-type="string" calcext:value-type="string">
            <text:p>3.749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5305191" calcext:value-type="float">
            <text:p>565305191</text:p>
          </table:table-cell>
          <table:table-cell table:style-name="ce8" office:value-type="float" office:value="15926" calcext:value-type="float">
            <text:p>15926</text:p>
          </table:table-cell>
          <table:table-cell table:style-name="ce8" office:value-type="float" office:value="-2434" calcext:value-type="float">
            <text:p>-2434</text:p>
          </table:table-cell>
          <table:table-cell table:style-name="ce8" office:value-type="float" office:value="17185281" calcext:value-type="float">
            <text:p>17185281</text:p>
          </table:table-cell>
          <table:table-cell table:style-name="ce8" office:value-type="float" office:value="-2271018" calcext:value-type="float">
            <text:p>-2271018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081280" calcext:value-type="float">
            <text:p>808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52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71.00</text:p>
          </table:table-cell>
          <table:table-cell table:style-name="ce8" office:value-type="string" calcext:value-type="string">
            <text:p>185.00</text:p>
          </table:table-cell>
          <table:table-cell table:style-name="ce8" office:value-type="string" calcext:value-type="string">
            <text:p>275.00</text:p>
          </table:table-cell>
          <table:table-cell table:style-name="ce8" office:value-type="string" calcext:value-type="string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8.7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8.43</text:p>
          </table:table-cell>
          <table:table-cell table:style-name="ce8" office:value-type="string" calcext:value-type="string">
            <text:p>13.60</text:p>
          </table:table-cell>
          <table:table-cell table:style-name="ce8" office:value-type="string" calcext:value-type="string">
            <text:p>16.58</text:p>
          </table:table-cell>
          <table:table-cell table:style-name="ce8" office:value-type="string" calcext:value-type="string">
            <text:p>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235 hasta valor 430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</table:table>
      <table:table table:name="Resultados EEG" table:style-name="ta1">
        <table:table-column table:style-name="co16" table:default-cell-style-name="ce12"/>
        <table:table-column table:style-name="co1" table:number-columns-repeated="10" table:default-cell-style-name="Default"/>
        <table:table-column table:style-name="co1" table:default-cell-style-name="ce45"/>
        <table:table-column table:style-name="co1" table:default-cell-style-name="Default"/>
        <table:table-row table:style-name="ro1">
          <table:table-cell table:style-name="ce18" office:value-type="string" calcext:value-type="string">
            <text:p>EEG</text:p>
          </table:table-cell>
          <table:table-cell table:style-name="ce18" office:value-type="string" calcext:value-type="string">
            <text:p>Lag_1</text:p>
          </table:table-cell>
          <table:table-cell table:style-name="ce18" office:value-type="string" calcext:value-type="string">
            <text:p>Lag_2</text:p>
          </table:table-cell>
          <table:table-cell table:style-name="ce18" office:value-type="string" calcext:value-type="string">
            <text:p>Lag_5</text:p>
          </table:table-cell>
          <table:table-cell table:style-name="ce18" office:value-type="string" calcext:value-type="string">
            <text:p>Lag_10</text:p>
          </table:table-cell>
          <table:table-cell table:style-name="ce18" office:value-type="string" calcext:value-type="string">
            <text:p>%&gt;,5L_1</text:p>
          </table:table-cell>
          <table:table-cell table:style-name="ce18" office:value-type="string" calcext:value-type="string">
            <text:p>%&gt;,5L_2</text:p>
          </table:table-cell>
          <table:table-cell table:style-name="ce18" office:value-type="string" calcext:value-type="string">
            <text:p>%&gt;,5L_5</text:p>
          </table:table-cell>
          <table:table-cell table:style-name="ce18" office:value-type="string" calcext:value-type="string">
            <text:p>%&gt;,5L_10</text:p>
          </table:table-cell>
          <table:table-cell table:style-name="ce18" office:value-type="string" calcext:value-type="string">
            <text:p>QC4 [KB]</text:p>
          </table:table-cell>
          <table:table-cell table:style-name="ce18" office:value-type="string" calcext:value-type="string">
            <text:p>BIN [KB]</text:p>
          </table:table-cell>
          <table:table-cell table:style-name="ce18" office:value-type="string" calcext:value-type="string">
            <text:p>% QC4 of BIN</text:p>
          </table:table-cell>
          <table:table-cell table:style-name="ce18" office:value-type="string" calcext:value-type="string">
            <text:p>IAET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14" calcext:value-type="float">
            <text:p>-0,114</text:p>
          </table:table-cell>
          <table:table-cell office:value-type="float" office:value="0.066" calcext:value-type="float">
            <text:p>0,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16" calcext:value-type="float">
            <text:p>54516</text:p>
          </table:table-cell>
          <table:table-cell office:value-type="float" office:value="64644" calcext:value-type="float">
            <text:p>64644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2" calcext:value-type="float">
            <text:p>-0,182</text:p>
          </table:table-cell>
          <table:table-cell office:value-type="float" office:value="-0.113" calcext:value-type="float">
            <text:p>-0,113</text:p>
          </table:table-cell>
          <table:table-cell office:value-type="float" office:value="0.068" calcext:value-type="float">
            <text:p>0,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252" calcext:value-type="float">
            <text:p>53252</text:p>
          </table:table-cell>
          <table:table-cell office:value-type="float" office:value="63148" calcext:value-type="float">
            <text:p>63148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08" calcext:value-type="float">
            <text:p>0,40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5076" calcext:value-type="float">
            <text:p>55076</text:p>
          </table:table-cell>
          <table:table-cell office:value-type="float" office:value="65344" calcext:value-type="float">
            <text:p>65344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1" calcext:value-type="float">
            <text:p>0,031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1" calcext:value-type="float">
            <text:p>0,4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7332" calcext:value-type="float">
            <text:p>57332</text:p>
          </table:table-cell>
          <table:table-cell office:value-type="float" office:value="68020" calcext:value-type="float">
            <text:p>68020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356" calcext:value-type="float">
            <text:p>53356</text:p>
          </table:table-cell>
          <table:table-cell office:value-type="float" office:value="64196" calcext:value-type="float">
            <text:p>641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7212" calcext:value-type="float">
            <text:p>57212</text:p>
          </table:table-cell>
          <table:table-cell office:value-type="float" office:value="68832" calcext:value-type="float">
            <text:p>6883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27" calcext:value-type="float">
            <text:p>0,12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1" calcext:value-type="float">
            <text:p>0,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20" calcext:value-type="float">
            <text:p>54220</text:p>
          </table:table-cell>
          <table:table-cell office:value-type="float" office:value="64256" calcext:value-type="float">
            <text:p>6425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860" calcext:value-type="float">
            <text:p>53860</text:p>
          </table:table-cell>
          <table:table-cell office:value-type="float" office:value="64796" calcext:value-type="float">
            <text:p>647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16" calcext:value-type="float">
            <text:p>0,1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40" calcext:value-type="float">
            <text:p>54340</text:p>
          </table:table-cell>
          <table:table-cell office:value-type="float" office:value="64440" calcext:value-type="float">
            <text:p>64440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60" calcext:value-type="float">
            <text:p>54360</text:p>
          </table:table-cell>
          <table:table-cell office:value-type="float" office:value="64424" calcext:value-type="float">
            <text:p>6442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200" calcext:value-type="float">
            <text:p>57200</text:p>
          </table:table-cell>
          <table:table-cell office:value-type="float" office:value="68816" calcext:value-type="float">
            <text:p>688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57" calcext:value-type="float">
            <text:p>0,257</text:p>
          </table:table-cell>
          <table:table-cell office:value-type="float" office:value="0.128" calcext:value-type="float">
            <text:p>0,128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7172" calcext:value-type="float">
            <text:p>57172</text:p>
          </table:table-cell>
          <table:table-cell office:value-type="float" office:value="68784" calcext:value-type="float">
            <text:p>6878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2" calcext:value-type="float">
            <text:p>0,4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8360" calcext:value-type="float">
            <text:p>58360</text:p>
          </table:table-cell>
          <table:table-cell office:value-type="float" office:value="70216" calcext:value-type="float">
            <text:p>702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1" calcext:value-type="float">
            <text:p>0,07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2" calcext:value-type="float">
            <text:p>0,412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808" calcext:value-type="float">
            <text:p>54808</text:p>
          </table:table-cell>
          <table:table-cell office:value-type="float" office:value="65936" calcext:value-type="float">
            <text:p>6593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35" calcext:value-type="float">
            <text:p>0,135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055" calcext:value-type="float">
            <text:p>-0,055</text:p>
          </table:table-cell>
          <table:table-cell office:value-type="float" office:value="0.291" calcext:value-type="float">
            <text:p>0,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560" calcext:value-type="float">
            <text:p>55560</text:p>
          </table:table-cell>
          <table:table-cell office:value-type="float" office:value="65844" calcext:value-type="float">
            <text:p>6584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46932" calcext:value-type="float">
            <text:p>46932</text:p>
          </table:table-cell>
          <table:table-cell office:value-type="float" office:value="56468" calcext:value-type="float">
            <text:p>564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644" calcext:value-type="float">
            <text:p>54644</text:p>
          </table:table-cell>
          <table:table-cell office:value-type="float" office:value="65744" calcext:value-type="float">
            <text:p>6574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824" calcext:value-type="float">
            <text:p>54824</text:p>
          </table:table-cell>
          <table:table-cell office:value-type="float" office:value="65960" calcext:value-type="float">
            <text:p>659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720" calcext:value-type="float">
            <text:p>53720</text:p>
          </table:table-cell>
          <table:table-cell office:value-type="float" office:value="63664" calcext:value-type="float">
            <text:p>636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664" calcext:value-type="float">
            <text:p>54664</text:p>
          </table:table-cell>
          <table:table-cell office:value-type="float" office:value="64784" calcext:value-type="float">
            <text:p>6478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1" calcext:value-type="float">
            <text:p>0,01</text:p>
          </table:table-cell>
          <table:table-cell office:value-type="float" office:value="0.031" calcext:value-type="float">
            <text:p>0,031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402" calcext:value-type="float">
            <text:p>0,4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332" calcext:value-type="float">
            <text:p>53332</text:p>
          </table:table-cell>
          <table:table-cell office:value-type="float" office:value="63208" calcext:value-type="float">
            <text:p>6320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04" calcext:value-type="float">
            <text:p>53704</text:p>
          </table:table-cell>
          <table:table-cell office:value-type="float" office:value="63648" calcext:value-type="float">
            <text:p>6364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69" calcext:value-type="float">
            <text:p>0,069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5868" calcext:value-type="float">
            <text:p>55868</text:p>
          </table:table-cell>
          <table:table-cell office:value-type="float" office:value="67216" calcext:value-type="float">
            <text:p>672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8" calcext:value-type="float">
            <text:p>0,978</text:p>
          </table:table-cell>
          <table:table-cell office:value-type="float" office:value="0.949" calcext:value-type="float">
            <text:p>0,949</text:p>
          </table:table-cell>
          <table:table-cell office:value-type="float" office:value="0.89" calcext:value-type="float">
            <text:p>0,8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9568" calcext:value-type="float">
            <text:p>29568</text:p>
          </table:table-cell>
          <table:table-cell office:value-type="float" office:value="60832" calcext:value-type="float">
            <text:p>60832</text:p>
          </table:table-cell>
          <table:table-cell office:value-type="percentage" office:value="0.486" calcext:value-type="percentage">
            <text:p>48,60 %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" calcext:value-type="float">
            <text:p>0,99</text:p>
          </table:table-cell>
          <table:table-cell office:value-type="float" office:value="0.968" calcext:value-type="float">
            <text:p>0,968</text:p>
          </table:table-cell>
          <table:table-cell office:value-type="float" office:value="0.915" calcext:value-type="float">
            <text:p>0,915</text:p>
          </table:table-cell>
          <table:table-cell office:value-type="float" office:value="0.852" calcext:value-type="float">
            <text:p>0,85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0448" calcext:value-type="float">
            <text:p>30448</text:p>
          </table:table-cell>
          <table:table-cell office:value-type="float" office:value="66084" calcext:value-type="float">
            <text:p>66084</text:p>
          </table:table-cell>
          <table:table-cell office:value-type="percentage" office:value="0.461" calcext:value-type="percentage">
            <text:p>46,10 %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984" calcext:value-type="float">
            <text:p>53984</text:p>
          </table:table-cell>
          <table:table-cell office:value-type="float" office:value="64948" calcext:value-type="float">
            <text:p>6494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5" calcext:value-type="float">
            <text:p>0,035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15" calcext:value-type="float">
            <text:p>0,415</text:p>
          </table:table-cell>
          <table:table-cell table:number-columns-repeated="4" office:value-type="float" office:value="6.1" calcext:value-type="float">
            <text:p>6,1</text:p>
          </table:table-cell>
          <table:table-cell office:value-type="float" office:value="53452" calcext:value-type="float">
            <text:p>53452</text:p>
          </table:table-cell>
          <table:table-cell office:value-type="float" office:value="63388" calcext:value-type="float">
            <text:p>63388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9" calcext:value-type="float">
            <text:p>0,069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652" calcext:value-type="float">
            <text:p>53652</text:p>
          </table:table-cell>
          <table:table-cell office:value-type="float" office:value="63588" calcext:value-type="float">
            <text:p>635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59" calcext:value-type="float">
            <text:p>0,259</text:p>
          </table:table-cell>
          <table:table-cell office:value-type="float" office:value="0.105" calcext:value-type="float">
            <text:p>0,105</text:p>
          </table:table-cell>
          <table:table-cell office:value-type="float" office:value="0.029" calcext:value-type="float">
            <text:p>0,029</text:p>
          </table:table-cell>
          <table:table-cell office:value-type="float" office:value="0.544" calcext:value-type="float">
            <text:p>0,544</text:p>
          </table:table-cell>
          <table:table-cell table:number-columns-repeated="4" office:value-type="float" office:value="95.5" calcext:value-type="float">
            <text:p>95,5</text:p>
          </table:table-cell>
          <table:table-cell office:value-type="float" office:value="64124" calcext:value-type="float">
            <text:p>64124</text:p>
          </table:table-cell>
          <table:table-cell office:value-type="float" office:value="65092" calcext:value-type="float">
            <text:p>65092</text:p>
          </table:table-cell>
          <table:table-cell office:value-type="percentage" office:value="0.985" calcext:value-type="percentage">
            <text:p>98,50 %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1" calcext:value-type="float">
            <text:p>0,031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49328" calcext:value-type="float">
            <text:p>49328</text:p>
          </table:table-cell>
          <table:table-cell office:value-type="float" office:value="59348" calcext:value-type="float">
            <text:p>5934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952" calcext:value-type="float">
            <text:p>53952</text:p>
          </table:table-cell>
          <table:table-cell office:value-type="float" office:value="64912" calcext:value-type="float">
            <text:p>6491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47" calcext:value-type="float">
            <text:p>0,347</text:p>
          </table:table-cell>
          <table:table-cell office:value-type="float" office:value="0.164" calcext:value-type="float">
            <text:p>0,164</text:p>
          </table:table-cell>
          <table:table-cell office:value-type="float" office:value="0.035" calcext:value-type="float">
            <text:p>0,035</text:p>
          </table:table-cell>
          <table:table-cell office:value-type="float" office:value="0.617" calcext:value-type="float">
            <text:p>0,61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952" calcext:value-type="float">
            <text:p>54952</text:p>
          </table:table-cell>
          <table:table-cell office:value-type="float" office:value="65124" calcext:value-type="float">
            <text:p>6512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" calcext:value-type="float">
            <text:p>0,049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415" calcext:value-type="float">
            <text:p>0,4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768" calcext:value-type="float">
            <text:p>36768</text:p>
          </table:table-cell>
          <table:table-cell office:value-type="float" office:value="43572" calcext:value-type="float">
            <text:p>4357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68" calcext:value-type="float">
            <text:p>0,268</text:p>
          </table:table-cell>
          <table:table-cell office:value-type="float" office:value="0.108" calcext:value-type="float">
            <text:p>0,108</text:p>
          </table:table-cell>
          <table:table-cell office:value-type="float" office:value="0.03" calcext:value-type="float">
            <text:p>0,03</text:p>
          </table:table-cell>
          <table:table-cell office:value-type="float" office:value="0.552" calcext:value-type="float">
            <text:p>0,552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59028" calcext:value-type="float">
            <text:p>59028</text:p>
          </table:table-cell>
          <table:table-cell office:value-type="float" office:value="59024" calcext:value-type="float">
            <text:p>59024</text:p>
          </table:table-cell>
          <table:table-cell office:value-type="percentage" office:value="1" calcext:value-type="percentage">
            <text:p>100,00 %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71" calcext:value-type="float">
            <text:p>0,07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3" calcext:value-type="float">
            <text:p>0,41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524" calcext:value-type="float">
            <text:p>54524</text:p>
          </table:table-cell>
          <table:table-cell office:value-type="float" office:value="64620" calcext:value-type="float">
            <text:p>6462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86" calcext:value-type="float">
            <text:p>0,08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764" calcext:value-type="float">
            <text:p>54764</text:p>
          </table:table-cell>
          <table:table-cell office:value-type="float" office:value="64904" calcext:value-type="float">
            <text:p>649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4" calcext:value-type="float">
            <text:p>0,994</text:p>
          </table:table-cell>
          <table:table-cell office:value-type="float" office:value="0.98" calcext:value-type="float">
            <text:p>0,98</text:p>
          </table:table-cell>
          <table:table-cell office:value-type="float" office:value="0.916" calcext:value-type="float">
            <text:p>0,916</text:p>
          </table:table-cell>
          <table:table-cell office:value-type="float" office:value="0.766" calcext:value-type="float">
            <text:p>0,766</text:p>
          </table:table-cell>
          <table:table-cell table:number-columns-repeated="4" office:value-type="float" office:value="90.9" calcext:value-type="float">
            <text:p>90,9</text:p>
          </table:table-cell>
          <table:table-cell office:value-type="float" office:value="31664" calcext:value-type="float">
            <text:p>31664</text:p>
          </table:table-cell>
          <table:table-cell office:value-type="float" office:value="63748" calcext:value-type="float">
            <text:p>63748</text:p>
          </table:table-cell>
          <table:table-cell office:value-type="percentage" office:value="0.497" calcext:value-type="percentage">
            <text:p>49,70 %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040" calcext:value-type="float">
            <text:p>54040</text:p>
          </table:table-cell>
          <table:table-cell office:value-type="float" office:value="64048" calcext:value-type="float">
            <text:p>6404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08" calcext:value-type="float">
            <text:p>52908</text:p>
          </table:table-cell>
          <table:table-cell office:value-type="float" office:value="62704" calcext:value-type="float">
            <text:p>627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24" calcext:value-type="float">
            <text:p>0,12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56" calcext:value-type="float">
            <text:p>0,256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088" calcext:value-type="float">
            <text:p>54088</text:p>
          </table:table-cell>
          <table:table-cell office:value-type="float" office:value="64104" calcext:value-type="float">
            <text:p>641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1" calcext:value-type="float">
            <text:p>0,0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132" calcext:value-type="float">
            <text:p>55132</text:p>
          </table:table-cell>
          <table:table-cell office:value-type="float" office:value="65336" calcext:value-type="float">
            <text:p>6533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66" calcext:value-type="float">
            <text:p>0,16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7" calcext:value-type="float">
            <text:p>-0,177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088" calcext:value-type="float">
            <text:p>53088</text:p>
          </table:table-cell>
          <table:table-cell office:value-type="float" office:value="62912" calcext:value-type="float">
            <text:p>6291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4" calcext:value-type="float">
            <text:p>0,07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836" calcext:value-type="float">
            <text:p>49836</text:p>
          </table:table-cell>
          <table:table-cell office:value-type="float" office:value="59064" calcext:value-type="float">
            <text:p>590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6" calcext:value-type="float">
            <text:p>0,40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3176" calcext:value-type="float">
            <text:p>53176</text:p>
          </table:table-cell>
          <table:table-cell office:value-type="float" office:value="63020" calcext:value-type="float">
            <text:p>6302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9" calcext:value-type="float">
            <text:p>0,009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2" calcext:value-type="float">
            <text:p>0,402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6556" calcext:value-type="float">
            <text:p>56556</text:p>
          </table:table-cell>
          <table:table-cell office:value-type="float" office:value="67028" calcext:value-type="float">
            <text:p>6702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13" calcext:value-type="float">
            <text:p>-0,113</text:p>
          </table:table-cell>
          <table:table-cell office:value-type="float" office:value="0.069" calcext:value-type="float">
            <text:p>0,0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072" calcext:value-type="float">
            <text:p>57072</text:p>
          </table:table-cell>
          <table:table-cell office:value-type="float" office:value="67640" calcext:value-type="float">
            <text:p>6764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2" calcext:value-type="float">
            <text:p>0,992</text:p>
          </table:table-cell>
          <table:table-cell office:value-type="float" office:value="0.973" calcext:value-type="float">
            <text:p>0,973</text:p>
          </table:table-cell>
          <table:table-cell office:value-type="float" office:value="0.904" calcext:value-type="float">
            <text:p>0,904</text:p>
          </table:table-cell>
          <table:table-cell office:value-type="float" office:value="0.739" calcext:value-type="float">
            <text:p>0,73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3784" calcext:value-type="float">
            <text:p>33784</text:p>
          </table:table-cell>
          <table:table-cell office:value-type="float" office:value="69976" calcext:value-type="float">
            <text:p>69976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-0.001" calcext:value-type="float">
            <text:p>-0,0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992" calcext:value-type="float">
            <text:p>54992</text:p>
          </table:table-cell>
          <table:table-cell office:value-type="float" office:value="65176" calcext:value-type="float">
            <text:p>651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85" calcext:value-type="float">
            <text:p>0,08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72" calcext:value-type="float">
            <text:p>0,972</text:p>
          </table:table-cell>
          <table:table-cell office:value-type="float" office:value="0.913" calcext:value-type="float">
            <text:p>0,913</text:p>
          </table:table-cell>
          <table:table-cell office:value-type="float" office:value="0.807" calcext:value-type="float">
            <text:p>0,807</text:p>
          </table:table-cell>
          <table:table-cell office:value-type="float" office:value="0.653" calcext:value-type="float">
            <text:p>0,653</text:p>
          </table:table-cell>
          <table:table-cell table:number-columns-repeated="4" office:value-type="float" office:value="83.3" calcext:value-type="float">
            <text:p>83,3</text:p>
          </table:table-cell>
          <table:table-cell office:value-type="float" office:value="30000" calcext:value-type="float">
            <text:p>30000</text:p>
          </table:table-cell>
          <table:table-cell office:value-type="float" office:value="62604" calcext:value-type="float">
            <text:p>62604</text:p>
          </table:table-cell>
          <table:table-cell office:value-type="percentage" office:value="0.479" calcext:value-type="percentage">
            <text:p>47,90 %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" calcext:value-type="float">
            <text:p>0,96</text:p>
          </table:table-cell>
          <table:table-cell office:value-type="float" office:value="0.892" calcext:value-type="float">
            <text:p>0,892</text:p>
          </table:table-cell>
          <table:table-cell office:value-type="float" office:value="0.83" calcext:value-type="float">
            <text:p>0,83</text:p>
          </table:table-cell>
          <table:table-cell office:value-type="float" office:value="0.702" calcext:value-type="float">
            <text:p>0,702</text:p>
          </table:table-cell>
          <table:table-cell table:number-columns-repeated="4" office:value-type="float" office:value="90.9" calcext:value-type="float">
            <text:p>90,9</text:p>
          </table:table-cell>
          <table:table-cell office:value-type="float" office:value="29776" calcext:value-type="float">
            <text:p>29776</text:p>
          </table:table-cell>
          <table:table-cell office:value-type="float" office:value="63264" calcext:value-type="float">
            <text:p>63264</text:p>
          </table:table-cell>
          <table:table-cell office:value-type="percentage" office:value="0.471" calcext:value-type="percentage">
            <text:p>47,10 %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32" calcext:value-type="float">
            <text:p>0,032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404" calcext:value-type="float">
            <text:p>0,40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9052" calcext:value-type="float">
            <text:p>49052</text:p>
          </table:table-cell>
          <table:table-cell office:value-type="float" office:value="58132" calcext:value-type="float">
            <text:p>5813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584" calcext:value-type="float">
            <text:p>53584</text:p>
          </table:table-cell>
          <table:table-cell office:value-type="float" office:value="64468" calcext:value-type="float">
            <text:p>644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6" calcext:value-type="float">
            <text:p>0,0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88" calcext:value-type="float">
            <text:p>0,188</text:p>
          </table:table-cell>
          <table:table-cell office:value-type="float" office:value="0.07" calcext:value-type="float">
            <text:p>0,07</text:p>
          </table:table-cell>
          <table:table-cell office:value-type="float" office:value="0.021" calcext:value-type="float">
            <text:p>0,021</text:p>
          </table:table-cell>
          <table:table-cell office:value-type="float" office:value="0.494" calcext:value-type="float">
            <text:p>0,494</text:p>
          </table:table-cell>
          <table:table-cell table:number-columns-repeated="4" office:value-type="float" office:value="40.9" calcext:value-type="float">
            <text:p>40,9</text:p>
          </table:table-cell>
          <table:table-cell office:value-type="float" office:value="52624" calcext:value-type="float">
            <text:p>52624</text:p>
          </table:table-cell>
          <table:table-cell office:value-type="float" office:value="63316" calcext:value-type="float">
            <text:p>633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39" calcext:value-type="float">
            <text:p>-0,039</text:p>
          </table:table-cell>
          <table:table-cell office:value-type="float" office:value="-0.103" calcext:value-type="float">
            <text:p>-0,103</text:p>
          </table:table-cell>
          <table:table-cell office:value-type="float" office:value="-0.073" calcext:value-type="float">
            <text:p>-0,073</text:p>
          </table:table-cell>
          <table:table-cell office:value-type="float" office:value="0.192" calcext:value-type="float">
            <text:p>0,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72" calcext:value-type="float">
            <text:p>54472</text:p>
          </table:table-cell>
          <table:table-cell office:value-type="float" office:value="65536" calcext:value-type="float">
            <text:p>6553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24" calcext:value-type="float">
            <text:p>52424</text:p>
          </table:table-cell>
          <table:table-cell office:value-type="float" office:value="63068" calcext:value-type="float">
            <text:p>630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34" calcext:value-type="float">
            <text:p>0,0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407" calcext:value-type="float">
            <text:p>0,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112" calcext:value-type="float">
            <text:p>52112</text:p>
          </table:table-cell>
          <table:table-cell office:value-type="float" office:value="62696" calcext:value-type="float">
            <text:p>626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476" calcext:value-type="float">
            <text:p>54476</text:p>
          </table:table-cell>
          <table:table-cell office:value-type="float" office:value="65540" calcext:value-type="float">
            <text:p>6554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252" calcext:value-type="float">
            <text:p>54252</text:p>
          </table:table-cell>
          <table:table-cell office:value-type="float" office:value="65268" calcext:value-type="float">
            <text:p>652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59" calcext:value-type="float">
            <text:p>0,259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6" calcext:value-type="float">
            <text:p>0,026</text:p>
          </table:table-cell>
          <table:table-cell office:value-type="float" office:value="0.562" calcext:value-type="float">
            <text:p>0,56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544" calcext:value-type="float">
            <text:p>54544</text:p>
          </table:table-cell>
          <table:table-cell office:value-type="float" office:value="65624" calcext:value-type="float">
            <text:p>6562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00" calcext:value-type="float">
            <text:p>52900</text:p>
          </table:table-cell>
          <table:table-cell office:value-type="float" office:value="63644" calcext:value-type="float">
            <text:p>6364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2" calcext:value-type="float">
            <text:p>0,962</text:p>
          </table:table-cell>
          <table:table-cell office:value-type="float" office:value="0.885" calcext:value-type="float">
            <text:p>0,885</text:p>
          </table:table-cell>
          <table:table-cell office:value-type="float" office:value="0.725" calcext:value-type="float">
            <text:p>0,725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0024" calcext:value-type="float">
            <text:p>30024</text:p>
          </table:table-cell>
          <table:table-cell office:value-type="float" office:value="63544" calcext:value-type="float">
            <text:p>63544</text:p>
          </table:table-cell>
          <table:table-cell office:value-type="percentage" office:value="0.472" calcext:value-type="percentage">
            <text:p>47,20 %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58" calcext:value-type="float">
            <text:p>0,258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2" calcext:value-type="float">
            <text:p>0,56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520" calcext:value-type="float">
            <text:p>54520</text:p>
          </table:table-cell>
          <table:table-cell office:value-type="float" office:value="65592" calcext:value-type="float">
            <text:p>655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15" calcext:value-type="float">
            <text:p>0,115</text:p>
          </table:table-cell>
          <table:table-cell office:value-type="float" office:value="-0.024" calcext:value-type="float">
            <text:p>-0,024</text:p>
          </table:table-cell>
          <table:table-cell office:value-type="float" office:value="-0.035" calcext:value-type="float">
            <text:p>-0,035</text:p>
          </table:table-cell>
          <table:table-cell office:value-type="float" office:value="0.335" calcext:value-type="float">
            <text:p>0,3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344" calcext:value-type="float">
            <text:p>54344</text:p>
          </table:table-cell>
          <table:table-cell office:value-type="float" office:value="64404" calcext:value-type="float">
            <text:p>644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" calcext:value-type="float">
            <text:p>0,4</text:p>
          </table:table-cell>
          <table:table-cell office:value-type="float" office:value="0.186" calcext:value-type="float">
            <text:p>0,186</text:p>
          </table:table-cell>
          <table:table-cell office:value-type="float" office:value="0.042" calcext:value-type="float">
            <text:p>0,042</text:p>
          </table:table-cell>
          <table:table-cell office:value-type="float" office:value="0.656" calcext:value-type="float">
            <text:p>0,6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2012" calcext:value-type="float">
            <text:p>52012</text:p>
          </table:table-cell>
          <table:table-cell office:value-type="float" office:value="61676" calcext:value-type="float">
            <text:p>61676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77" calcext:value-type="float">
            <text:p>0,177</text:p>
          </table:table-cell>
          <table:table-cell office:value-type="float" office:value="0.096" calcext:value-type="float">
            <text:p>0,096</text:p>
          </table:table-cell>
          <table:table-cell office:value-type="float" office:value="0.014" calcext:value-type="float">
            <text:p>0,014</text:p>
          </table:table-cell>
          <table:table-cell office:value-type="float" office:value="0.511" calcext:value-type="float">
            <text:p>0,511</text:p>
          </table:table-cell>
          <table:table-cell table:number-columns-repeated="4" office:value-type="float" office:value="59.1" calcext:value-type="float">
            <text:p>59,1</text:p>
          </table:table-cell>
          <table:table-cell office:value-type="float" office:value="54560" calcext:value-type="float">
            <text:p>54560</text:p>
          </table:table-cell>
          <table:table-cell office:value-type="float" office:value="64664" calcext:value-type="float">
            <text:p>646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5" calcext:value-type="float">
            <text:p>0,405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4104" calcext:value-type="float">
            <text:p>54104</text:p>
          </table:table-cell>
          <table:table-cell office:value-type="float" office:value="65092" calcext:value-type="float">
            <text:p>650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02" calcext:value-type="float">
            <text:p>0,902</text:p>
          </table:table-cell>
          <table:table-cell office:value-type="float" office:value="0.823" calcext:value-type="float">
            <text:p>0,823</text:p>
          </table:table-cell>
          <table:table-cell office:value-type="float" office:value="0.765" calcext:value-type="float">
            <text:p>0,765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3012" calcext:value-type="float">
            <text:p>33012</text:p>
          </table:table-cell>
          <table:table-cell office:value-type="float" office:value="65772" calcext:value-type="float">
            <text:p>65772</text:p>
          </table:table-cell>
          <table:table-cell office:value-type="percentage" office:value="0.502" calcext:value-type="percentage">
            <text:p>50,20 %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3" calcext:value-type="float">
            <text:p>0,093</text:p>
          </table:table-cell>
          <table:table-cell office:value-type="float" office:value="-0.013" calcext:value-type="float">
            <text:p>-0,013</text:p>
          </table:table-cell>
          <table:table-cell office:value-type="float" office:value="-0.029" calcext:value-type="float">
            <text:p>-0,029</text:p>
          </table:table-cell>
          <table:table-cell office:value-type="float" office:value="0.349" calcext:value-type="float">
            <text:p>0,3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456" calcext:value-type="float">
            <text:p>58456</text:p>
          </table:table-cell>
          <table:table-cell office:value-type="float" office:value="69276" calcext:value-type="float">
            <text:p>692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56" calcext:value-type="float">
            <text:p>0,256</text:p>
          </table:table-cell>
          <table:table-cell office:value-type="float" office:value="0.129" calcext:value-type="float">
            <text:p>0,129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" calcext:value-type="float">
            <text:p>0,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4584" calcext:value-type="float">
            <text:p>54584</text:p>
          </table:table-cell>
          <table:table-cell office:value-type="float" office:value="65672" calcext:value-type="float">
            <text:p>656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07" calcext:value-type="float">
            <text:p>0,10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5" calcext:value-type="float">
            <text:p>0,995</text:p>
          </table:table-cell>
          <table:table-cell office:value-type="float" office:value="0.982" calcext:value-type="float">
            <text:p>0,982</text:p>
          </table:table-cell>
          <table:table-cell office:value-type="float" office:value="0.932" calcext:value-type="float">
            <text:p>0,932</text:p>
          </table:table-cell>
          <table:table-cell office:value-type="float" office:value="0.82" calcext:value-type="float">
            <text:p>0,8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684" calcext:value-type="float">
            <text:p>32684</text:p>
          </table:table-cell>
          <table:table-cell office:value-type="float" office:value="64636" calcext:value-type="float">
            <text:p>64636</text:p>
          </table:table-cell>
          <table:table-cell office:value-type="percentage" office:value="0.506" calcext:value-type="percentage">
            <text:p>50,60 %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35" calcext:value-type="float">
            <text:p>0,935</text:p>
          </table:table-cell>
          <table:table-cell office:value-type="float" office:value="0.901" calcext:value-type="float">
            <text:p>0,90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4872" calcext:value-type="float">
            <text:p>34872</text:p>
          </table:table-cell>
          <table:table-cell office:value-type="float" office:value="72020" calcext:value-type="float">
            <text:p>72020</text:p>
          </table:table-cell>
          <table:table-cell office:value-type="percentage" office:value="0.484" calcext:value-type="percentage">
            <text:p>48,40 %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38" calcext:value-type="float">
            <text:p>-0,038</text:p>
          </table:table-cell>
          <table:table-cell office:value-type="float" office:value="-0.106" calcext:value-type="float">
            <text:p>-0,106</text:p>
          </table:table-cell>
          <table:table-cell office:value-type="float" office:value="-0.074" calcext:value-type="float">
            <text:p>-0,074</text:p>
          </table:table-cell>
          <table:table-cell office:value-type="float" office:value="0.189" calcext:value-type="float">
            <text:p>0,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028" calcext:value-type="float">
            <text:p>58028</text:p>
          </table:table-cell>
          <table:table-cell office:value-type="float" office:value="68772" calcext:value-type="float">
            <text:p>6877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6" calcext:value-type="float">
            <text:p>0,996</text:p>
          </table:table-cell>
          <table:table-cell office:value-type="float" office:value="0.989" calcext:value-type="float">
            <text:p>0,98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58" calcext:value-type="float">
            <text:p>0,95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3976" calcext:value-type="float">
            <text:p>33976</text:p>
          </table:table-cell>
          <table:table-cell office:value-type="float" office:value="68136" calcext:value-type="float">
            <text:p>68136</text:p>
          </table:table-cell>
          <table:table-cell office:value-type="percentage" office:value="0.499" calcext:value-type="percentage">
            <text:p>49,90 %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" calcext:value-type="float">
            <text:p>0,97</text:p>
          </table:table-cell>
          <table:table-cell office:value-type="float" office:value="0.914" calcext:value-type="float">
            <text:p>0,914</text:p>
          </table:table-cell>
          <table:table-cell office:value-type="float" office:value="0.806" calcext:value-type="float">
            <text:p>0,80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384" calcext:value-type="float">
            <text:p>32384</text:p>
          </table:table-cell>
          <table:table-cell office:value-type="float" office:value="66500" calcext:value-type="float">
            <text:p>66500</text:p>
          </table:table-cell>
          <table:table-cell office:value-type="percentage" office:value="0.487" calcext:value-type="percentage">
            <text:p>48,70 %</text:p>
          </table:table-cell>
          <table:table-cell office:value-type="float" office:value="0.064" calcext:value-type="float">
            <text:p>0,06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5" calcext:value-type="float">
            <text:p>-0,005</text:p>
          </table:table-cell>
          <table:table-cell office:value-type="float" office:value="0.401" calcext:value-type="float">
            <text:p>0,401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676" calcext:value-type="float">
            <text:p>53676</text:p>
          </table:table-cell>
          <table:table-cell office:value-type="float" office:value="64576" calcext:value-type="float">
            <text:p>6457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3" calcext:value-type="float">
            <text:p>0,02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87" calcext:value-type="float">
            <text:p>0,987</text:p>
          </table:table-cell>
          <table:table-cell office:value-type="float" office:value="0.956" calcext:value-type="float">
            <text:p>0,956</text:p>
          </table:table-cell>
          <table:table-cell office:value-type="float" office:value="0.882" calcext:value-type="float">
            <text:p>0,882</text:p>
          </table:table-cell>
          <table:table-cell office:value-type="float" office:value="0.775" calcext:value-type="float">
            <text:p>0,77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772" calcext:value-type="float">
            <text:p>31772</text:p>
          </table:table-cell>
          <table:table-cell office:value-type="float" office:value="64140" calcext:value-type="float">
            <text:p>64140</text:p>
          </table:table-cell>
          <table:table-cell office:value-type="percentage" office:value="0.495" calcext:value-type="percentage">
            <text:p>49,50 %</text:p>
          </table:table-cell>
          <table:table-cell office:value-type="float" office:value="-0.025" calcext:value-type="float">
            <text:p>-0,0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6" calcext:value-type="float">
            <text:p>0,26</text:p>
          </table:table-cell>
          <table:table-cell office:value-type="float" office:value="0.105" calcext:value-type="float">
            <text:p>0,105</text:p>
          </table:table-cell>
          <table:table-cell office:value-type="float" office:value="0.029" calcext:value-type="float">
            <text:p>0,029</text:p>
          </table:table-cell>
          <table:table-cell office:value-type="float" office:value="0.545" calcext:value-type="float">
            <text:p>0,545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50504" calcext:value-type="float">
            <text:p>50504</text:p>
          </table:table-cell>
          <table:table-cell office:value-type="float" office:value="60760" calcext:value-type="float">
            <text:p>607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3" calcext:value-type="float">
            <text:p>0,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44" calcext:value-type="float">
            <text:p>53744</text:p>
          </table:table-cell>
          <table:table-cell office:value-type="float" office:value="64660" calcext:value-type="float">
            <text:p>646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58" calcext:value-type="float">
            <text:p>0,258</text:p>
          </table:table-cell>
          <table:table-cell office:value-type="float" office:value="0.13" calcext:value-type="float">
            <text:p>0,13</text:p>
          </table:table-cell>
          <table:table-cell office:value-type="float" office:value="0.025" calcext:value-type="float">
            <text:p>0,025</text:p>
          </table:table-cell>
          <table:table-cell office:value-type="float" office:value="0.563" calcext:value-type="float">
            <text:p>0,56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63064" calcext:value-type="float">
            <text:p>63064</text:p>
          </table:table-cell>
          <table:table-cell office:value-type="float" office:value="75872" calcext:value-type="float">
            <text:p>758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728" calcext:value-type="float">
            <text:p>53728</text:p>
          </table:table-cell>
          <table:table-cell office:value-type="float" office:value="63676" calcext:value-type="float">
            <text:p>636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9" calcext:value-type="float">
            <text:p>0,07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81" calcext:value-type="float">
            <text:p>0,981</text:p>
          </table:table-cell>
          <table:table-cell office:value-type="float" office:value="0.943" calcext:value-type="float">
            <text:p>0,943</text:p>
          </table:table-cell>
          <table:table-cell office:value-type="float" office:value="0.884" calcext:value-type="float">
            <text:p>0,884</text:p>
          </table:table-cell>
          <table:table-cell office:value-type="float" office:value="0.819" calcext:value-type="float">
            <text:p>0,81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0420" calcext:value-type="float">
            <text:p>30420</text:p>
          </table:table-cell>
          <table:table-cell office:value-type="float" office:value="65148" calcext:value-type="float">
            <text:p>65148</text:p>
          </table:table-cell>
          <table:table-cell office:value-type="percentage" office:value="0.467" calcext:value-type="percentage">
            <text:p>46,70 %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544" calcext:value-type="float">
            <text:p>54544</text:p>
          </table:table-cell>
          <table:table-cell office:value-type="float" office:value="64644" calcext:value-type="float">
            <text:p>6464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" calcext:value-type="float">
            <text:p>0,99</text:p>
          </table:table-cell>
          <table:table-cell office:value-type="float" office:value="0.983" calcext:value-type="float">
            <text:p>0,983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056" calcext:value-type="float">
            <text:p>32056</text:p>
          </table:table-cell>
          <table:table-cell office:value-type="float" office:value="65704" calcext:value-type="float">
            <text:p>65704</text:p>
          </table:table-cell>
          <table:table-cell office:value-type="percentage" office:value="0.488" calcext:value-type="percentage">
            <text:p>48,80 %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72" calcext:value-type="float">
            <text:p>0,972</text:p>
          </table:table-cell>
          <table:table-cell office:value-type="float" office:value="0.919" calcext:value-type="float">
            <text:p>0,919</text:p>
          </table:table-cell>
          <table:table-cell office:value-type="float" office:value="0.874" calcext:value-type="float">
            <text:p>0,874</text:p>
          </table:table-cell>
          <table:table-cell office:value-type="float" office:value="0.846" calcext:value-type="float">
            <text:p>0,846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0008" calcext:value-type="float">
            <text:p>30008</text:p>
          </table:table-cell>
          <table:table-cell office:value-type="float" office:value="64784" calcext:value-type="float">
            <text:p>64784</text:p>
          </table:table-cell>
          <table:table-cell office:value-type="percentage" office:value="0.463" calcext:value-type="percentage">
            <text:p>46,3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67" calcext:value-type="float">
            <text:p>-0,067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920" calcext:value-type="float">
            <text:p>53920</text:p>
          </table:table-cell>
          <table:table-cell office:value-type="float" office:value="64872" calcext:value-type="float">
            <text:p>648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7" calcext:value-type="float">
            <text:p>0,0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7" calcext:value-type="float">
            <text:p>0,007</text:p>
          </table:table-cell>
          <table:table-cell office:value-type="float" office:value="0.414" calcext:value-type="float">
            <text:p>0,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856" calcext:value-type="float">
            <text:p>53856</text:p>
          </table:table-cell>
          <table:table-cell office:value-type="float" office:value="64792" calcext:value-type="float">
            <text:p>647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74" calcext:value-type="float">
            <text:p>0,07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656" calcext:value-type="float">
            <text:p>53656</text:p>
          </table:table-cell>
          <table:table-cell office:value-type="float" office:value="63588" calcext:value-type="float">
            <text:p>635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33" calcext:value-type="float">
            <text:p>0,933</text:p>
          </table:table-cell>
          <table:table-cell office:value-type="float" office:value="0.821" calcext:value-type="float">
            <text:p>0,821</text:p>
          </table:table-cell>
          <table:table-cell office:value-type="float" office:value="0.796" calcext:value-type="float">
            <text:p>0,796</text:p>
          </table:table-cell>
          <table:table-cell office:value-type="float" office:value="0.759" calcext:value-type="float">
            <text:p>0,759</text:p>
          </table:table-cell>
          <table:table-cell table:number-columns-repeated="4" office:value-type="float" office:value="87.9" calcext:value-type="float">
            <text:p>87,9</text:p>
          </table:table-cell>
          <table:table-cell office:value-type="float" office:value="37804" calcext:value-type="float">
            <text:p>37804</text:p>
          </table:table-cell>
          <table:table-cell office:value-type="float" office:value="74284" calcext:value-type="float">
            <text:p>74284</text:p>
          </table:table-cell>
          <table:table-cell office:value-type="percentage" office:value="0.509" calcext:value-type="percentage">
            <text:p>50,90 %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" calcext:value-type="float">
            <text:p>0,9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1" calcext:value-type="float">
            <text:p>0,911</text:p>
          </table:table-cell>
          <table:table-cell office:value-type="float" office:value="0.812" calcext:value-type="float">
            <text:p>0,81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428" calcext:value-type="float">
            <text:p>28428</text:p>
          </table:table-cell>
          <table:table-cell office:value-type="float" office:value="58572" calcext:value-type="float">
            <text:p>58572</text:p>
          </table:table-cell>
          <table:table-cell office:value-type="percentage" office:value="0.485" calcext:value-type="percentage">
            <text:p>48,50 %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66" calcext:value-type="float">
            <text:p>-0,066</text:p>
          </table:table-cell>
          <table:table-cell office:value-type="float" office:value="-0.179" calcext:value-type="float">
            <text:p>-0,179</text:p>
          </table:table-cell>
          <table:table-cell office:value-type="float" office:value="-0.11" calcext:value-type="float">
            <text:p>-0,11</text:p>
          </table:table-cell>
          <table:table-cell office:value-type="float" office:value="0.074" calcext:value-type="float">
            <text:p>0,0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88" calcext:value-type="float">
            <text:p>55088</text:p>
          </table:table-cell>
          <table:table-cell office:value-type="float" office:value="66280" calcext:value-type="float">
            <text:p>6628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</text:p>
          </table:table-cell>
          <table:table-cell office:value-type="float" office:value="0.094" calcext:value-type="float">
            <text:p>0,094</text:p>
          </table:table-cell>
          <table:table-cell office:value-type="float" office:value="0.015" calcext:value-type="float">
            <text:p>0,015</text:p>
          </table:table-cell>
          <table:table-cell office:value-type="float" office:value="0.505" calcext:value-type="float">
            <text:p>0,505</text:p>
          </table:table-cell>
          <table:table-cell table:number-columns-repeated="4" office:value-type="float" office:value="62.1" calcext:value-type="float">
            <text:p>62,1</text:p>
          </table:table-cell>
          <table:table-cell office:value-type="float" office:value="55572" calcext:value-type="float">
            <text:p>55572</text:p>
          </table:table-cell>
          <table:table-cell office:value-type="float" office:value="66856" calcext:value-type="float">
            <text:p>6685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1" calcext:value-type="float">
            <text:p>0,971</text:p>
          </table:table-cell>
          <table:table-cell office:value-type="float" office:value="0.904" calcext:value-type="float">
            <text:p>0,904</text:p>
          </table:table-cell>
          <table:table-cell office:value-type="float" office:value="0.756" calcext:value-type="float">
            <text:p>0,756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352" calcext:value-type="float">
            <text:p>31352</text:p>
          </table:table-cell>
          <table:table-cell office:value-type="float" office:value="64632" calcext:value-type="float">
            <text:p>64632</text:p>
          </table:table-cell>
          <table:table-cell office:value-type="percentage" office:value="0.485" calcext:value-type="percentage">
            <text:p>48,50 %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545" calcext:value-type="float">
            <text:p>0,545</text:p>
          </table:table-cell>
          <table:table-cell office:value-type="float" office:value="0.244" calcext:value-type="float">
            <text:p>0,244</text:p>
          </table:table-cell>
          <table:table-cell office:value-type="float" office:value="0.061" calcext:value-type="float">
            <text:p>0,061</text:p>
          </table:table-cell>
          <table:table-cell office:value-type="float" office:value="0.747" calcext:value-type="float">
            <text:p>0,74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2012" calcext:value-type="float">
            <text:p>52012</text:p>
          </table:table-cell>
          <table:table-cell office:value-type="float" office:value="64384" calcext:value-type="float">
            <text:p>64384</text:p>
          </table:table-cell>
          <table:table-cell office:value-type="percentage" office:value="0.808" calcext:value-type="percentage">
            <text:p>80,80 %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82" calcext:value-type="float">
            <text:p>0,982</text:p>
          </table:table-cell>
          <table:table-cell office:value-type="float" office:value="0.945" calcext:value-type="float">
            <text:p>0,945</text:p>
          </table:table-cell>
          <table:table-cell office:value-type="float" office:value="0.845" calcext:value-type="float">
            <text:p>0,845</text:p>
          </table:table-cell>
          <table:table-cell office:value-type="float" office:value="0.644" calcext:value-type="float">
            <text:p>0,644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1540" calcext:value-type="float">
            <text:p>31540</text:p>
          </table:table-cell>
          <table:table-cell office:value-type="float" office:value="65364" calcext:value-type="float">
            <text:p>65364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1" calcext:value-type="float">
            <text:p>-0,111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116" calcext:value-type="float">
            <text:p>54116</text:p>
          </table:table-cell>
          <table:table-cell office:value-type="float" office:value="64136" calcext:value-type="float">
            <text:p>6413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06" calcext:value-type="float">
            <text:p>0,20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88" calcext:value-type="float">
            <text:p>0,988</text:p>
          </table:table-cell>
          <table:table-cell office:value-type="float" office:value="0.961" calcext:value-type="float">
            <text:p>0,961</text:p>
          </table:table-cell>
          <table:table-cell office:value-type="float" office:value="0.897" calcext:value-type="float">
            <text:p>0,897</text:p>
          </table:table-cell>
          <table:table-cell office:value-type="float" office:value="0.821" calcext:value-type="float">
            <text:p>0,8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3080" calcext:value-type="float">
            <text:p>33080</text:p>
          </table:table-cell>
          <table:table-cell office:value-type="float" office:value="65788" calcext:value-type="float">
            <text:p>65788</text:p>
          </table:table-cell>
          <table:table-cell office:value-type="percentage" office:value="0.503" calcext:value-type="percentage">
            <text:p>50,3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3" calcext:value-type="float">
            <text:p>0,03</text:p>
          </table:table-cell>
          <table:table-cell office:value-type="float" office:value="-0.006" calcext:value-type="float">
            <text:p>-0,006</text:p>
          </table:table-cell>
          <table:table-cell office:value-type="float" office:value="0.403" calcext:value-type="float">
            <text:p>0,403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3888" calcext:value-type="float">
            <text:p>53888</text:p>
          </table:table-cell>
          <table:table-cell office:value-type="float" office:value="63864" calcext:value-type="float">
            <text:p>638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62" calcext:value-type="float">
            <text:p>0,962</text:p>
          </table:table-cell>
          <table:table-cell office:value-type="float" office:value="0.895" calcext:value-type="float">
            <text:p>0,895</text:p>
          </table:table-cell>
          <table:table-cell office:value-type="float" office:value="0.857" calcext:value-type="float">
            <text:p>0,857</text:p>
          </table:table-cell>
          <table:table-cell office:value-type="float" office:value="0.786" calcext:value-type="float">
            <text:p>0,786</text:p>
          </table:table-cell>
          <table:table-cell table:number-columns-repeated="4" office:value-type="float" office:value="97" calcext:value-type="float">
            <text:p>97</text:p>
          </table:table-cell>
          <table:table-cell office:value-type="float" office:value="32036" calcext:value-type="float">
            <text:p>32036</text:p>
          </table:table-cell>
          <table:table-cell office:value-type="float" office:value="64064" calcext:value-type="float">
            <text:p>64064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2" calcext:value-type="float">
            <text:p>0,972</text:p>
          </table:table-cell>
          <table:table-cell office:value-type="float" office:value="0.928" calcext:value-type="float">
            <text:p>0,928</text:p>
          </table:table-cell>
          <table:table-cell office:value-type="float" office:value="0.859" calcext:value-type="float">
            <text:p>0,85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488" calcext:value-type="float">
            <text:p>31488</text:p>
          </table:table-cell>
          <table:table-cell office:value-type="float" office:value="65032" calcext:value-type="float">
            <text:p>65032</text:p>
          </table:table-cell>
          <table:table-cell office:value-type="percentage" office:value="0.484" calcext:value-type="percentage">
            <text:p>48,40 %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83" calcext:value-type="float">
            <text:p>0,983</text:p>
          </table:table-cell>
          <table:table-cell office:value-type="float" office:value="0.949" calcext:value-type="float">
            <text:p>0,949</text:p>
          </table:table-cell>
          <table:table-cell office:value-type="float" office:value="0.872" calcext:value-type="float">
            <text:p>0,872</text:p>
          </table:table-cell>
          <table:table-cell office:value-type="float" office:value="0.783" calcext:value-type="float">
            <text:p>0,783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32628" calcext:value-type="float">
            <text:p>32628</text:p>
          </table:table-cell>
          <table:table-cell office:value-type="float" office:value="65192" calcext:value-type="float">
            <text:p>65192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59" calcext:value-type="float">
            <text:p>0,959</text:p>
          </table:table-cell>
          <table:table-cell office:value-type="float" office:value="0.867" calcext:value-type="float">
            <text:p>0,867</text:p>
          </table:table-cell>
          <table:table-cell office:value-type="float" office:value="0.704" calcext:value-type="float">
            <text:p>0,704</text:p>
          </table:table-cell>
          <table:table-cell office:value-type="float" office:value="0.667" calcext:value-type="float">
            <text:p>0,667</text:p>
          </table:table-cell>
          <table:table-cell table:number-columns-repeated="4" office:value-type="float" office:value="77.3" calcext:value-type="float">
            <text:p>77,3</text:p>
          </table:table-cell>
          <table:table-cell office:value-type="float" office:value="30384" calcext:value-type="float">
            <text:p>30384</text:p>
          </table:table-cell>
          <table:table-cell office:value-type="float" office:value="63404" calcext:value-type="float">
            <text:p>63404</text:p>
          </table:table-cell>
          <table:table-cell office:value-type="percentage" office:value="0.479" calcext:value-type="percentage">
            <text:p>47,90 %</text:p>
          </table:table-cell>
          <table:table-cell office:value-type="float" office:value="0.102" calcext:value-type="float">
            <text:p>0,10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3" calcext:value-type="float">
            <text:p>0,913</text:p>
          </table:table-cell>
          <table:table-cell office:value-type="float" office:value="0.798" calcext:value-type="float">
            <text:p>0,79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968" calcext:value-type="float">
            <text:p>31968</text:p>
          </table:table-cell>
          <table:table-cell office:value-type="float" office:value="63936" calcext:value-type="float">
            <text:p>63936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096" calcext:value-type="float">
            <text:p>0,09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88" calcext:value-type="float">
            <text:p>0,988</text:p>
          </table:table-cell>
          <table:table-cell office:value-type="float" office:value="0.963" calcext:value-type="float">
            <text:p>0,963</text:p>
          </table:table-cell>
          <table:table-cell office:value-type="float" office:value="0.926" calcext:value-type="float">
            <text:p>0,926</text:p>
          </table:table-cell>
          <table:table-cell office:value-type="float" office:value="0.881" calcext:value-type="float">
            <text:p>0,88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5936" calcext:value-type="float">
            <text:p>35936</text:p>
          </table:table-cell>
          <table:table-cell office:value-type="float" office:value="72540" calcext:value-type="float">
            <text:p>72540</text:p>
          </table:table-cell>
          <table:table-cell office:value-type="percentage" office:value="0.495" calcext:value-type="percentage">
            <text:p>49,50 %</text:p>
          </table:table-cell>
          <table:table-cell office:value-type="float" office:value="0.062" calcext:value-type="float">
            <text:p>0,06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3" calcext:value-type="float">
            <text:p>-0,183</text:p>
          </table:table-cell>
          <table:table-cell office:value-type="float" office:value="-0.114" calcext:value-type="float">
            <text:p>-0,114</text:p>
          </table:table-cell>
          <table:table-cell office:value-type="float" office:value="0.075" calcext:value-type="float">
            <text:p>0,0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388" calcext:value-type="float">
            <text:p>25388</text:p>
          </table:table-cell>
          <table:table-cell office:value-type="float" office:value="30088" calcext:value-type="float">
            <text:p>300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44" calcext:value-type="float">
            <text:p>0,544</text:p>
          </table:table-cell>
          <table:table-cell office:value-type="float" office:value="0.244" calcext:value-type="float">
            <text:p>0,244</text:p>
          </table:table-cell>
          <table:table-cell office:value-type="float" office:value="0.061" calcext:value-type="float">
            <text:p>0,061</text:p>
          </table:table-cell>
          <table:table-cell office:value-type="float" office:value="0.748" calcext:value-type="float">
            <text:p>0,74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52988" calcext:value-type="float">
            <text:p>52988</text:p>
          </table:table-cell>
          <table:table-cell office:value-type="float" office:value="65664" calcext:value-type="float">
            <text:p>65664</text:p>
          </table:table-cell>
          <table:table-cell office:value-type="percentage" office:value="0.807" calcext:value-type="percentage">
            <text:p>80,70 %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86" calcext:value-type="float">
            <text:p>0,986</text:p>
          </table:table-cell>
          <table:table-cell office:value-type="float" office:value="0.955" calcext:value-type="float">
            <text:p>0,955</text:p>
          </table:table-cell>
          <table:table-cell office:value-type="float" office:value="0.873" calcext:value-type="float">
            <text:p>0,873</text:p>
          </table:table-cell>
          <table:table-cell office:value-type="float" office:value="0.73" calcext:value-type="float">
            <text:p>0,73</text:p>
          </table:table-cell>
          <table:table-cell table:number-columns-repeated="4" office:value-type="float" office:value="86.4" calcext:value-type="float">
            <text:p>86,4</text:p>
          </table:table-cell>
          <table:table-cell office:value-type="float" office:value="29652" calcext:value-type="float">
            <text:p>29652</text:p>
          </table:table-cell>
          <table:table-cell office:value-type="float" office:value="62304" calcext:value-type="float">
            <text:p>62304</text:p>
          </table:table-cell>
          <table:table-cell office:value-type="percentage" office:value="0.476" calcext:value-type="percentage">
            <text:p>47,60 %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37" calcext:value-type="float">
            <text:p>0,937</text:p>
          </table:table-cell>
          <table:table-cell office:value-type="float" office:value="0.813" calcext:value-type="float">
            <text:p>0,813</text:p>
          </table:table-cell>
          <table:table-cell office:value-type="float" office:value="0.715" calcext:value-type="float">
            <text:p>0,715</text:p>
          </table:table-cell>
          <table:table-cell office:value-type="float" office:value="0.701" calcext:value-type="float">
            <text:p>0,701</text:p>
          </table:table-cell>
          <table:table-cell table:number-columns-repeated="4" office:value-type="float" office:value="81.8" calcext:value-type="float">
            <text:p>81,8</text:p>
          </table:table-cell>
          <table:table-cell office:value-type="float" office:value="36716" calcext:value-type="float">
            <text:p>36716</text:p>
          </table:table-cell>
          <table:table-cell office:value-type="float" office:value="70684" calcext:value-type="float">
            <text:p>70684</text:p>
          </table:table-cell>
          <table:table-cell office:value-type="percentage" office:value="0.519" calcext:value-type="percentage">
            <text:p>51,90 %</text:p>
          </table:table-cell>
          <table:table-cell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88" calcext:value-type="float">
            <text:p>0,988</text:p>
          </table:table-cell>
          <table:table-cell office:value-type="float" office:value="0.964" calcext:value-type="float">
            <text:p>0,964</text:p>
          </table:table-cell>
          <table:table-cell office:value-type="float" office:value="0.905" calcext:value-type="float">
            <text:p>0,905</text:p>
          </table:table-cell>
          <table:table-cell office:value-type="float" office:value="0.801" calcext:value-type="float">
            <text:p>0,80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28704" calcext:value-type="float">
            <text:p>28704</text:p>
          </table:table-cell>
          <table:table-cell office:value-type="float" office:value="59688" calcext:value-type="float">
            <text:p>59688</text:p>
          </table:table-cell>
          <table:table-cell office:value-type="percentage" office:value="0.481" calcext:value-type="percentage">
            <text:p>48,10 %</text:p>
          </table:table-cell>
          <table:table-cell office:value-type="float" office:value="0.251" calcext:value-type="float">
            <text:p>0,25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4" calcext:value-type="float">
            <text:p>0,994</text:p>
          </table:table-cell>
          <table:table-cell office:value-type="float" office:value="0.982" calcext:value-type="float">
            <text:p>0,982</text:p>
          </table:table-cell>
          <table:table-cell office:value-type="float" office:value="0.958" calcext:value-type="float">
            <text:p>0,958</text:p>
          </table:table-cell>
          <table:table-cell office:value-type="float" office:value="0.91" calcext:value-type="float">
            <text:p>0,9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0644" calcext:value-type="float">
            <text:p>30644</text:p>
          </table:table-cell>
          <table:table-cell office:value-type="float" office:value="64788" calcext:value-type="float">
            <text:p>64788</text:p>
          </table:table-cell>
          <table:table-cell office:value-type="percentage" office:value="0.473" calcext:value-type="percentage">
            <text:p>47,30 %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7" calcext:value-type="float">
            <text:p>0,07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416" calcext:value-type="float">
            <text:p>0,416</text:p>
          </table:table-cell>
          <table:table-cell table:number-columns-repeated="4" office:value-type="float" office:value="1.5" calcext:value-type="float">
            <text:p>1,5</text:p>
          </table:table-cell>
          <table:table-cell office:value-type="float" office:value="55452" calcext:value-type="float">
            <text:p>55452</text:p>
          </table:table-cell>
          <table:table-cell office:value-type="float" office:value="66712" calcext:value-type="float">
            <text:p>6671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1" calcext:value-type="float">
            <text:p>0,991</text:p>
          </table:table-cell>
          <table:table-cell office:value-type="float" office:value="0.971" calcext:value-type="float">
            <text:p>0,971</text:p>
          </table:table-cell>
          <table:table-cell office:value-type="float" office:value="0.925" calcext:value-type="float">
            <text:p>0,925</text:p>
          </table:table-cell>
          <table:table-cell office:value-type="float" office:value="0.844" calcext:value-type="float">
            <text:p>0,84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140" calcext:value-type="float">
            <text:p>31140</text:p>
          </table:table-cell>
          <table:table-cell office:value-type="float" office:value="64504" calcext:value-type="float">
            <text:p>64504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3" calcext:value-type="float">
            <text:p>0,993</text:p>
          </table:table-cell>
          <table:table-cell office:value-type="float" office:value="0.976" calcext:value-type="float">
            <text:p>0,976</text:p>
          </table:table-cell>
          <table:table-cell office:value-type="float" office:value="0.935" calcext:value-type="float">
            <text:p>0,935</text:p>
          </table:table-cell>
          <table:table-cell office:value-type="float" office:value="0.868" calcext:value-type="float">
            <text:p>0,86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756" calcext:value-type="float">
            <text:p>31756</text:p>
          </table:table-cell>
          <table:table-cell office:value-type="float" office:value="64796" calcext:value-type="float">
            <text:p>64796</text:p>
          </table:table-cell>
          <table:table-cell office:value-type="percentage" office:value="0.49" calcext:value-type="percentage">
            <text:p>49,00 %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85" calcext:value-type="float">
            <text:p>0,98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25" calcext:value-type="float">
            <text:p>0,925</text:p>
          </table:table-cell>
          <table:table-cell office:value-type="float" office:value="0.899" calcext:value-type="float">
            <text:p>0,89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1804" calcext:value-type="float">
            <text:p>31804</text:p>
          </table:table-cell>
          <table:table-cell office:value-type="float" office:value="64392" calcext:value-type="float">
            <text:p>64392</text:p>
          </table:table-cell>
          <table:table-cell office:value-type="percentage" office:value="0.494" calcext:value-type="percentage">
            <text:p>49,40 %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65" calcext:value-type="float">
            <text:p>-0,065</text:p>
          </table:table-cell>
          <table:table-cell office:value-type="float" office:value="-0.181" calcext:value-type="float">
            <text:p>-0,181</text:p>
          </table:table-cell>
          <table:table-cell office:value-type="float" office:value="-0.112" calcext:value-type="float">
            <text:p>-0,112</text:p>
          </table:table-cell>
          <table:table-cell office:value-type="float" office:value="0.072" calcext:value-type="float">
            <text:p>0,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528" calcext:value-type="float">
            <text:p>58528</text:p>
          </table:table-cell>
          <table:table-cell office:value-type="float" office:value="69364" calcext:value-type="float">
            <text:p>693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71" calcext:value-type="float">
            <text:p>0,971</text:p>
          </table:table-cell>
          <table:table-cell office:value-type="float" office:value="0.915" calcext:value-type="float">
            <text:p>0,915</text:p>
          </table:table-cell>
          <table:table-cell office:value-type="float" office:value="0.834" calcext:value-type="float">
            <text:p>0,834</text:p>
          </table:table-cell>
          <table:table-cell office:value-type="float" office:value="0.698" calcext:value-type="float">
            <text:p>0,698</text:p>
          </table:table-cell>
          <table:table-cell table:number-columns-repeated="4" office:value-type="float" office:value="78.8" calcext:value-type="float">
            <text:p>78,8</text:p>
          </table:table-cell>
          <table:table-cell office:value-type="float" office:value="31060" calcext:value-type="float">
            <text:p>31060</text:p>
          </table:table-cell>
          <table:table-cell office:value-type="float" office:value="62284" calcext:value-type="float">
            <text:p>62284</text:p>
          </table:table-cell>
          <table:table-cell office:value-type="percentage" office:value="0.499" calcext:value-type="percentage">
            <text:p>49,90 %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89" calcext:value-type="float">
            <text:p>0,989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9" calcext:value-type="float">
            <text:p>0,919</text:p>
          </table:table-cell>
          <table:table-cell office:value-type="float" office:value="0.844" calcext:value-type="float">
            <text:p>0,844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2320" calcext:value-type="float">
            <text:p>32320</text:p>
          </table:table-cell>
          <table:table-cell office:value-type="float" office:value="64944" calcext:value-type="float">
            <text:p>64944</text:p>
          </table:table-cell>
          <table:table-cell office:value-type="percentage" office:value="0.498" calcext:value-type="percentage">
            <text:p>49,80 %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42" calcext:value-type="float">
            <text:p>0,942</text:p>
          </table:table-cell>
          <table:table-cell office:value-type="float" office:value="0.87" calcext:value-type="float">
            <text:p>0,87</text:p>
          </table:table-cell>
          <table:table-cell office:value-type="float" office:value="0.764" calcext:value-type="float">
            <text:p>0,764</text:p>
          </table:table-cell>
          <table:table-cell table:number-columns-repeated="4" office:value-type="float" office:value="93.9" calcext:value-type="float">
            <text:p>93,9</text:p>
          </table:table-cell>
          <table:table-cell office:value-type="float" office:value="31824" calcext:value-type="float">
            <text:p>31824</text:p>
          </table:table-cell>
          <table:table-cell office:value-type="float" office:value="65472" calcext:value-type="float">
            <text:p>65472</text:p>
          </table:table-cell>
          <table:table-cell office:value-type="percentage" office:value="0.486" calcext:value-type="percentage">
            <text:p>48,60 %</text:p>
          </table:table-cell>
          <table:table-cell office:value-type="float" office:value="0.142" calcext:value-type="float">
            <text:p>0,14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82" calcext:value-type="float">
            <text:p>0,982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5" calcext:value-type="float">
            <text:p>0,935</text:p>
          </table:table-cell>
          <table:table-cell office:value-type="float" office:value="0.925" calcext:value-type="float">
            <text:p>0,925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4236" calcext:value-type="float">
            <text:p>34236</text:p>
          </table:table-cell>
          <table:table-cell office:value-type="float" office:value="66456" calcext:value-type="float">
            <text:p>66456</text:p>
          </table:table-cell>
          <table:table-cell office:value-type="percentage" office:value="0.515" calcext:value-type="percentage">
            <text:p>51,50 %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56" calcext:value-type="float">
            <text:p>0,956</text:p>
          </table:table-cell>
          <table:table-cell office:value-type="float" office:value="0.883" calcext:value-type="float">
            <text:p>0,88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37" calcext:value-type="float">
            <text:p>0,837</text:p>
          </table:table-cell>
          <table:table-cell table:number-columns-repeated="4" office:value-type="float" office:value="98.5" calcext:value-type="float">
            <text:p>98,5</text:p>
          </table:table-cell>
          <table:table-cell office:value-type="float" office:value="38876" calcext:value-type="float">
            <text:p>38876</text:p>
          </table:table-cell>
          <table:table-cell office:value-type="float" office:value="75904" calcext:value-type="float">
            <text:p>75904</text:p>
          </table:table-cell>
          <table:table-cell office:value-type="percentage" office:value="0.512" calcext:value-type="percentage">
            <text:p>51,20 %</text:p>
          </table:table-cell>
          <table:table-cell office:value-type="string" calcext:value-type="string">
            <text:p>-</text:p>
          </table:table-cell>
        </table:table-row>
      </table:table>
      <table:table table:name="Stats NASA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d. Dev.</text:p>
          </table:table-cell>
        </table:table-row>
        <table:table-row table:style-name="ro1">
          <table:table-cell office:value-type="string" calcext:value-type="string">
            <text:p>APCP</text:p>
          </table:table-cell>
          <table:table-cell table:style-name="ce47" office:value-type="string" calcext:value-type="string">
            <text:p>-2004.0</text:p>
          </table:table-cell>
          <table:table-cell table:style-name="ce47" office:value-type="string" calcext:value-type="string">
            <text:p>2182.0</text:p>
          </table:table-cell>
          <table:table-cell table:style-name="ce47" office:value-type="string" calcext:value-type="string">
            <text:p>-431.77</text:p>
          </table:table-cell>
          <table:table-cell table:style-name="ce47" office:value-type="string" calcext:value-type="string">
            <text:p>-102.0</text:p>
          </table:table-cell>
          <table:table-cell table:style-name="ce47" office:value-type="string" calcext:value-type="string">
            <text:p>906.37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410867.0</text:p>
          </table:table-cell>
          <table:table-cell office:value-type="string" calcext:value-type="string">
            <text:p>1671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08.37</text:p>
          </table:table-cell>
        </table:table-row>
        <table:table-row table:style-name="ro1">
          <table:table-cell office:value-type="string" calcext:value-type="string">
            <text:p>CONV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87</text:p>
          </table:table-cell>
        </table:table-row>
        <table:table-row table:style-name="ro1">
          <table:table-cell office:value-type="string" calcext:value-type="string">
            <text:p>DLWRF</text:p>
          </table:table-cell>
          <table:table-cell office:value-type="string" calcext:value-type="string">
            <text:p>9919.0</text:p>
          </table:table-cell>
          <table:table-cell office:value-type="string" calcext:value-type="string">
            <text:p>47911.0</text:p>
          </table:table-cell>
          <table:table-cell office:value-type="string" calcext:value-type="string">
            <text:p>22147.16</text:p>
          </table:table-cell>
          <table:table-cell office:value-type="string" calcext:value-type="string">
            <text:p>23230.0</text:p>
          </table:table-cell>
          <table:table-cell office:value-type="string" calcext:value-type="string">
            <text:p>8254.09</text:p>
          </table:table-cell>
        </table:table-row>
        <table:table-row table:style-name="ro1">
          <table:table-cell office:value-type="string" calcext:value-type="string">
            <text:p>DSWRF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28095.0</text:p>
          </table:table-cell>
          <table:table-cell office:value-type="string" calcext:value-type="string">
            <text:p>11581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72.08</text:p>
          </table:table-cell>
        </table:table-row>
        <table:table-row table:style-name="ro1">
          <table:table-cell office:value-type="string" calcext:value-type="string">
            <text:p>PEVAP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-10.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21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string" calcext:value-type="string">
            <text:p>6301609.0</text:p>
          </table:table-cell>
          <table:table-cell office:value-type="string" calcext:value-type="string">
            <text:p>10502674.0</text:p>
          </table:table-cell>
          <table:table-cell office:value-type="string" calcext:value-type="string">
            <text:p>8679280.44</text:p>
          </table:table-cell>
          <table:table-cell office:value-type="string" calcext:value-type="string">
            <text:p>9320085.0</text:p>
          </table:table-cell>
          <table:table-cell office:value-type="string" calcext:value-type="string">
            <text:p>1438057.70</text:p>
          </table:table-cell>
        </table:table-row>
        <table:table-row table:style-name="ro1">
          <table:table-cell office:value-type="string" calcext:value-type="string">
            <text:p>SPFH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office:value-type="string" calcext:value-type="string">
            <text:p>23421.0</text:p>
          </table:table-cell>
          <table:table-cell office:value-type="string" calcext:value-type="string">
            <text:p>31223.0</text:p>
          </table:table-cell>
          <table:table-cell office:value-type="string" calcext:value-type="string">
            <text:p>26531.28</text:p>
          </table:table-cell>
          <table:table-cell office:value-type="string" calcext:value-type="string">
            <text:p>27016.0</text:p>
          </table:table-cell>
          <table:table-cell office:value-type="string" calcext:value-type="string">
            <text:p>1965.16</text:p>
          </table:table-cell>
        </table:table-row>
        <table:table-row table:style-name="ro1">
          <table:table-cell office:value-type="string" calcext:value-type="string">
            <text:p>UGRD</text:p>
          </table:table-cell>
          <table:table-cell office:value-type="string" calcext:value-type="string">
            <text:p>-2163.0</text:p>
          </table:table-cell>
          <table:table-cell office:value-type="string" calcext:value-type="string">
            <text:p>2147.0</text:p>
          </table:table-cell>
          <table:table-cell office:value-type="string" calcext:value-type="string">
            <text:p>-409.97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992.03</text:p>
          </table:table-cell>
        </table:table-row>
        <table:table-row table:style-name="ro1">
          <table:table-cell office:value-type="string" calcext:value-type="string">
            <text:p>VGRD</text:p>
          </table:table-cell>
          <table:table-cell office:value-type="string" calcext:value-type="string">
            <text:p>-2004.0</text:p>
          </table:table-cell>
          <table:table-cell office:value-type="string" calcext:value-type="string">
            <text:p>2182.0</text:p>
          </table:table-cell>
          <table:table-cell office:value-type="string" calcext:value-type="string">
            <text:p>-431.77</text:p>
          </table:table-cell>
          <table:table-cell office:value-type="string" calcext:value-type="string">
            <text:p>-102.0</text:p>
          </table:table-cell>
          <table:table-cell office:value-type="string" calcext:value-type="string">
            <text:p>906.3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I</text:p>
          </table:table-cell>
          <table:table-cell office:value-type="string" calcext:value-type="string">
            <text:p>TC L1</text:p>
          </table:table-cell>
          <table:table-cell office:value-type="string" calcext:value-type="string">
            <text:p>TC L2</text:p>
          </table:table-cell>
          <table:table-cell office:value-type="string" calcext:value-type="string">
            <text:p>TC L5</text:p>
          </table:table-cell>
          <table:table-cell office:value-type="string" calcext:value-type="string">
            <text:p>TC L10</text:p>
          </table:table-cell>
        </table:table-row>
        <table:table-row table:style-name="ro1">
          <table:table-cell office:value-type="string" calcext:value-type="string">
            <text:p>APCP</text:p>
          </table:table-cell>
          <table:table-cell table:style-name="ce47" office:value-type="string" calcext:value-type="string">
            <text:p>0.9792</text:p>
          </table:table-cell>
          <table:table-cell table:style-name="ce47" office:value-type="string" calcext:value-type="string">
            <text:p>0.652</text:p>
          </table:table-cell>
          <table:table-cell table:style-name="ce47" office:value-type="string" calcext:value-type="string">
            <text:p>0.483</text:p>
          </table:table-cell>
          <table:table-cell table:style-name="ce47" office:value-type="string" calcext:value-type="string">
            <text:p>0.262</text:p>
          </table:table-cell>
          <table:table-cell table:style-name="ce47" office:value-type="string" calcext:value-type="string">
            <text:p>0.126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table:style-name="ce47" office:value-type="string" calcext:value-type="string">
            <text:p>0.9093</text:p>
          </table:table-cell>
          <table:table-cell table:style-name="ce47" office:value-type="string" calcext:value-type="string">
            <text:p>0.954</text:p>
          </table:table-cell>
          <table:table-cell table:style-name="ce47" office:value-type="string" calcext:value-type="string">
            <text:p>0.854</text:p>
          </table:table-cell>
          <table:table-cell table:style-name="ce47" office:value-type="string" calcext:value-type="string">
            <text:p>0.539</text:p>
          </table:table-cell>
          <table:table-cell table:style-name="ce47" office:value-type="string" calcext:value-type="string">
            <text:p>0.271</text:p>
          </table:table-cell>
        </table:table-row>
        <table:table-row table:style-name="ro1">
          <table:table-cell office:value-type="string" calcext:value-type="string">
            <text:p>CONV</text:p>
          </table:table-cell>
          <table:table-cell table:style-name="ce47" office:value-type="string" calcext:value-type="string">
            <text:p>0.9649</text:p>
          </table:table-cell>
          <table:table-cell table:style-name="ce47" office:value-type="string" calcext:value-type="string">
            <text:p>0.646</text:p>
          </table:table-cell>
          <table:table-cell table:style-name="ce47" office:value-type="string" calcext:value-type="string">
            <text:p>0.468</text:p>
          </table:table-cell>
          <table:table-cell table:style-name="ce47" office:value-type="string" calcext:value-type="string">
            <text:p>0.213</text:p>
          </table:table-cell>
          <table:table-cell table:style-name="ce47"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DLWRF</text:p>
          </table:table-cell>
          <table:table-cell table:style-name="ce47" office:value-type="string" calcext:value-type="string">
            <text:p>0.9422</text:p>
          </table:table-cell>
          <table:table-cell table:style-name="ce47" office:value-type="string" calcext:value-type="string">
            <text:p>0.967</text:p>
          </table:table-cell>
          <table:table-cell table:style-name="ce47" office:value-type="string" calcext:value-type="string">
            <text:p>0.933</text:p>
          </table:table-cell>
          <table:table-cell table:style-name="ce47" office:value-type="string" calcext:value-type="string">
            <text:p>0.802</text:p>
          </table:table-cell>
          <table:table-cell table:style-name="ce47" office:value-type="string" calcext:value-type="string">
            <text:p>0.599</text:p>
          </table:table-cell>
        </table:table-row>
        <table:table-row table:style-name="ro1">
          <table:table-cell office:value-type="string" calcext:value-type="string">
            <text:p>DSWRF</text:p>
          </table:table-cell>
          <table:table-cell table:style-name="ce47" office:value-type="string" calcext:value-type="string">
            <text:p>0.9773</text:p>
          </table:table-cell>
          <table:table-cell table:style-name="ce47" office:value-type="string" calcext:value-type="string">
            <text:p>0.943</text:p>
          </table:table-cell>
          <table:table-cell table:style-name="ce47" office:value-type="string" calcext:value-type="string">
            <text:p>0.797</text:p>
          </table:table-cell>
          <table:table-cell table:style-name="ce47" office:value-type="string" calcext:value-type="string">
            <text:p>0.126</text:p>
          </table:table-cell>
          <table:table-cell table:style-name="ce47" office:value-type="string" calcext:value-type="string">
            <text:p>-0.450</text:p>
          </table:table-cell>
        </table:table-row>
        <table:table-row table:style-name="ro1">
          <table:table-cell office:value-type="string" calcext:value-type="string">
            <text:p>PEVAP</text:p>
          </table:table-cell>
          <table:table-cell table:style-name="ce47" office:value-type="string" calcext:value-type="string">
            <text:p>0.9609</text:p>
          </table:table-cell>
          <table:table-cell table:style-name="ce47" office:value-type="string" calcext:value-type="string">
            <text:p>0.894</text:p>
          </table:table-cell>
          <table:table-cell table:style-name="ce47" office:value-type="string" calcext:value-type="string">
            <text:p>0.788</text:p>
          </table:table-cell>
          <table:table-cell table:style-name="ce47" office:value-type="string" calcext:value-type="string">
            <text:p>0.321</text:p>
          </table:table-cell>
          <table:table-cell table:style-name="ce47" office:value-type="string" calcext:value-type="string">
            <text:p>-0.223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table:style-name="ce47" office:value-type="string" calcext:value-type="string">
            <text:p>0.9760</text:p>
          </table:table-cell>
          <table:table-cell table:style-name="ce47" office:value-type="string" calcext:value-type="string">
            <text:p>0.995</text:p>
          </table:table-cell>
          <table:table-cell table:style-name="ce47" office:value-type="string" calcext:value-type="string">
            <text:p>0.982</text:p>
          </table:table-cell>
          <table:table-cell table:style-name="ce47" office:value-type="string" calcext:value-type="string">
            <text:p>0.933</text:p>
          </table:table-cell>
          <table:table-cell table:style-name="ce47" office:value-type="string" calcext:value-type="string">
            <text:p>0.832</text:p>
          </table:table-cell>
        </table:table-row>
        <table:table-row table:style-name="ro1">
          <table:table-cell office:value-type="string" calcext:value-type="string">
            <text:p>SPFH</text:p>
          </table:table-cell>
          <table:table-cell table:style-name="ce47" office:value-type="string" calcext:value-type="string">
            <text:p>0.9727</text:p>
          </table:table-cell>
          <table:table-cell table:style-name="ce47" office:value-type="string" calcext:value-type="string">
            <text:p>0.887</text:p>
          </table:table-cell>
          <table:table-cell table:style-name="ce47" office:value-type="string" calcext:value-type="string">
            <text:p>0.804</text:p>
          </table:table-cell>
          <table:table-cell table:style-name="ce47" office:value-type="string" calcext:value-type="string">
            <text:p>0.620</text:p>
          </table:table-cell>
          <table:table-cell table:style-name="ce47" office:value-type="string" calcext:value-type="string">
            <text:p>0.438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table:style-name="ce47" office:value-type="string" calcext:value-type="string">
            <text:p>0.9392</text:p>
          </table:table-cell>
          <table:table-cell table:style-name="ce47" office:value-type="string" calcext:value-type="string">
            <text:p>0.991</text:p>
          </table:table-cell>
          <table:table-cell table:style-name="ce47" office:value-type="string" calcext:value-type="string">
            <text:p>0.966</text:p>
          </table:table-cell>
          <table:table-cell table:style-name="ce47" office:value-type="string" calcext:value-type="string">
            <text:p>0.833</text:p>
          </table:table-cell>
          <table:table-cell table:style-name="ce47" office:value-type="string" calcext:value-type="string">
            <text:p>0.615</text:p>
          </table:table-cell>
        </table:table-row>
        <table:table-row table:style-name="ro1">
          <table:table-cell office:value-type="string" calcext:value-type="string">
            <text:p>UGRD</text:p>
          </table:table-cell>
          <table:table-cell table:style-name="ce47" office:value-type="string" calcext:value-type="string">
            <text:p>0.9961</text:p>
          </table:table-cell>
          <table:table-cell table:style-name="ce47" office:value-type="string" calcext:value-type="string">
            <text:p>0.988</text:p>
          </table:table-cell>
          <table:table-cell table:style-name="ce47" office:value-type="string" calcext:value-type="string">
            <text:p>0.959</text:p>
          </table:table-cell>
          <table:table-cell table:style-name="ce47" office:value-type="string" calcext:value-type="string">
            <text:p>0.828</text:p>
          </table:table-cell>
          <table:table-cell table:style-name="ce47" office:value-type="string" calcext:value-type="string">
            <text:p>0.601</text:p>
          </table:table-cell>
        </table:table-row>
        <table:table-row table:style-name="ro1">
          <table:table-cell office:value-type="string" calcext:value-type="string">
            <text:p>VGRD</text:p>
          </table:table-cell>
          <table:table-cell table:style-name="ce47" office:value-type="string" calcext:value-type="string">
            <text:p>0.9997</text:p>
          </table:table-cell>
          <table:table-cell table:style-name="ce47" office:value-type="string" calcext:value-type="string">
            <text:p>0.989</text:p>
          </table:table-cell>
          <table:table-cell table:style-name="ce47" office:value-type="string" calcext:value-type="string">
            <text:p>0.963</text:p>
          </table:table-cell>
          <table:table-cell table:style-name="ce47" office:value-type="string" calcext:value-type="string">
            <text:p>0.841</text:p>
          </table:table-cell>
          <table:table-cell table:style-name="ce47" office:value-type="string" calcext:value-type="string">
            <text:p>0.614</text:p>
          </table:table-cell>
        </table:table-row>
      </table:table>
      <table:named-expressions/>
      <table:database-ranges>
        <table:database-range table:name="__Anonymous_Sheet_DB__7" table:target-range-address="'Resultados EEG'.A1:'Resultados EEG'.M1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-00-0000</text:date>, <text:time style:data-style-name="N2" text:time-value="19:02:03.0839228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2:01:09.730865023</meta:creation-date>
    <dc:date>2025-05-19T19:28:46.457214343</dc:date>
    <meta:editing-duration>P7DT15H53M18S</meta:editing-duration>
    <meta:editing-cycles>14</meta:editing-cycles>
    <meta:generator>LibreOffice/24.2.7.2$Linux_X86_64 LibreOffice_project/420$Build-2</meta:generator>
    <meta:document-statistic meta:table-count="9" meta:cell-count="7717" meta:object-count="0"/>
  </office:meta>
</office:document-meta>
</file>